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unt</text:p>
          </table:table-cell>
          <table:table-cell office:value-type="string">
            <text:p>sq_err</text:p>
          </table:table-cell>
          <table:table-cell office:value-type="string">
            <text:p>pct_cor</text:p>
          </table:table-cell>
          <table:table-cell office:value-type="string">
            <text:p>cleared</text:p>
          </table:table-cell>
          <table:table-cell office:value-type="string">
            <text:p>cor_digs</text:p>
          </table:table-cell>
          <table:table-cell office:value-type="string">
            <text:p>inc_digs</text:p>
          </table:table-cell>
          <table:table-cell office:value-type="string">
            <text:p>cor_flags</text:p>
          </table:table-cell>
          <table:table-cell office:value-type="string">
            <text:p>inc_flag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03625692632">
            <text:p>0.3</text:p>
          </table:table-cell>
          <table:table-cell office:value-type="float" office:value="0.62">
            <text:p>0.6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89567351158">
            <text:p>0.39</text:p>
          </table:table-cell>
          <table:table-cell office:value-type="float" office:value="0.48">
            <text:p>0.4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1356119008">
            <text:p>0.54</text:p>
          </table:table-cell>
          <table:table-cell office:value-type="float" office:value="0.73">
            <text:p>0.7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11520085487">
            <text:p>0.51</text:p>
          </table:table-cell>
          <table:table-cell office:value-type="float" office:value="0.65">
            <text:p>0.6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6030831485">
            <text:p>0.39</text:p>
          </table:table-cell>
          <table:table-cell office:value-type="float" office:value="0.45">
            <text:p>0.45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92860503256">
            <text:p>0.39</text:p>
          </table:table-cell>
          <table:table-cell office:value-type="float" office:value="0.59">
            <text:p>0.59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28088012757">
            <text:p>0.33</text:p>
          </table:table-cell>
          <table:table-cell office:value-type="float" office:value="0.26">
            <text:p>0.2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5739085901">
            <text:p>0.37</text:p>
          </table:table-cell>
          <table:table-cell office:value-type="float" office:value="0.4">
            <text:p>0.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7102578927">
            <text:p>0.39</text:p>
          </table:table-cell>
          <table:table-cell office:value-type="float" office:value="0.39">
            <text:p>0.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44914280383">
            <text:p>0.34</text:p>
          </table:table-cell>
          <table:table-cell office:value-type="float" office:value="0.29">
            <text:p>0.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49888318268">
            <text:p>0.35</text:p>
          </table:table-cell>
          <table:table-cell office:value-type="float" office:value="0.32">
            <text:p>0.3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79272182473">
            <text:p>0.38</text:p>
          </table:table-cell>
          <table:table-cell office:value-type="float" office:value="0.4">
            <text:p>0.4</text:p>
          </table:table-cell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76696876316">
            <text:p>0.38</text:p>
          </table:table-cell>
          <table:table-cell office:value-type="float" office:value="0.36">
            <text:p>0.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51737187859">
            <text:p>0.35</text:p>
          </table:table-cell>
          <table:table-cell office:value-type="float" office:value="0.33">
            <text:p>0.3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112115715">
            <text:p>0.61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37937375423">
            <text:p>0.44</text:p>
          </table:table-cell>
          <table:table-cell office:value-type="float" office:value="0.62">
            <text:p>0.6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2668190203">
            <text:p>0.53</text:p>
          </table:table-cell>
          <table:table-cell office:value-type="float" office:value="0.76">
            <text:p>0.7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48803578579">
            <text:p>0.55</text:p>
          </table:table-cell>
          <table:table-cell office:value-type="float" office:value="0.76">
            <text:p>0.76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05379580543">
            <text:p>0.61</text:p>
          </table:table-cell>
          <table:table-cell office:value-type="float" office:value="0.89">
            <text:p>0.8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10803272883">
            <text:p>0.41</text:p>
          </table:table-cell>
          <table:table-cell office:value-type="float" office:value="0.73">
            <text:p>0.7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91907233305">
            <text:p>0.39</text:p>
          </table:table-cell>
          <table:table-cell office:value-type="float" office:value="0.43">
            <text:p>0.4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64868275994">
            <text:p>0.46</text:p>
          </table:table-cell>
          <table:table-cell office:value-type="float" office:value="0.58">
            <text:p>0.5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79326010309">
            <text:p>0.58</text:p>
          </table:table-cell>
          <table:table-cell office:value-type="float" office:value="0.85">
            <text:p>0.8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08010322739">
            <text:p>0.41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58199335335">
            <text:p>0.46</text:p>
          </table:table-cell>
          <table:table-cell office:value-type="float" office:value="0.63">
            <text:p>0.6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63849139036">
            <text:p>0.46</text:p>
          </table:table-cell>
          <table:table-cell office:value-type="float" office:value="0.67">
            <text:p>0.6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59479764767">
            <text:p>0.36</text:p>
          </table:table-cell>
          <table:table-cell office:value-type="float" office:value="0.42">
            <text:p>0.4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5858203329">
            <text:p>0.36</text:p>
          </table:table-cell>
          <table:table-cell office:value-type="float" office:value="0.36">
            <text:p>0.3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47550700919">
            <text:p>0.65</text:p>
          </table:table-cell>
          <table:table-cell office:value-type="float" office:value="0.91">
            <text:p>0.9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04192566074">
            <text:p>0.4</text:p>
          </table:table-cell>
          <table:table-cell office:value-type="float" office:value="0.43">
            <text:p>0.4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55442349177">
            <text:p>0.66</text:p>
          </table:table-cell>
          <table:table-cell office:value-type="float" office:value="0.9">
            <text:p>0.9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90541169388">
            <text:p>0.49</text:p>
          </table:table-cell>
          <table:table-cell office:value-type="float" office:value="0.63">
            <text:p>0.63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19224769994">
            <text:p>0.32</text:p>
          </table:table-cell>
          <table:table-cell office:value-type="float" office:value="0.24">
            <text:p>0.24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01148434647">
            <text:p>0.6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90383189816">
            <text:p>0.69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64539710738">
            <text:p>0.56</text:p>
          </table:table-cell>
          <table:table-cell office:value-type="float" office:value="0.77">
            <text:p>0.7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66663906802">
            <text:p>0.47</text:p>
          </table:table-cell>
          <table:table-cell office:value-type="float" office:value="0.6">
            <text:p>0.6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68577082472">
            <text:p>0.67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02056185844">
            <text:p>0.6</text:p>
          </table:table-cell>
          <table:table-cell office:value-type="float" office:value="0.8">
            <text:p>0.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7652156132">
            <text:p>0.48</text:p>
          </table:table-cell>
          <table:table-cell office:value-type="float" office:value="0.6">
            <text:p>0.6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44658339746">
            <text:p>0.64</text:p>
          </table:table-cell>
          <table:table-cell office:value-type="float" office:value="0.86">
            <text:p>0.86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44978107343">
            <text:p>0.64</text:p>
          </table:table-cell>
          <table:table-cell office:value-type="float" office:value="0.9">
            <text:p>0.9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04882039464">
            <text:p>0.6</text:p>
          </table:table-cell>
          <table:table-cell office:value-type="float" office:value="0.81">
            <text:p>0.81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21212299007">
            <text:p>0.72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13452949453">
            <text:p>0.71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0080654092">
            <text:p>0.4</text:p>
          </table:table-cell>
          <table:table-cell office:value-type="float" office:value="0.49">
            <text:p>0.49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78217315202">
            <text:p>0.68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94180572183">
            <text:p>0.59</text:p>
          </table:table-cell>
          <table:table-cell office:value-type="float" office:value="0.78">
            <text:p>0.78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76172700317">
            <text:p>0.68</text:p>
          </table:table-cell>
          <table:table-cell office:value-type="float" office:value="0.87">
            <text:p>0.8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20276145846">
            <text:p>0.52</text:p>
          </table:table-cell>
          <table:table-cell office:value-type="float" office:value="0.64">
            <text:p>0.64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24009229616">
            <text:p>0.72</text:p>
          </table:table-cell>
          <table:table-cell office:value-type="float" office:value="0.89">
            <text:p>0.89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45313558384">
            <text:p>0.65</text:p>
          </table:table-cell>
          <table:table-cell office:value-type="float" office:value="0.85">
            <text:p>0.8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629641113751">
            <text:p>0.63</text:p>
          </table:table-cell>
          <table:table-cell office:value-type="float" office:value="0.76">
            <text:p>0.76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69648423999">
            <text:p>0.47</text:p>
          </table:table-cell>
          <table:table-cell office:value-type="float" office:value="0.57">
            <text:p>0.57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32481953369">
            <text:p>0.63</text:p>
          </table:table-cell>
          <table:table-cell office:value-type="float" office:value="0.8">
            <text:p>0.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37222066883">
            <text:p>0.34</text:p>
          </table:table-cell>
          <table:table-cell office:value-type="float" office:value="0.28">
            <text:p>0.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14153254872">
            <text:p>0.31</text:p>
          </table:table-cell>
          <table:table-cell office:value-type="float" office:value="0.19">
            <text:p>0.1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2850218929">
            <text:p>0.73</text:p>
          </table:table-cell>
          <table:table-cell office:value-type="float" office:value="0.91">
            <text:p>0.9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91973084373">
            <text:p>0.69</text:p>
          </table:table-cell>
          <table:table-cell office:value-type="float" office:value="0.88">
            <text:p>0.8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58962380067">
            <text:p>0.56</text:p>
          </table:table-cell>
          <table:table-cell office:value-type="float" office:value="0.72">
            <text:p>0.72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50208552151">
            <text:p>0.65</text:p>
          </table:table-cell>
          <table:table-cell office:value-type="float" office:value="0.82">
            <text:p>0.82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694997712513">
            <text:p>0.69</text:p>
          </table:table-cell>
          <table:table-cell office:value-type="float" office:value="0.9">
            <text:p>0.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24425278988">
            <text:p>0.72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651143223695">
            <text:p>0.65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14281535554">
            <text:p>0.61</text:p>
          </table:table-cell>
          <table:table-cell office:value-type="float" office:value="0.87">
            <text:p>0.8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01091727326">
            <text:p>0.4</text:p>
          </table:table-cell>
          <table:table-cell office:value-type="float" office:value="0.46">
            <text:p>0.46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96650430057">
            <text:p>0.4</text:p>
          </table:table-cell>
          <table:table-cell office:value-type="float" office:value="0.38">
            <text:p>0.3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40767031513">
            <text:p>0.44</text:p>
          </table:table-cell>
          <table:table-cell office:value-type="float" office:value="0.46">
            <text:p>0.4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3906954391">
            <text:p>0.44</text:p>
          </table:table-cell>
          <table:table-cell office:value-type="float" office:value="0.46">
            <text:p>0.4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625895204166">
            <text:p>0.63</text:p>
          </table:table-cell>
          <table:table-cell office:value-type="float" office:value="0.78">
            <text:p>0.78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30460594544">
            <text:p>0.33</text:p>
          </table:table-cell>
          <table:table-cell office:value-type="float" office:value="0.23">
            <text:p>0.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39577348247">
            <text:p>0.44</text:p>
          </table:table-cell>
          <table:table-cell office:value-type="float" office:value="0.49">
            <text:p>0.4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09572124625">
            <text:p>0.31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600386834983">
            <text:p>0.6</text:p>
          </table:table-cell>
          <table:table-cell office:value-type="float" office:value="0.77">
            <text:p>0.77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4524867547">
            <text:p>0.75</text:p>
          </table:table-cell>
          <table:table-cell office:value-type="float" office:value="0.95">
            <text:p>0.95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692570363207">
            <text:p>0.69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64749683302">
            <text:p>0.65</text:p>
          </table:table-cell>
          <table:table-cell office:value-type="float" office:value="0.86">
            <text:p>0.8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52245324097">
            <text:p>0.35</text:p>
          </table:table-cell>
          <table:table-cell office:value-type="float" office:value="0.31">
            <text:p>0.3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653722810186">
            <text:p>0.65</text:p>
          </table:table-cell>
          <table:table-cell office:value-type="float" office:value="0.87">
            <text:p>0.8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30432109545">
            <text:p>0.33</text:p>
          </table:table-cell>
          <table:table-cell office:value-type="float" office:value="0.3">
            <text:p>0.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99842262732">
            <text:p>0.3</text:p>
          </table:table-cell>
          <table:table-cell office:value-type="float" office:value="0.18">
            <text:p>0.1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623274495361">
            <text:p>0.62</text:p>
          </table:table-cell>
          <table:table-cell office:value-type="float" office:value="0.86">
            <text:p>0.86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526516695364">
            <text:p>0.53</text:p>
          </table:table-cell>
          <table:table-cell office:value-type="float" office:value="0.67">
            <text:p>0.67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07103296531">
            <text:p>0.51</text:p>
          </table:table-cell>
          <table:table-cell office:value-type="float" office:value="0.67">
            <text:p>0.6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362979532903">
            <text:p>0.36</text:p>
          </table:table-cell>
          <table:table-cell office:value-type="float" office:value="0.33">
            <text:p>0.3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37081362487">
            <text:p>0.37</text:p>
          </table:table-cell>
          <table:table-cell office:value-type="float" office:value="0.34">
            <text:p>0.3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51824183815">
            <text:p>0.45</text:p>
          </table:table-cell>
          <table:table-cell office:value-type="float" office:value="0.48">
            <text:p>0.4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60177819948">
            <text:p>0.56</text:p>
          </table:table-cell>
          <table:table-cell office:value-type="float" office:value="0.72">
            <text:p>0.7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392565632793">
            <text:p>0.39</text:p>
          </table:table-cell>
          <table:table-cell office:value-type="float" office:value="0.4">
            <text:p>0.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681917048955">
            <text:p>0.68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350010031389">
            <text:p>0.35</text:p>
          </table:table-cell>
          <table:table-cell office:value-type="float" office:value="0.37">
            <text:p>0.3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78448301898">
            <text:p>0.38</text:p>
          </table:table-cell>
          <table:table-cell office:value-type="float" office:value="0.42">
            <text:p>0.42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590123924069">
            <text:p>0.59</text:p>
          </table:table-cell>
          <table:table-cell office:value-type="float" office:value="0.83">
            <text:p>0.8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63755856549">
            <text:p>0.46</text:p>
          </table:table-cell>
          <table:table-cell office:value-type="float" office:value="0.58">
            <text:p>0.58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57422097267">
            <text:p>0.76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341042471992">
            <text:p>0.34</text:p>
          </table:table-cell>
          <table:table-cell office:value-type="float" office:value="0.3">
            <text:p>0.3</text:p>
          </table:table-cell>
          <table:table-cell office:value-type="float" office:value="83">
            <text:p>8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08145853425">
            <text:p>0.71</text:p>
          </table:table-cell>
          <table:table-cell office:value-type="float" office:value="0.9">
            <text:p>0.9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13861567505">
            <text:p>0.31</text:p>
          </table:table-cell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372407522367">
            <text:p>0.37</text:p>
          </table:table-cell>
          <table:table-cell office:value-type="float" office:value="0.32">
            <text:p>0.3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78648361982">
            <text:p>0.38</text:p>
          </table:table-cell>
          <table:table-cell office:value-type="float" office:value="0.33">
            <text:p>0.3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51826158463">
            <text:p>0.75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386118778728">
            <text:p>0.39</text:p>
          </table:table-cell>
          <table:table-cell office:value-type="float" office:value="0.36">
            <text:p>0.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12366767598">
            <text:p>0.41</text:p>
          </table:table-cell>
          <table:table-cell office:value-type="float" office:value="0.44">
            <text:p>0.4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527819701642">
            <text:p>0.53</text:p>
          </table:table-cell>
          <table:table-cell office:value-type="float" office:value="0.69">
            <text:p>0.69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631605732459">
            <text:p>0.63</text:p>
          </table:table-cell>
          <table:table-cell office:value-type="float" office:value="0.74">
            <text:p>0.7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380537290808">
            <text:p>0.38</text:p>
          </table:table-cell>
          <table:table-cell office:value-type="float" office:value="0.44">
            <text:p>0.4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93174642885">
            <text:p>0.59</text:p>
          </table:table-cell>
          <table:table-cell office:value-type="float" office:value="0.76">
            <text:p>0.76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417325670129">
            <text:p>0.42</text:p>
          </table:table-cell>
          <table:table-cell office:value-type="float" office:value="0.49">
            <text:p>0.4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657367910453">
            <text:p>0.66</text:p>
          </table:table-cell>
          <table:table-cell office:value-type="float" office:value="0.87">
            <text:p>0.8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555179714767">
            <text:p>0.56</text:p>
          </table:table-cell>
          <table:table-cell office:value-type="float" office:value="0.64">
            <text:p>0.64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31766036555">
            <text:p>0.32</text:p>
          </table:table-cell>
          <table:table-cell office:value-type="float" office:value="0.23">
            <text:p>0.2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387580850629">
            <text:p>0.39</text:p>
          </table:table-cell>
          <table:table-cell office:value-type="float" office:value="0.36">
            <text:p>0.3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377481465381">
            <text:p>0.38</text:p>
          </table:table-cell>
          <table:table-cell office:value-type="float" office:value="0.39">
            <text:p>0.3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415835222099">
            <text:p>0.42</text:p>
          </table:table-cell>
          <table:table-cell office:value-type="float" office:value="0.46">
            <text:p>0.4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01476813911">
            <text:p>0.4</text:p>
          </table:table-cell>
          <table:table-cell office:value-type="float" office:value="0.43">
            <text:p>0.4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17489901818">
            <text:p>0.72</text:p>
          </table:table-cell>
          <table:table-cell office:value-type="float" office:value="0.95">
            <text:p>0.95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644168072089">
            <text:p>0.64</text:p>
          </table:table-cell>
          <table:table-cell office:value-type="float" office:value="0.87">
            <text:p>0.87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349465282482">
            <text:p>0.35</text:p>
          </table:table-cell>
          <table:table-cell office:value-type="float" office:value="0.39">
            <text:p>0.3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660476541307">
            <text:p>0.66</text:p>
          </table:table-cell>
          <table:table-cell office:value-type="float" office:value="0.92">
            <text:p>0.92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372501996516">
            <text:p>0.37</text:p>
          </table:table-cell>
          <table:table-cell office:value-type="float" office:value="0.34">
            <text:p>0.3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76090598732">
            <text:p>0.58</text:p>
          </table:table-cell>
          <table:table-cell office:value-type="float" office:value="0.77">
            <text:p>0.7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679783857893">
            <text:p>0.68</text:p>
          </table:table-cell>
          <table:table-cell office:value-type="float" office:value="0.91">
            <text:p>0.91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344634449858">
            <text:p>0.34</text:p>
          </table:table-cell>
          <table:table-cell office:value-type="float" office:value="0.28">
            <text:p>0.2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623126488035">
            <text:p>0.62</text:p>
          </table:table-cell>
          <table:table-cell office:value-type="float" office:value="0.81">
            <text:p>0.8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712190923781">
            <text:p>0.71</text:p>
          </table:table-cell>
          <table:table-cell office:value-type="float" office:value="0.91">
            <text:p>0.91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535521421363">
            <text:p>0.54</text:p>
          </table:table-cell>
          <table:table-cell office:value-type="float" office:value="0.77">
            <text:p>0.7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395213781566">
            <text:p>0.4</text:p>
          </table:table-cell>
          <table:table-cell office:value-type="float" office:value="0.39">
            <text:p>0.39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362295562198">
            <text:p>0.36</text:p>
          </table:table-cell>
          <table:table-cell office:value-type="float" office:value="0.39">
            <text:p>0.3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658580695686">
            <text:p>0.66</text:p>
          </table:table-cell>
          <table:table-cell office:value-type="float" office:value="0.91">
            <text:p>0.91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333134900893">
            <text:p>0.33</text:p>
          </table:table-cell>
          <table:table-cell office:value-type="float" office:value="0.23">
            <text:p>0.2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685485887823">
            <text:p>0.69</text:p>
          </table:table-cell>
          <table:table-cell office:value-type="float" office:value="0.86">
            <text:p>0.86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524235954371">
            <text:p>0.52</text:p>
          </table:table-cell>
          <table:table-cell office:value-type="float" office:value="0.66">
            <text:p>0.6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33343149018">
            <text:p>0.33</text:p>
          </table:table-cell>
          <table:table-cell office:value-type="float" office:value="0.27">
            <text:p>0.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453070787992">
            <text:p>0.45</text:p>
          </table:table-cell>
          <table:table-cell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8234213986">
            <text:p>0.28</text:p>
          </table:table-cell>
          <table:table-cell office:value-type="float" office:value="0.16">
            <text:p>0.16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495762887684">
            <text:p>0.5</text:p>
          </table:table-cell>
          <table:table-cell office:value-type="float" office:value="0.61">
            <text:p>0.6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583713915316">
            <text:p>0.58</text:p>
          </table:table-cell>
          <table:table-cell office:value-type="float" office:value="0.74">
            <text:p>0.7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43580816746">
            <text:p>0.44</text:p>
          </table:table-cell>
          <table:table-cell office:value-type="float" office:value="0.46">
            <text:p>0.4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63865981062">
            <text:p>0.64</text:p>
          </table:table-cell>
          <table:table-cell office:value-type="float" office:value="0.86">
            <text:p>0.86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349000988687">
            <text:p>0.35</text:p>
          </table:table-cell>
          <table:table-cell office:value-type="float" office:value="0.3">
            <text:p>0.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510055405635">
            <text:p>0.51</text:p>
          </table:table-cell>
          <table:table-cell office:value-type="float" office:value="0.66">
            <text:p>0.66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732549281703">
            <text:p>0.73</text:p>
          </table:table-cell>
          <table:table-cell office:value-type="float" office:value="0.88">
            <text:p>0.88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07608028117">
            <text:p>0.61</text:p>
          </table:table-cell>
          <table:table-cell office:value-type="float" office:value="0.88">
            <text:p>0.8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78049287764">
            <text:p>0.78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300794940638">
            <text:p>0.3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15662548015">
            <text:p>0.72</text:p>
          </table:table-cell>
          <table:table-cell office:value-type="float" office:value="0.89">
            <text:p>0.8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422141832351">
            <text:p>0.42</text:p>
          </table:table-cell>
          <table:table-cell office:value-type="float" office:value="0.46">
            <text:p>0.4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597313454141">
            <text:p>0.6</text:p>
          </table:table-cell>
          <table:table-cell office:value-type="float" office:value="0.76">
            <text:p>0.76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453434998055">
            <text:p>0.45</text:p>
          </table:table-cell>
          <table:table-cell office:value-type="float" office:value="0.51">
            <text:p>0.5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473182538134">
            <text:p>0.47</text:p>
          </table:table-cell>
          <table:table-cell office:value-type="float" office:value="0.55">
            <text:p>0.5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8464170943">
            <text:p>0.38</text:p>
          </table:table-cell>
          <table:table-cell office:value-type="float" office:value="0.39">
            <text:p>0.3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7845697217">
            <text:p>0.78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388690965357">
            <text:p>0.39</text:p>
          </table:table-cell>
          <table:table-cell office:value-type="float" office:value="0.45">
            <text:p>0.4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73483834894">
            <text:p>0.47</text:p>
          </table:table-cell>
          <table:table-cell office:value-type="float" office:value="0.54">
            <text:p>0.5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66699665156">
            <text:p>0.67</text:p>
          </table:table-cell>
          <table:table-cell office:value-type="float" office:value="0.86">
            <text:p>0.86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674721885725">
            <text:p>0.67</text:p>
          </table:table-cell>
          <table:table-cell office:value-type="float" office:value="0.9">
            <text:p>0.9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305778754256">
            <text:p>0.31</text:p>
          </table:table-cell>
          <table:table-cell office:value-type="float" office:value="0.19">
            <text:p>0.19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66631804029">
            <text:p>0.37</text:p>
          </table:table-cell>
          <table:table-cell office:value-type="float" office:value="0.42">
            <text:p>0.4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69212166625">
            <text:p>0.77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556054503617">
            <text:p>0.56</text:p>
          </table:table-cell>
          <table:table-cell office:value-type="float" office:value="0.83">
            <text:p>0.83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08013625795">
            <text:p>0.41</text:p>
          </table:table-cell>
          <table:table-cell office:value-type="float" office:value="0.41">
            <text:p>0.4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468922295256">
            <text:p>0.47</text:p>
          </table:table-cell>
          <table:table-cell office:value-type="float" office:value="0.5">
            <text:p>0.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581159789346">
            <text:p>0.58</text:p>
          </table:table-cell>
          <table:table-cell office:value-type="float" office:value="0.75">
            <text:p>0.7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466096854911">
            <text:p>0.47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716718980786">
            <text:p>0.72</text:p>
          </table:table-cell>
          <table:table-cell office:value-type="float" office:value="0.9">
            <text:p>0.9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524555778821">
            <text:p>0.52</text:p>
          </table:table-cell>
          <table:table-cell office:value-type="float" office:value="0.74">
            <text:p>0.7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80996862715">
            <text:p>0.48</text:p>
          </table:table-cell>
          <table:table-cell office:value-type="float" office:value="0.54">
            <text:p>0.54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323309618298">
            <text:p>0.32</text:p>
          </table:table-cell>
          <table:table-cell office:value-type="float" office:value="0.26">
            <text:p>0.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24416774309">
            <text:p>0.42</text:p>
          </table:table-cell>
          <table:table-cell office:value-type="float" office:value="0.47">
            <text:p>0.4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76527084507">
            <text:p>0.77</text:p>
          </table:table-cell>
          <table:table-cell office:value-type="float" office:value="0.94">
            <text:p>0.94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30178808121">
            <text:p>0.73</text:p>
          </table:table-cell>
          <table:table-cell office:value-type="float" office:value="0.92">
            <text:p>0.92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337215104032">
            <text:p>0.34</text:p>
          </table:table-cell>
          <table:table-cell office:value-type="float" office:value="0.25">
            <text:p>0.2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367236178295">
            <text:p>0.37</text:p>
          </table:table-cell>
          <table:table-cell office:value-type="float" office:value="0.36">
            <text:p>0.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591689458957">
            <text:p>0.59</text:p>
          </table:table-cell>
          <table:table-cell office:value-type="float" office:value="0.84">
            <text:p>0.8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735252626517">
            <text:p>0.74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98686486939">
            <text:p>0.5</text:p>
          </table:table-cell>
          <table:table-cell office:value-type="float" office:value="0.61">
            <text:p>0.6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40682657497">
            <text:p>0.44</text:p>
          </table:table-cell>
          <table:table-cell office:value-type="float" office:value="0.54">
            <text:p>0.5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21878877377">
            <text:p>0.42</text:p>
          </table:table-cell>
          <table:table-cell office:value-type="float" office:value="0.42">
            <text:p>0.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568136238977">
            <text:p>0.57</text:p>
          </table:table-cell>
          <table:table-cell office:value-type="float" office:value="0.69">
            <text:p>0.6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620211827834">
            <text:p>0.62</text:p>
          </table:table-cell>
          <table:table-cell office:value-type="float" office:value="0.72">
            <text:p>0.7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347448102786">
            <text:p>0.35</text:p>
          </table:table-cell>
          <table:table-cell office:value-type="float" office:value="0.29">
            <text:p>0.2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392880860255">
            <text:p>0.39</text:p>
          </table:table-cell>
          <table:table-cell office:value-type="float" office:value="0.37">
            <text:p>0.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81347977065">
            <text:p>0.48</text:p>
          </table:table-cell>
          <table:table-cell office:value-type="float" office:value="0.54">
            <text:p>0.54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616187814385">
            <text:p>0.62</text:p>
          </table:table-cell>
          <table:table-cell office:value-type="float" office:value="0.89">
            <text:p>0.89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551397562577">
            <text:p>0.55</text:p>
          </table:table-cell>
          <table:table-cell office:value-type="float" office:value="0.68">
            <text:p>0.6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607190384563">
            <text:p>0.61</text:p>
          </table:table-cell>
          <table:table-cell office:value-type="float" office:value="0.74">
            <text:p>0.74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453018538918">
            <text:p>0.45</text:p>
          </table:table-cell>
          <table:table-cell office:value-type="float" office:value="0.58">
            <text:p>0.58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611680471792">
            <text:p>0.61</text:p>
          </table:table-cell>
          <table:table-cell office:value-type="float" office:value="0.72">
            <text:p>0.7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599745554724">
            <text:p>0.6</text:p>
          </table:table-cell>
          <table:table-cell office:value-type="float" office:value="0.83">
            <text:p>0.83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622762344294">
            <text:p>0.62</text:p>
          </table:table-cell>
          <table:table-cell office:value-type="float" office:value="0.84">
            <text:p>0.84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26626583034">
            <text:p>0.43</text:p>
          </table:table-cell>
          <table:table-cell office:value-type="float" office:value="0.42">
            <text:p>0.4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47957840882">
            <text:p>0.75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320750720061">
            <text:p>0.32</text:p>
          </table:table-cell>
          <table:table-cell office:value-type="float" office:value="0.24">
            <text:p>0.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657522029353">
            <text:p>0.66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667237564823">
            <text:p>0.67</text:p>
          </table:table-cell>
          <table:table-cell office:value-type="float" office:value="0.84">
            <text:p>0.84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32596652746">
            <text:p>0.73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623880231918">
            <text:p>0.62</text:p>
          </table:table-cell>
          <table:table-cell office:value-type="float" office:value="0.88">
            <text:p>0.8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58655354682">
            <text:p>0.76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370590813285">
            <text:p>0.37</text:p>
          </table:table-cell>
          <table:table-cell office:value-type="float" office:value="0.32">
            <text:p>0.3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554475704793">
            <text:p>0.55</text:p>
          </table:table-cell>
          <table:table-cell office:value-type="float" office:value="0.64">
            <text:p>0.6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47069023166">
            <text:p>0.75</text:p>
          </table:table-cell>
          <table:table-cell office:value-type="float" office:value="0.91">
            <text:p>0.91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788982369378">
            <text:p>0.79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370348142597">
            <text:p>0.37</text:p>
          </table:table-cell>
          <table:table-cell office:value-type="float" office:value="0.36">
            <text:p>0.3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306430800637">
            <text:p>0.31</text:p>
          </table:table-cell>
          <table:table-cell office:value-type="float" office:value="0.18">
            <text:p>0.1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494138161742">
            <text:p>0.49</text:p>
          </table:table-cell>
          <table:table-cell office:value-type="float" office:value="0.62">
            <text:p>0.6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449059652759">
            <text:p>0.45</text:p>
          </table:table-cell>
          <table:table-cell office:value-type="float" office:value="0.51">
            <text:p>0.5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740964673522">
            <text:p>0.74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769440736289">
            <text:p>0.77</text:p>
          </table:table-cell>
          <table:table-cell office:value-type="float" office:value="0.94">
            <text:p>0.94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557894234045">
            <text:p>0.56</text:p>
          </table:table-cell>
          <table:table-cell office:value-type="float" office:value="0.66">
            <text:p>0.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346141176352">
            <text:p>0.35</text:p>
          </table:table-cell>
          <table:table-cell office:value-type="float" office:value="0.27">
            <text:p>0.2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38549995814">
            <text:p>0.39</text:p>
          </table:table-cell>
          <table:table-cell office:value-type="float" office:value="0.39">
            <text:p>0.3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575623278288">
            <text:p>0.58</text:p>
          </table:table-cell>
          <table:table-cell office:value-type="float" office:value="0.73">
            <text:p>0.7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744184325052">
            <text:p>0.74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345191838302">
            <text:p>0.35</text:p>
          </table:table-cell>
          <table:table-cell office:value-type="float" office:value="0.26">
            <text:p>0.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350700889801">
            <text:p>0.35</text:p>
          </table:table-cell>
          <table:table-cell office:value-type="float" office:value="0.34">
            <text:p>0.34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412806387689">
            <text:p>0.41</text:p>
          </table:table-cell>
          <table:table-cell office:value-type="float" office:value="0.42">
            <text:p>0.4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44233056103">
            <text:p>0.74</text:p>
          </table:table-cell>
          <table:table-cell office:value-type="float" office:value="0.89">
            <text:p>0.89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75880669098">
            <text:p>0.76</text:p>
          </table:table-cell>
          <table:table-cell office:value-type="float" office:value="0.88">
            <text:p>0.88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576664785131">
            <text:p>0.58</text:p>
          </table:table-cell>
          <table:table-cell office:value-type="float" office:value="0.69">
            <text:p>0.69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674286358799">
            <text:p>0.67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5342143988">
            <text:p>0.45</text:p>
          </table:table-cell>
          <table:table-cell office:value-type="float" office:value="0.56">
            <text:p>0.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50368648217">
            <text:p>0.5</text:p>
          </table:table-cell>
          <table:table-cell office:value-type="float" office:value="0.6">
            <text:p>0.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677087525214">
            <text:p>0.68</text:p>
          </table:table-cell>
          <table:table-cell office:value-type="float" office:value="0.79">
            <text:p>0.7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353202521152">
            <text:p>0.35</text:p>
          </table:table-cell>
          <table:table-cell office:value-type="float" office:value="0.31">
            <text:p>0.3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405299983044">
            <text:p>0.41</text:p>
          </table:table-cell>
          <table:table-cell office:value-type="float" office:value="0.38">
            <text:p>0.3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338102171805">
            <text:p>0.34</text:p>
          </table:table-cell>
          <table:table-cell office:value-type="float" office:value="0.26">
            <text:p>0.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727486183909">
            <text:p>0.73</text:p>
          </table:table-cell>
          <table:table-cell office:value-type="float" office:value="0.93">
            <text:p>0.9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58815622742">
            <text:p>0.59</text:p>
          </table:table-cell>
          <table:table-cell office:value-type="float" office:value="0.74">
            <text:p>0.74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487231026812">
            <text:p>0.49</text:p>
          </table:table-cell>
          <table:table-cell office:value-type="float" office:value="0.6">
            <text:p>0.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497034815002">
            <text:p>0.5</text:p>
          </table:table-cell>
          <table:table-cell office:value-type="float" office:value="0.56">
            <text:p>0.56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747689547537">
            <text:p>0.75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651994972132">
            <text:p>0.65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690491198444">
            <text:p>0.69</text:p>
          </table:table-cell>
          <table:table-cell office:value-type="float" office:value="0.9">
            <text:p>0.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444183223767">
            <text:p>0.44</text:p>
          </table:table-cell>
          <table:table-cell office:value-type="float" office:value="0.49">
            <text:p>0.49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464846393973">
            <text:p>0.46</text:p>
          </table:table-cell>
          <table:table-cell office:value-type="float" office:value="0.57">
            <text:p>0.57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741757569816">
            <text:p>0.74</text:p>
          </table:table-cell>
          <table:table-cell office:value-type="float" office:value="0.93">
            <text:p>0.93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476399997007">
            <text:p>0.48</text:p>
          </table:table-cell>
          <table:table-cell office:value-type="float" office:value="0.56">
            <text:p>0.5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530066458065">
            <text:p>0.53</text:p>
          </table:table-cell>
          <table:table-cell office:value-type="float" office:value="0.65">
            <text:p>0.6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469767416328">
            <text:p>0.47</text:p>
          </table:table-cell>
          <table:table-cell office:value-type="float" office:value="0.54">
            <text:p>0.54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78172926591">
            <text:p>0.48</text:p>
          </table:table-cell>
          <table:table-cell office:value-type="float" office:value="0.55">
            <text:p>0.5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812406682876">
            <text:p>0.81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371848102688">
            <text:p>0.37</text:p>
          </table:table-cell>
          <table:table-cell office:value-type="float" office:value="0.34">
            <text:p>0.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362282476309">
            <text:p>0.36</text:p>
          </table:table-cell>
          <table:table-cell office:value-type="float" office:value="0.3">
            <text:p>0.3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321385072218">
            <text:p>0.32</text:p>
          </table:table-cell>
          <table:table-cell office:value-type="float" office:value="0.22">
            <text:p>0.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540145117007">
            <text:p>0.54</text:p>
          </table:table-cell>
          <table:table-cell office:value-type="float" office:value="0.75">
            <text:p>0.7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450428158683">
            <text:p>0.45</text:p>
          </table:table-cell>
          <table:table-cell office:value-type="float" office:value="0.47">
            <text:p>0.47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548825879178">
            <text:p>0.55</text:p>
          </table:table-cell>
          <table:table-cell office:value-type="float" office:value="0.71">
            <text:p>0.7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681456121598">
            <text:p>0.68</text:p>
          </table:table-cell>
          <table:table-cell office:value-type="float" office:value="0.9">
            <text:p>0.9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316530331719">
            <text:p>0.32</text:p>
          </table:table-cell>
          <table:table-cell office:value-type="float" office:value="0.2">
            <text:p>0.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535512890582">
            <text:p>0.54</text:p>
          </table:table-cell>
          <table:table-cell office:value-type="float" office:value="0.67">
            <text:p>0.67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39095041984">
            <text:p>0.54</text:p>
          </table:table-cell>
          <table:table-cell office:value-type="float" office:value="0.68">
            <text:p>0.6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547926623465">
            <text:p>0.55</text:p>
          </table:table-cell>
          <table:table-cell office:value-type="float" office:value="0.66">
            <text:p>0.6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373072405606">
            <text:p>0.37</text:p>
          </table:table-cell>
          <table:table-cell office:value-type="float" office:value="0.38">
            <text:p>0.3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719616879312">
            <text:p>0.72</text:p>
          </table:table-cell>
          <table:table-cell office:value-type="float" office:value="0.9">
            <text:p>0.9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498010215198">
            <text:p>0.5</text:p>
          </table:table-cell>
          <table:table-cell office:value-type="float" office:value="0.62">
            <text:p>0.6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577629494889">
            <text:p>0.58</text:p>
          </table:table-cell>
          <table:table-cell office:value-type="float" office:value="0.72">
            <text:p>0.7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375209371923">
            <text:p>0.38</text:p>
          </table:table-cell>
          <table:table-cell office:value-type="float" office:value="0.35">
            <text:p>0.3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810958367612">
            <text:p>0.81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368033601499">
            <text:p>0.37</text:p>
          </table:table-cell>
          <table:table-cell office:value-type="float" office:value="0.3">
            <text:p>0.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5481141197">
            <text:p>0.55</text:p>
          </table:table-cell>
          <table:table-cell office:value-type="float" office:value="0.71">
            <text:p>0.71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486157161878">
            <text:p>0.49</text:p>
          </table:table-cell>
          <table:table-cell office:value-type="float" office:value="0.58">
            <text:p>0.58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711733172553">
            <text:p>0.71</text:p>
          </table:table-cell>
          <table:table-cell office:value-type="float" office:value="0.88">
            <text:p>0.8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311357482289">
            <text:p>0.31</text:p>
          </table:table-cell>
          <table:table-cell office:value-type="float" office:value="0.2">
            <text:p>0.2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318424550267">
            <text:p>0.3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628793083106">
            <text:p>0.63</text:p>
          </table:table-cell>
          <table:table-cell office:value-type="float" office:value="0.83">
            <text:p>0.8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680938757089">
            <text:p>0.68</text:p>
          </table:table-cell>
          <table:table-cell office:value-type="float" office:value="0.85">
            <text:p>0.8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623524648575">
            <text:p>0.62</text:p>
          </table:table-cell>
          <table:table-cell office:value-type="float" office:value="0.83">
            <text:p>0.83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377082342337">
            <text:p>0.38</text:p>
          </table:table-cell>
          <table:table-cell office:value-type="float" office:value="0.35">
            <text:p>0.3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01453825659">
            <text:p>0.6</text:p>
          </table:table-cell>
          <table:table-cell office:value-type="float" office:value="0.76">
            <text:p>0.76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732639167534">
            <text:p>0.73</text:p>
          </table:table-cell>
          <table:table-cell office:value-type="float" office:value="0.89">
            <text:p>0.89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532242923404">
            <text:p>0.53</text:p>
          </table:table-cell>
          <table:table-cell office:value-type="float" office:value="0.65">
            <text:p>0.65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321317399377">
            <text:p>0.32</text:p>
          </table:table-cell>
          <table:table-cell office:value-type="float" office:value="0.22">
            <text:p>0.2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552305484278">
            <text:p>0.55</text:p>
          </table:table-cell>
          <table:table-cell office:value-type="float" office:value="0.67">
            <text:p>0.67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504494895548">
            <text:p>0.5</text:p>
          </table:table-cell>
          <table:table-cell office:value-type="float" office:value="0.59">
            <text:p>0.59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77744071602">
            <text:p>0.78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385621445604">
            <text:p>0.39</text:p>
          </table:table-cell>
          <table:table-cell office:value-type="float" office:value="0.39">
            <text:p>0.39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379499807672">
            <text:p>0.38</text:p>
          </table:table-cell>
          <table:table-cell office:value-type="float" office:value="0.4">
            <text:p>0.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610527332006">
            <text:p>0.61</text:p>
          </table:table-cell>
          <table:table-cell office:value-type="float" office:value="0.75">
            <text:p>0.75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399207678108">
            <text:p>0.4</text:p>
          </table:table-cell>
          <table:table-cell office:value-type="float" office:value="0.42">
            <text:p>0.4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473981738232">
            <text:p>0.47</text:p>
          </table:table-cell>
          <table:table-cell office:value-type="float" office:value="0.56">
            <text:p>0.5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79032843255">
            <text:p>0.79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685585000365">
            <text:p>0.69</text:p>
          </table:table-cell>
          <table:table-cell office:value-type="float" office:value="0.85">
            <text:p>0.8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75786548108">
            <text:p>0.76</text:p>
          </table:table-cell>
          <table:table-cell office:value-type="float" office:value="0.92">
            <text:p>0.92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548698439325">
            <text:p>0.55</text:p>
          </table:table-cell>
          <table:table-cell office:value-type="float" office:value="0.64">
            <text:p>0.6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719140566876">
            <text:p>0.72</text:p>
          </table:table-cell>
          <table:table-cell office:value-type="float" office:value="0.9">
            <text:p>0.9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760616907418">
            <text:p>0.76</text:p>
          </table:table-cell>
          <table:table-cell office:value-type="float" office:value="0.92">
            <text:p>0.92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342795218419">
            <text:p>0.34</text:p>
          </table:table-cell>
          <table:table-cell office:value-type="float" office:value="0.3">
            <text:p>0.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789728219818">
            <text:p>0.79</text:p>
          </table:table-cell>
          <table:table-cell office:value-type="float" office:value="0.92">
            <text:p>0.92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380579841371">
            <text:p>0.38</text:p>
          </table:table-cell>
          <table:table-cell office:value-type="float" office:value="0.42">
            <text:p>0.4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46472552199">
            <text:p>0.46</text:p>
          </table:table-cell>
          <table:table-cell office:value-type="float" office:value="0.58">
            <text:p>0.5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726426312552">
            <text:p>0.73</text:p>
          </table:table-cell>
          <table:table-cell office:value-type="float" office:value="0.86">
            <text:p>0.86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60928083772">
            <text:p>0.61</text:p>
          </table:table-cell>
          <table:table-cell office:value-type="float" office:value="0.75">
            <text:p>0.75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422422220523">
            <text:p>0.42</text:p>
          </table:table-cell>
          <table:table-cell office:value-type="float" office:value="0.43">
            <text:p>0.4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766917844">
            <text:p>0.77</text:p>
          </table:table-cell>
          <table:table-cell office:value-type="float" office:value="0.95">
            <text:p>0.95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77672858064">
            <text:p>0.78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654490691466">
            <text:p>0.65</text:p>
          </table:table-cell>
          <table:table-cell office:value-type="float" office:value="0.84">
            <text:p>0.84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602531626654">
            <text:p>0.6</text:p>
          </table:table-cell>
          <table:table-cell office:value-type="float" office:value="0.79">
            <text:p>0.79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629849671382">
            <text:p>0.63</text:p>
          </table:table-cell>
          <table:table-cell office:value-type="float" office:value="0.82">
            <text:p>0.82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758123252773">
            <text:p>0.76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712157524105">
            <text:p>0.71</text:p>
          </table:table-cell>
          <table:table-cell office:value-type="float" office:value="0.88">
            <text:p>0.88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77329877751">
            <text:p>0.78</text:p>
          </table:table-cell>
          <table:table-cell office:value-type="float" office:value="0.96">
            <text:p>0.96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56912189734">
            <text:p>0.57</text:p>
          </table:table-cell>
          <table:table-cell office:value-type="float" office:value="0.72">
            <text:p>0.7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392203114337">
            <text:p>0.39</text:p>
          </table:table-cell>
          <table:table-cell office:value-type="float" office:value="0.37">
            <text:p>0.3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690736447012">
            <text:p>0.69</text:p>
          </table:table-cell>
          <table:table-cell office:value-type="float" office:value="0.87">
            <text:p>0.87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535337106841">
            <text:p>0.54</text:p>
          </table:table-cell>
          <table:table-cell office:value-type="float" office:value="0.61">
            <text:p>0.6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536032481584">
            <text:p>0.54</text:p>
          </table:table-cell>
          <table:table-cell office:value-type="float" office:value="0.61">
            <text:p>0.6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781602237386">
            <text:p>0.78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711127657302">
            <text:p>0.71</text:p>
          </table:table-cell>
          <table:table-cell office:value-type="float" office:value="0.92">
            <text:p>0.92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3710085464">
            <text:p>0.36</text:p>
          </table:table-cell>
          <table:table-cell office:value-type="float" office:value="0.31">
            <text:p>0.3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81752236987">
            <text:p>0.38</text:p>
          </table:table-cell>
          <table:table-cell office:value-type="float" office:value="0.32">
            <text:p>0.3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739838236078">
            <text:p>0.74</text:p>
          </table:table-cell>
          <table:table-cell office:value-type="float" office:value="0.91">
            <text:p>0.91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446113994696">
            <text:p>0.45</text:p>
          </table:table-cell>
          <table:table-cell office:value-type="float" office:value="0.52">
            <text:p>0.5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723965033257">
            <text:p>0.72</text:p>
          </table:table-cell>
          <table:table-cell office:value-type="float" office:value="0.92">
            <text:p>0.9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388312411352">
            <text:p>0.39</text:p>
          </table:table-cell>
          <table:table-cell office:value-type="float" office:value="0.35">
            <text:p>0.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375460152582">
            <text:p>0.38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473114875292">
            <text:p>0.47</text:p>
          </table:table-cell>
          <table:table-cell office:value-type="float" office:value="0.61">
            <text:p>0.6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550912194827">
            <text:p>0.55</text:p>
          </table:table-cell>
          <table:table-cell office:value-type="float" office:value="0.64">
            <text:p>0.6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439709854859">
            <text:p>0.44</text:p>
          </table:table-cell>
          <table:table-cell office:value-type="float" office:value="0.5">
            <text:p>0.5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80217643628">
            <text:p>0.78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810975929478">
            <text:p>0.81</text:p>
          </table:table-cell>
          <table:table-cell office:value-type="float" office:value="0.96">
            <text:p>0.96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736353854251">
            <text:p>0.74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784698973673">
            <text:p>0.78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522901339499">
            <text:p>0.52</text:p>
          </table:table-cell>
          <table:table-cell office:value-type="float" office:value="0.62">
            <text:p>0.6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21310668504">
            <text:p>0.52</text:p>
          </table:table-cell>
          <table:table-cell office:value-type="float" office:value="0.61">
            <text:p>0.61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76884511494">
            <text:p>0.77</text:p>
          </table:table-cell>
          <table:table-cell office:value-type="float" office:value="0.94">
            <text:p>0.94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781935980064">
            <text:p>0.78</text:p>
          </table:table-cell>
          <table:table-cell office:value-type="float" office:value="0.95">
            <text:p>0.9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824587551155">
            <text:p>0.82</text:p>
          </table:table-cell>
          <table:table-cell office:value-type="float" office:value="0.95">
            <text:p>0.95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600687595382">
            <text:p>0.6</text:p>
          </table:table-cell>
          <table:table-cell office:value-type="float" office:value="0.78">
            <text:p>0.7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11050948327">
            <text:p>0.61</text:p>
          </table:table-cell>
          <table:table-cell office:value-type="float" office:value="0.81">
            <text:p>0.8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427751630696">
            <text:p>0.43</text:p>
          </table:table-cell>
          <table:table-cell office:value-type="float" office:value="0.45">
            <text:p>0.4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681973069561">
            <text:p>0.68</text:p>
          </table:table-cell>
          <table:table-cell office:value-type="float" office:value="0.89">
            <text:p>0.89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417918399766">
            <text:p>0.42</text:p>
          </table:table-cell>
          <table:table-cell office:value-type="float" office:value="0.49">
            <text:p>0.49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371294694115">
            <text:p>0.37</text:p>
          </table:table-cell>
          <table:table-cell office:value-type="float" office:value="0.31">
            <text:p>0.3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89114787121">
            <text:p>0.39</text:p>
          </table:table-cell>
          <table:table-cell office:value-type="float" office:value="0.35">
            <text:p>0.3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526029998045">
            <text:p>0.53</text:p>
          </table:table-cell>
          <table:table-cell office:value-type="float" office:value="0.65">
            <text:p>0.65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749061899491">
            <text:p>0.75</text:p>
          </table:table-cell>
          <table:table-cell office:value-type="float" office:value="0.92">
            <text:p>0.92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14801644361">
            <text:p>0.41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337656045202">
            <text:p>0.34</text:p>
          </table:table-cell>
          <table:table-cell office:value-type="float" office:value="0.25">
            <text:p>0.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9408023289">
            <text:p>0.49</text:p>
          </table:table-cell>
          <table:table-cell office:value-type="float" office:value="0.55">
            <text:p>0.5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596430275245">
            <text:p>0.6</text:p>
          </table:table-cell>
          <table:table-cell office:value-type="float" office:value="0.77">
            <text:p>0.77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784629917002">
            <text:p>0.78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369405761169">
            <text:p>0.37</text:p>
          </table:table-cell>
          <table:table-cell office:value-type="float" office:value="0.38">
            <text:p>0.3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409447252405">
            <text:p>0.41</text:p>
          </table:table-cell>
          <table:table-cell office:value-type="float" office:value="0.37">
            <text:p>0.3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58377818199">
            <text:p>0.76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728231871228">
            <text:p>0.73</text:p>
          </table:table-cell>
          <table:table-cell office:value-type="float" office:value="0.88">
            <text:p>0.88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511442936008">
            <text:p>0.51</text:p>
          </table:table-cell>
          <table:table-cell office:value-type="float" office:value="0.65">
            <text:p>0.65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337110389829">
            <text:p>0.34</text:p>
          </table:table-cell>
          <table:table-cell office:value-type="float" office:value="0.25">
            <text:p>0.25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786157518012">
            <text:p>0.79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501205268242">
            <text:p>0.5</text:p>
          </table:table-cell>
          <table:table-cell office:value-type="float" office:value="0.62">
            <text:p>0.62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368952294114">
            <text:p>0.37</text:p>
          </table:table-cell>
          <table:table-cell office:value-type="float" office:value="0.33">
            <text:p>0.3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331155080407">
            <text:p>0.33</text:p>
          </table:table-cell>
          <table:table-cell office:value-type="float" office:value="0.26">
            <text:p>0.26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58365343214">
            <text:p>0.58</text:p>
          </table:table-cell>
          <table:table-cell office:value-type="float" office:value="0.75">
            <text:p>0.7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21781159812">
            <text:p>0.42</text:p>
          </table:table-cell>
          <table:table-cell office:value-type="float" office:value="0.45">
            <text:p>0.4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33249571028">
            <text:p>0.43</text:p>
          </table:table-cell>
          <table:table-cell office:value-type="float" office:value="0.42">
            <text:p>0.4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689975824341">
            <text:p>0.69</text:p>
          </table:table-cell>
          <table:table-cell office:value-type="float" office:value="0.82">
            <text:p>0.8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615351635649">
            <text:p>0.62</text:p>
          </table:table-cell>
          <table:table-cell office:value-type="float" office:value="0.79">
            <text:p>0.7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297720941432">
            <text:p>0.3</text:p>
          </table:table-cell>
          <table:table-cell office:value-type="float" office:value="0.14">
            <text:p>0.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622419428399">
            <text:p>0.62</text:p>
          </table:table-cell>
          <table:table-cell office:value-type="float" office:value="0.76">
            <text:p>0.76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44130271245">
            <text:p>0.44</text:p>
          </table:table-cell>
          <table:table-cell office:value-type="float" office:value="0.45">
            <text:p>0.4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636401352837">
            <text:p>0.64</text:p>
          </table:table-cell>
          <table:table-cell office:value-type="float" office:value="0.73">
            <text:p>0.7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693086497558">
            <text:p>0.69</text:p>
          </table:table-cell>
          <table:table-cell office:value-type="float" office:value="0.85">
            <text:p>0.8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323930338809">
            <text:p>0.32</text:p>
          </table:table-cell>
          <table:table-cell office:value-type="float" office:value="0.19">
            <text:p>0.1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593325860857">
            <text:p>0.59</text:p>
          </table:table-cell>
          <table:table-cell office:value-type="float" office:value="0.7">
            <text:p>0.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53327580251">
            <text:p>0.45</text:p>
          </table:table-cell>
          <table:table-cell office:value-type="float" office:value="0.52">
            <text:p>0.52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728142213736">
            <text:p>0.73</text:p>
          </table:table-cell>
          <table:table-cell office:value-type="float" office:value="0.9">
            <text:p>0.9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589630441808">
            <text:p>0.59</text:p>
          </table:table-cell>
          <table:table-cell office:value-type="float" office:value="0.65">
            <text:p>0.65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409782345573">
            <text:p>0.41</text:p>
          </table:table-cell>
          <table:table-cell office:value-type="float" office:value="0.47">
            <text:p>0.4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750744794651">
            <text:p>0.75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83898410349">
            <text:p>0.58</text:p>
          </table:table-cell>
          <table:table-cell office:value-type="float" office:value="0.84">
            <text:p>0.84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50491092581">
            <text:p>0.5</text:p>
          </table:table-cell>
          <table:table-cell office:value-type="float" office:value="0.61">
            <text:p>0.6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423042714378">
            <text:p>0.42</text:p>
          </table:table-cell>
          <table:table-cell office:value-type="float" office:value="0.47">
            <text:p>0.4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400460982919">
            <text:p>0.4</text:p>
          </table:table-cell>
          <table:table-cell office:value-type="float" office:value="0.43">
            <text:p>0.4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452241536018">
            <text:p>0.45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81806645164">
            <text:p>0.38</text:p>
          </table:table-cell>
          <table:table-cell office:value-type="float" office:value="0.33">
            <text:p>0.33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362057677">
            <text:p>0.36</text:p>
          </table:table-cell>
          <table:table-cell office:value-type="float" office:value="0.38">
            <text:p>0.3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307107358172">
            <text:p>0.31</text:p>
          </table:table-cell>
          <table:table-cell office:value-type="float" office:value="0.2">
            <text:p>0.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646496497508">
            <text:p>0.65</text:p>
          </table:table-cell>
          <table:table-cell office:value-type="float" office:value="0.83">
            <text:p>0.8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719932753394">
            <text:p>0.72</text:p>
          </table:table-cell>
          <table:table-cell office:value-type="float" office:value="0.85">
            <text:p>0.8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14007684072">
            <text:p>0.71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332144891739">
            <text:p>0.33</text:p>
          </table:table-cell>
          <table:table-cell office:value-type="float" office:value="0.24">
            <text:p>0.2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624774414392">
            <text:p>0.62</text:p>
          </table:table-cell>
          <table:table-cell office:value-type="float" office:value="0.83">
            <text:p>0.8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461128741449">
            <text:p>0.46</text:p>
          </table:table-cell>
          <table:table-cell office:value-type="float" office:value="0.52">
            <text:p>0.5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796900092802">
            <text:p>0.8</text:p>
          </table:table-cell>
          <table:table-cell office:value-type="float" office:value="0.94">
            <text:p>0.9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76134224798">
            <text:p>0.48</text:p>
          </table:table-cell>
          <table:table-cell office:value-type="float" office:value="0.51">
            <text:p>0.5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550706483149">
            <text:p>0.55</text:p>
          </table:table-cell>
          <table:table-cell office:value-type="float" office:value="0.69">
            <text:p>0.69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729575650682">
            <text:p>0.73</text:p>
          </table:table-cell>
          <table:table-cell office:value-type="float" office:value="0.88">
            <text:p>0.88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439700511445">
            <text:p>0.44</text:p>
          </table:table-cell>
          <table:table-cell office:value-type="float" office:value="0.49">
            <text:p>0.4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437133171882">
            <text:p>0.44</text:p>
          </table:table-cell>
          <table:table-cell office:value-type="float" office:value="0.43">
            <text:p>0.4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87587828343">
            <text:p>0.79</text:p>
          </table:table-cell>
          <table:table-cell office:value-type="float" office:value="0.93">
            <text:p>0.9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420618533226">
            <text:p>0.42</text:p>
          </table:table-cell>
          <table:table-cell office:value-type="float" office:value="0.43">
            <text:p>0.4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393183830408">
            <text:p>0.39</text:p>
          </table:table-cell>
          <table:table-cell office:value-type="float" office:value="0.39">
            <text:p>0.39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548054104347">
            <text:p>0.55</text:p>
          </table:table-cell>
          <table:table-cell office:value-type="float" office:value="0.67">
            <text:p>0.6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725074650919">
            <text:p>0.73</text:p>
          </table:table-cell>
          <table:table-cell office:value-type="float" office:value="0.92">
            <text:p>0.92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728531030237">
            <text:p>0.73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716663168089">
            <text:p>0.72</text:p>
          </table:table-cell>
          <table:table-cell office:value-type="float" office:value="0.89">
            <text:p>0.89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390599043871">
            <text:p>0.39</text:p>
          </table:table-cell>
          <table:table-cell office:value-type="float" office:value="0.38">
            <text:p>0.3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400302763204">
            <text:p>0.4</text:p>
          </table:table-cell>
          <table:table-cell office:value-type="float" office:value="0.43">
            <text:p>0.4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71964734625">
            <text:p>0.72</text:p>
          </table:table-cell>
          <table:table-cell office:value-type="float" office:value="0.85">
            <text:p>0.8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2955256267">
            <text:p>0.72</text:p>
          </table:table-cell>
          <table:table-cell office:value-type="float" office:value="0.87">
            <text:p>0.87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630963387867">
            <text:p>0.63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95862276139">
            <text:p>0.5</text:p>
          </table:table-cell>
          <table:table-cell office:value-type="float" office:value="0.59">
            <text:p>0.5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708066349392">
            <text:p>0.71</text:p>
          </table:table-cell>
          <table:table-cell office:value-type="float" office:value="0.86">
            <text:p>0.86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36257601995">
            <text:p>0.36</text:p>
          </table:table-cell>
          <table:table-cell office:value-type="float" office:value="0.37">
            <text:p>0.3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575564760109">
            <text:p>0.58</text:p>
          </table:table-cell>
          <table:table-cell office:value-type="float" office:value="0.65">
            <text:p>0.6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742120025859">
            <text:p>0.74</text:p>
          </table:table-cell>
          <table:table-cell office:value-type="float" office:value="0.89">
            <text:p>0.8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337446399119">
            <text:p>0.34</text:p>
          </table:table-cell>
          <table:table-cell office:value-type="float" office:value="0.23">
            <text:p>0.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567105225118">
            <text:p>0.57</text:p>
          </table:table-cell>
          <table:table-cell office:value-type="float" office:value="0.66">
            <text:p>0.6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51736975913">
            <text:p>0.52</text:p>
          </table:table-cell>
          <table:table-cell office:value-type="float" office:value="0.61">
            <text:p>0.6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3718826579">
            <text:p>0.27</text:p>
          </table:table-cell>
          <table:table-cell office:value-type="float" office:value="0.1">
            <text:p>0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646058303282">
            <text:p>0.65</text:p>
          </table:table-cell>
          <table:table-cell office:value-type="float" office:value="0.82">
            <text:p>0.8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568552382249">
            <text:p>0.57</text:p>
          </table:table-cell>
          <table:table-cell office:value-type="float" office:value="0.74">
            <text:p>0.74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37261759403">
            <text:p>0.37</text:p>
          </table:table-cell>
          <table:table-cell office:value-type="float" office:value="0.32">
            <text:p>0.32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630786000962">
            <text:p>0.63</text:p>
          </table:table-cell>
          <table:table-cell office:value-type="float" office:value="0.78">
            <text:p>0.7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718803956137">
            <text:p>0.72</text:p>
          </table:table-cell>
          <table:table-cell office:value-type="float" office:value="0.86">
            <text:p>0.86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44105322992">
            <text:p>0.44</text:p>
          </table:table-cell>
          <table:table-cell office:value-type="float" office:value="0.51">
            <text:p>0.5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327985329306">
            <text:p>0.33</text:p>
          </table:table-cell>
          <table:table-cell office:value-type="float" office:value="0.23">
            <text:p>0.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445966438992">
            <text:p>0.45</text:p>
          </table:table-cell>
          <table:table-cell office:value-type="float" office:value="0.47">
            <text:p>0.4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435615587672">
            <text:p>0.44</text:p>
          </table:table-cell>
          <table:table-cell office:value-type="float" office:value="0.48">
            <text:p>0.48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586167793">
            <text:p>0.56</text:p>
          </table:table-cell>
          <table:table-cell office:value-type="float" office:value="0.76">
            <text:p>0.7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544894900233">
            <text:p>0.54</text:p>
          </table:table-cell>
          <table:table-cell office:value-type="float" office:value="0.64">
            <text:p>0.64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541163459022">
            <text:p>0.54</text:p>
          </table:table-cell>
          <table:table-cell office:value-type="float" office:value="0.61">
            <text:p>0.6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592591631675">
            <text:p>0.59</text:p>
          </table:table-cell>
          <table:table-cell office:value-type="float" office:value="0.74">
            <text:p>0.74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578391449366">
            <text:p>0.58</text:p>
          </table:table-cell>
          <table:table-cell office:value-type="float" office:value="0.72">
            <text:p>0.72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793860667718">
            <text:p>0.79</text:p>
          </table:table-cell>
          <table:table-cell office:value-type="float" office:value="0.93">
            <text:p>0.9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481112625586">
            <text:p>0.48</text:p>
          </table:table-cell>
          <table:table-cell office:value-type="float" office:value="0.67">
            <text:p>0.6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429329249074">
            <text:p>0.43</text:p>
          </table:table-cell>
          <table:table-cell office:value-type="float" office:value="0.49">
            <text:p>0.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640818996626">
            <text:p>0.64</text:p>
          </table:table-cell>
          <table:table-cell office:value-type="float" office:value="0.82">
            <text:p>0.82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353258388203">
            <text:p>0.35</text:p>
          </table:table-cell>
          <table:table-cell office:value-type="float" office:value="0.3">
            <text:p>0.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50573568748">
            <text:p>0.55</text:p>
          </table:table-cell>
          <table:table-cell office:value-type="float" office:value="0.66">
            <text:p>0.66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760970687885">
            <text:p>0.76</text:p>
          </table:table-cell>
          <table:table-cell office:value-type="float" office:value="0.9">
            <text:p>0.9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04070814457">
            <text:p>0.6</text:p>
          </table:table-cell>
          <table:table-cell office:value-type="float" office:value="0.73">
            <text:p>0.7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355898609764">
            <text:p>0.36</text:p>
          </table:table-cell>
          <table:table-cell office:value-type="float" office:value="0.36">
            <text:p>0.36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429746693097">
            <text:p>0.43</text:p>
          </table:table-cell>
          <table:table-cell office:value-type="float" office:value="0.5">
            <text:p>0.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91599644705">
            <text:p>0.49</text:p>
          </table:table-cell>
          <table:table-cell office:value-type="float" office:value="0.58">
            <text:p>0.5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400651800736">
            <text:p>0.4</text:p>
          </table:table-cell>
          <table:table-cell office:value-type="float" office:value="0.33">
            <text:p>0.3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339045561041">
            <text:p>0.34</text:p>
          </table:table-cell>
          <table:table-cell office:value-type="float" office:value="0.28">
            <text:p>0.2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695180022336">
            <text:p>0.7</text:p>
          </table:table-cell>
          <table:table-cell office:value-type="float" office:value="0.83">
            <text:p>0.8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447434284202">
            <text:p>0.45</text:p>
          </table:table-cell>
          <table:table-cell office:value-type="float" office:value="0.54">
            <text:p>0.5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770351152836">
            <text:p>0.77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531228656028">
            <text:p>0.53</text:p>
          </table:table-cell>
          <table:table-cell office:value-type="float" office:value="0.77">
            <text:p>0.77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79675231955">
            <text:p>0.78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38266273418">
            <text:p>0.38</text:p>
          </table:table-cell>
          <table:table-cell office:value-type="float" office:value="0.37">
            <text:p>0.3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342491763168">
            <text:p>0.34</text:p>
          </table:table-cell>
          <table:table-cell office:value-type="float" office:value="0.27">
            <text:p>0.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7011631041">
            <text:p>0.71</text:p>
          </table:table-cell>
          <table:table-cell office:value-type="float" office:value="0.89">
            <text:p>0.8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348166774683">
            <text:p>0.35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765144841677">
            <text:p>0.77</text:p>
          </table:table-cell>
          <table:table-cell office:value-type="float" office:value="0.91">
            <text:p>0.91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792392126938">
            <text:p>0.79</text:p>
          </table:table-cell>
          <table:table-cell office:value-type="float" office:value="0.91">
            <text:p>0.9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672590418824">
            <text:p>0.67</text:p>
          </table:table-cell>
          <table:table-cell office:value-type="float" office:value="0.9">
            <text:p>0.9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750542839125">
            <text:p>0.75</text:p>
          </table:table-cell>
          <table:table-cell office:value-type="float" office:value="0.92">
            <text:p>0.92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475416243466">
            <text:p>0.48</text:p>
          </table:table-cell>
          <table:table-cell office:value-type="float" office:value="0.52">
            <text:p>0.5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395876812764">
            <text:p>0.4</text:p>
          </table:table-cell>
          <table:table-cell office:value-type="float" office:value="0.4">
            <text:p>0.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744725374893">
            <text:p>0.74</text:p>
          </table:table-cell>
          <table:table-cell office:value-type="float" office:value="0.92">
            <text:p>0.9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383590123679">
            <text:p>0.38</text:p>
          </table:table-cell>
          <table:table-cell office:value-type="float" office:value="0.35">
            <text:p>0.3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671184076">
            <text:p>0.82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551676961974">
            <text:p>0.55</text:p>
          </table:table-cell>
          <table:table-cell office:value-type="float" office:value="0.69">
            <text:p>0.6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477532239725">
            <text:p>0.48</text:p>
          </table:table-cell>
          <table:table-cell office:value-type="float" office:value="0.59">
            <text:p>0.59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385298856295">
            <text:p>0.39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438356991146">
            <text:p>0.44</text:p>
          </table:table-cell>
          <table:table-cell office:value-type="float" office:value="0.5">
            <text:p>0.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474265058831">
            <text:p>0.47</text:p>
          </table:table-cell>
          <table:table-cell office:value-type="float" office:value="0.55">
            <text:p>0.5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419823297049">
            <text:p>0.42</text:p>
          </table:table-cell>
          <table:table-cell office:value-type="float" office:value="0.44">
            <text:p>0.4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460196446681">
            <text:p>0.46</text:p>
          </table:table-cell>
          <table:table-cell office:value-type="float" office:value="0.48">
            <text:p>0.4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508491316329">
            <text:p>0.51</text:p>
          </table:table-cell>
          <table:table-cell office:value-type="float" office:value="0.59">
            <text:p>0.5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346077937951">
            <text:p>0.35</text:p>
          </table:table-cell>
          <table:table-cell office:value-type="float" office:value="0.3">
            <text:p>0.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307300354">
            <text:p>0.6</text:p>
          </table:table-cell>
          <table:table-cell office:value-type="float" office:value="0.71">
            <text:p>0.7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442197576712">
            <text:p>0.44</text:p>
          </table:table-cell>
          <table:table-cell office:value-type="float" office:value="0.48">
            <text:p>0.4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547386506188">
            <text:p>0.55</text:p>
          </table:table-cell>
          <table:table-cell office:value-type="float" office:value="0.77">
            <text:p>0.77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342694643881">
            <text:p>0.34</text:p>
          </table:table-cell>
          <table:table-cell office:value-type="float" office:value="0.28">
            <text:p>0.2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321300049435">
            <text:p>0.32</text:p>
          </table:table-cell>
          <table:table-cell office:value-type="float" office:value="0.22">
            <text:p>0.2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434841727355">
            <text:p>0.43</text:p>
          </table:table-cell>
          <table:table-cell office:value-type="float" office:value="0.45">
            <text:p>0.45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668838891544">
            <text:p>0.67</text:p>
          </table:table-cell>
          <table:table-cell office:value-type="float" office:value="0.85">
            <text:p>0.85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795090800824">
            <text:p>0.8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610386969052">
            <text:p>0.61</text:p>
          </table:table-cell>
          <table:table-cell office:value-type="float" office:value="0.73">
            <text:p>0.7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726216748484">
            <text:p>0.73</text:p>
          </table:table-cell>
          <table:table-cell office:value-type="float" office:value="0.9">
            <text:p>0.9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489229846085">
            <text:p>0.49</text:p>
          </table:table-cell>
          <table:table-cell office:value-type="float" office:value="0.51">
            <text:p>0.5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334635793286">
            <text:p>0.33</text:p>
          </table:table-cell>
          <table:table-cell office:value-type="float" office:value="0.28">
            <text:p>0.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801183722303">
            <text:p>0.8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449436754413">
            <text:p>0.45</text:p>
          </table:table-cell>
          <table:table-cell office:value-type="float" office:value="0.5">
            <text:p>0.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601830223219">
            <text:p>0.6</text:p>
          </table:table-cell>
          <table:table-cell office:value-type="float" office:value="0.74">
            <text:p>0.74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670109664395">
            <text:p>0.67</text:p>
          </table:table-cell>
          <table:table-cell office:value-type="float" office:value="0.85">
            <text:p>0.85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621399231178">
            <text:p>0.62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760574242935">
            <text:p>0.76</text:p>
          </table:table-cell>
          <table:table-cell office:value-type="float" office:value="0.93">
            <text:p>0.93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342591025684">
            <text:p>0.34</text:p>
          </table:table-cell>
          <table:table-cell office:value-type="float" office:value="0.31">
            <text:p>0.31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425995852368">
            <text:p>0.43</text:p>
          </table:table-cell>
          <table:table-cell office:value-type="float" office:value="0.48">
            <text:p>0.48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332088424902">
            <text:p>0.33</text:p>
          </table:table-cell>
          <table:table-cell office:value-type="float" office:value="0.29">
            <text:p>0.29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784524995797">
            <text:p>0.78</text:p>
          </table:table-cell>
          <table:table-cell office:value-type="float" office:value="0.96">
            <text:p>0.9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361826611023">
            <text:p>0.36</text:p>
          </table:table-cell>
          <table:table-cell office:value-type="float" office:value="0.34">
            <text:p>0.3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50576774892">
            <text:p>0.51</text:p>
          </table:table-cell>
          <table:table-cell office:value-type="float" office:value="0.61">
            <text:p>0.6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776709997928">
            <text:p>0.78</text:p>
          </table:table-cell>
          <table:table-cell office:value-type="float" office:value="0.94">
            <text:p>0.94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552217947808">
            <text:p>0.55</text:p>
          </table:table-cell>
          <table:table-cell office:value-type="float" office:value="0.68">
            <text:p>0.68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510581362228">
            <text:p>0.51</text:p>
          </table:table-cell>
          <table:table-cell office:value-type="float" office:value="0.59">
            <text:p>0.59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750528040805">
            <text:p>0.75</text:p>
          </table:table-cell>
          <table:table-cell office:value-type="float" office:value="0.94">
            <text:p>0.9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568392398625">
            <text:p>0.57</text:p>
          </table:table-cell>
          <table:table-cell office:value-type="float" office:value="0.68">
            <text:p>0.68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818379156764">
            <text:p>0.82</text:p>
          </table:table-cell>
          <table:table-cell office:value-type="float" office:value="0.97">
            <text:p>0.97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585243199427">
            <text:p>0.59</text:p>
          </table:table-cell>
          <table:table-cell office:value-type="float" office:value="0.75">
            <text:p>0.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742725125861">
            <text:p>0.74</text:p>
          </table:table-cell>
          <table:table-cell office:value-type="float" office:value="0.89">
            <text:p>0.8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318734715354">
            <text:p>0.32</text:p>
          </table:table-cell>
          <table:table-cell office:value-type="float" office:value="0.2">
            <text:p>0.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77045587165">
            <text:p>0.77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747472651832">
            <text:p>0.75</text:p>
          </table:table-cell>
          <table:table-cell office:value-type="float" office:value="0.91">
            <text:p>0.91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740888543159">
            <text:p>0.74</text:p>
          </table:table-cell>
          <table:table-cell office:value-type="float" office:value="0.94">
            <text:p>0.94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597651600943">
            <text:p>0.6</text:p>
          </table:table-cell>
          <table:table-cell office:value-type="float" office:value="0.71">
            <text:p>0.71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92424651392">
            <text:p>0.49</text:p>
          </table:table-cell>
          <table:table-cell office:value-type="float" office:value="0.56">
            <text:p>0.56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770362081757">
            <text:p>0.77</text:p>
          </table:table-cell>
          <table:table-cell office:value-type="float" office:value="0.93">
            <text:p>0.93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805665490759">
            <text:p>0.81</text:p>
          </table:table-cell>
          <table:table-cell office:value-type="float" office:value="0.93">
            <text:p>0.93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288550840834">
            <text:p>0.29</text:p>
          </table:table-cell>
          <table:table-cell office:value-type="float" office:value="0.19">
            <text:p>0.1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769043250385">
            <text:p>0.77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805971368555">
            <text:p>0.81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545301736709">
            <text:p>0.55</text:p>
          </table:table-cell>
          <table:table-cell office:value-type="float" office:value="0.73">
            <text:p>0.73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586707645002">
            <text:p>0.59</text:p>
          </table:table-cell>
          <table:table-cell office:value-type="float" office:value="0.78">
            <text:p>0.78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539918313738">
            <text:p>0.54</text:p>
          </table:table-cell>
          <table:table-cell office:value-type="float" office:value="0.7">
            <text:p>0.7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621026220172">
            <text:p>0.62</text:p>
          </table:table-cell>
          <table:table-cell office:value-type="float" office:value="0.75">
            <text:p>0.75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328994511714">
            <text:p>0.33</text:p>
          </table:table-cell>
          <table:table-cell office:value-type="float" office:value="0.23">
            <text:p>0.23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563010830768">
            <text:p>0.56</text:p>
          </table:table-cell>
          <table:table-cell office:value-type="float" office:value="0.7">
            <text:p>0.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611985470723">
            <text:p>0.61</text:p>
          </table:table-cell>
          <table:table-cell office:value-type="float" office:value="0.79">
            <text:p>0.79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848833624934">
            <text:p>0.85</text:p>
          </table:table-cell>
          <table:table-cell office:value-type="float" office:value="0.95">
            <text:p>0.95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35676220127">
            <text:p>0.36</text:p>
          </table:table-cell>
          <table:table-cell office:value-type="float" office:value="0.28">
            <text:p>0.2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369487644897">
            <text:p>0.37</text:p>
          </table:table-cell>
          <table:table-cell office:value-type="float" office:value="0.35">
            <text:p>0.35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857023447852">
            <text:p>0.86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424304228339">
            <text:p>0.42</text:p>
          </table:table-cell>
          <table:table-cell office:value-type="float" office:value="0.47">
            <text:p>0.4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30673908884">
            <text:p>0.31</text:p>
          </table:table-cell>
          <table:table-cell office:value-type="float" office:value="0.19">
            <text:p>0.19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448912064219">
            <text:p>0.45</text:p>
          </table:table-cell>
          <table:table-cell office:value-type="float" office:value="0.47">
            <text:p>0.4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737732622771">
            <text:p>0.74</text:p>
          </table:table-cell>
          <table:table-cell office:value-type="float" office:value="0.88">
            <text:p>0.88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420618723027">
            <text:p>0.42</text:p>
          </table:table-cell>
          <table:table-cell office:value-type="float" office:value="0.51">
            <text:p>0.5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566328595357">
            <text:p>0.57</text:p>
          </table:table-cell>
          <table:table-cell office:value-type="float" office:value="0.71">
            <text:p>0.7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618283682571">
            <text:p>0.62</text:p>
          </table:table-cell>
          <table:table-cell office:value-type="float" office:value="0.78">
            <text:p>0.78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516304767727">
            <text:p>0.52</text:p>
          </table:table-cell>
          <table:table-cell office:value-type="float" office:value="0.64">
            <text:p>0.6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434131355928">
            <text:p>0.43</text:p>
          </table:table-cell>
          <table:table-cell office:value-type="float" office:value="0.41">
            <text:p>0.4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541884145242">
            <text:p>0.54</text:p>
          </table:table-cell>
          <table:table-cell office:value-type="float" office:value="0.66">
            <text:p>0.66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783784976268">
            <text:p>0.78</text:p>
          </table:table-cell>
          <table:table-cell office:value-type="float" office:value="0.91">
            <text:p>0.91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471695237268">
            <text:p>0.47</text:p>
          </table:table-cell>
          <table:table-cell office:value-type="float" office:value="0.59">
            <text:p>0.59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602184320844">
            <text:p>0.6</text:p>
          </table:table-cell>
          <table:table-cell office:value-type="float" office:value="0.79">
            <text:p>0.79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419252875193">
            <text:p>0.42</text:p>
          </table:table-cell>
          <table:table-cell office:value-type="float" office:value="0.4">
            <text:p>0.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586470498174">
            <text:p>0.59</text:p>
          </table:table-cell>
          <table:table-cell office:value-type="float" office:value="0.76">
            <text:p>0.76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758299676629">
            <text:p>0.76</text:p>
          </table:table-cell>
          <table:table-cell office:value-type="float" office:value="0.95">
            <text:p>0.95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424365575495">
            <text:p>0.42</text:p>
          </table:table-cell>
          <table:table-cell office:value-type="float" office:value="0.47">
            <text:p>0.4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360812296435">
            <text:p>0.36</text:p>
          </table:table-cell>
          <table:table-cell office:value-type="float" office:value="0.33">
            <text:p>0.33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655554169686">
            <text:p>0.66</text:p>
          </table:table-cell>
          <table:table-cell office:value-type="float" office:value="0.8">
            <text:p>0.8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39694502394">
            <text:p>0.4</text:p>
          </table:table-cell>
          <table:table-cell office:value-type="float" office:value="0.39">
            <text:p>0.3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399265941198">
            <text:p>0.4</text:p>
          </table:table-cell>
          <table:table-cell office:value-type="float" office:value="0.42">
            <text:p>0.4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408031283115">
            <text:p>0.41</text:p>
          </table:table-cell>
          <table:table-cell office:value-type="float" office:value="0.47">
            <text:p>0.4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411761494918">
            <text:p>0.41</text:p>
          </table:table-cell>
          <table:table-cell office:value-type="float" office:value="0.4">
            <text:p>0.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712356860173">
            <text:p>0.71</text:p>
          </table:table-cell>
          <table:table-cell office:value-type="float" office:value="0.88">
            <text:p>0.88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387913094776">
            <text:p>0.39</text:p>
          </table:table-cell>
          <table:table-cell office:value-type="float" office:value="0.35">
            <text:p>0.3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44122735738">
            <text:p>0.44</text:p>
          </table:table-cell>
          <table:table-cell office:value-type="float" office:value="0.43">
            <text:p>0.4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40871737368">
            <text:p>0.41</text:p>
          </table:table-cell>
          <table:table-cell office:value-type="float" office:value="0.42">
            <text:p>0.4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731201162396">
            <text:p>0.73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602818755247">
            <text:p>0.6</text:p>
          </table:table-cell>
          <table:table-cell office:value-type="float" office:value="0.77">
            <text:p>0.7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357106351609">
            <text:p>0.36</text:p>
          </table:table-cell>
          <table:table-cell office:value-type="float" office:value="0.34">
            <text:p>0.34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708767237298">
            <text:p>0.71</text:p>
          </table:table-cell>
          <table:table-cell office:value-type="float" office:value="0.85">
            <text:p>0.85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800007976421">
            <text:p>0.8</text:p>
          </table:table-cell>
          <table:table-cell office:value-type="float" office:value="0.97">
            <text:p>0.97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672384360814">
            <text:p>0.67</text:p>
          </table:table-cell>
          <table:table-cell office:value-type="float" office:value="0.88">
            <text:p>0.8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625080035515">
            <text:p>0.63</text:p>
          </table:table-cell>
          <table:table-cell office:value-type="float" office:value="0.77">
            <text:p>0.77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451022990513">
            <text:p>0.45</text:p>
          </table:table-cell>
          <table:table-cell office:value-type="float" office:value="0.47">
            <text:p>0.4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670133713348">
            <text:p>0.67</text:p>
          </table:table-cell>
          <table:table-cell office:value-type="float" office:value="0.88">
            <text:p>0.88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626288333693">
            <text:p>0.63</text:p>
          </table:table-cell>
          <table:table-cell office:value-type="float" office:value="0.82">
            <text:p>0.82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509577986198">
            <text:p>0.51</text:p>
          </table:table-cell>
          <table:table-cell office:value-type="float" office:value="0.57">
            <text:p>0.5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336051430201">
            <text:p>0.34</text:p>
          </table:table-cell>
          <table:table-cell office:value-type="float" office:value="0.27">
            <text:p>0.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734075720698">
            <text:p>0.73</text:p>
          </table:table-cell>
          <table:table-cell office:value-type="float" office:value="0.89">
            <text:p>0.89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526505802609">
            <text:p>0.53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562517653852">
            <text:p>0.56</text:p>
          </table:table-cell>
          <table:table-cell office:value-type="float" office:value="0.75">
            <text:p>0.7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508064066415">
            <text:p>0.51</text:p>
          </table:table-cell>
          <table:table-cell office:value-type="float" office:value="0.56">
            <text:p>0.5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755424207317">
            <text:p>0.76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306993417392">
            <text:p>0.31</text:p>
          </table:table-cell>
          <table:table-cell office:value-type="float" office:value="0.17">
            <text:p>0.1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661751327178">
            <text:p>0.66</text:p>
          </table:table-cell>
          <table:table-cell office:value-type="float" office:value="0.81">
            <text:p>0.81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721604863739">
            <text:p>0.72</text:p>
          </table:table-cell>
          <table:table-cell office:value-type="float" office:value="0.91">
            <text:p>0.9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392341935131">
            <text:p>0.39</text:p>
          </table:table-cell>
          <table:table-cell office:value-type="float" office:value="0.43">
            <text:p>0.4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76705742896">
            <text:p>0.77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498595305897">
            <text:p>0.5</text:p>
          </table:table-cell>
          <table:table-cell office:value-type="float" office:value="0.61">
            <text:p>0.6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481678594268">
            <text:p>0.48</text:p>
          </table:table-cell>
          <table:table-cell office:value-type="float" office:value="0.49">
            <text:p>0.49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582606580468">
            <text:p>0.58</text:p>
          </table:table-cell>
          <table:table-cell office:value-type="float" office:value="0.69">
            <text:p>0.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354790526584">
            <text:p>0.35</text:p>
          </table:table-cell>
          <table:table-cell office:value-type="float" office:value="0.33">
            <text:p>0.3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35223756848">
            <text:p>0.35</text:p>
          </table:table-cell>
          <table:table-cell office:value-type="float" office:value="0.3">
            <text:p>0.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766852671146">
            <text:p>0.77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341699576322">
            <text:p>0.34</text:p>
          </table:table-cell>
          <table:table-cell office:value-type="float" office:value="0.28">
            <text:p>0.2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586994214527">
            <text:p>0.59</text:p>
          </table:table-cell>
          <table:table-cell office:value-type="float" office:value="0.73">
            <text:p>0.7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316468113913">
            <text:p>0.32</text:p>
          </table:table-cell>
          <table:table-cell office:value-type="float" office:value="0.23">
            <text:p>0.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496147845871">
            <text:p>0.5</text:p>
          </table:table-cell>
          <table:table-cell office:value-type="float" office:value="0.59">
            <text:p>0.59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796923304117">
            <text:p>0.8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783592509806">
            <text:p>0.78</text:p>
          </table:table-cell>
          <table:table-cell office:value-type="float" office:value="0.92">
            <text:p>0.9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771079002494">
            <text:p>0.77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335">
            <text:p>3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.794181942513">
            <text:p>0.79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476144854117">
            <text:p>0.48</text:p>
          </table:table-cell>
          <table:table-cell office:value-type="float" office:value="0.56">
            <text:p>0.56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0.51547677456">
            <text:p>0.52</text:p>
          </table:table-cell>
          <table:table-cell office:value-type="float" office:value="0.57">
            <text:p>0.5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0.47555537481">
            <text:p>0.48</text:p>
          </table:table-cell>
          <table:table-cell office:value-type="float" office:value="0.69">
            <text:p>0.69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705824883112">
            <text:p>0.71</text:p>
          </table:table-cell>
          <table:table-cell office:value-type="float" office:value="0.87">
            <text:p>0.87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380204488657">
            <text:p>0.38</text:p>
          </table:table-cell>
          <table:table-cell office:value-type="float" office:value="0.37">
            <text:p>0.3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732048656256">
            <text:p>0.73</text:p>
          </table:table-cell>
          <table:table-cell office:value-type="float" office:value="0.94">
            <text:p>0.9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331167517858">
            <text:p>0.33</text:p>
          </table:table-cell>
          <table:table-cell office:value-type="float" office:value="0.27">
            <text:p>0.2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.328640443506">
            <text:p>0.33</text:p>
          </table:table-cell>
          <table:table-cell office:value-type="float" office:value="0.28">
            <text:p>0.2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736313446926">
            <text:p>0.74</text:p>
          </table:table-cell>
          <table:table-cell office:value-type="float" office:value="0.9">
            <text:p>0.9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58954780899">
            <text:p>0.59</text:p>
          </table:table-cell>
          <table:table-cell office:value-type="float" office:value="0.67">
            <text:p>0.6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575356117883">
            <text:p>0.58</text:p>
          </table:table-cell>
          <table:table-cell office:value-type="float" office:value="0.75">
            <text:p>0.7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.423250803742">
            <text:p>0.42</text:p>
          </table:table-cell>
          <table:table-cell office:value-type="float" office:value="0.46">
            <text:p>0.46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371509315544">
            <text:p>0.37</text:p>
          </table:table-cell>
          <table:table-cell office:value-type="float" office:value="0.35">
            <text:p>0.35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821113044486">
            <text:p>0.82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.717482710888">
            <text:p>0.72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44429090517">
            <text:p>0.44</text:p>
          </table:table-cell>
          <table:table-cell office:value-type="float" office:value="0.47">
            <text:p>0.4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.52762928139">
            <text:p>0.53</text:p>
          </table:table-cell>
          <table:table-cell office:value-type="float" office:value="0.6">
            <text:p>0.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588635260181">
            <text:p>0.59</text:p>
          </table:table-cell>
          <table:table-cell office:value-type="float" office:value="0.75">
            <text:p>0.7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802978641208">
            <text:p>0.8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6189728675">
            <text:p>0.62</text:p>
          </table:table-cell>
          <table:table-cell office:value-type="float" office:value="0.77">
            <text:p>0.77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30651340961">
            <text:p>0.53</text:p>
          </table:table-cell>
          <table:table-cell office:value-type="float" office:value="0.67">
            <text:p>0.6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.421177540624">
            <text:p>0.42</text:p>
          </table:table-cell>
          <table:table-cell office:value-type="float" office:value="0.49">
            <text:p>0.49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438226323162">
            <text:p>0.44</text:p>
          </table:table-cell>
          <table:table-cell office:value-type="float" office:value="0.51">
            <text:p>0.5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511521430692">
            <text:p>0.51</text:p>
          </table:table-cell>
          <table:table-cell office:value-type="float" office:value="0.64">
            <text:p>0.64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296650389943">
            <text:p>0.3</text:p>
          </table:table-cell>
          <table:table-cell office:value-type="float" office:value="0.13">
            <text:p>0.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799844477635">
            <text:p>0.8</text:p>
          </table:table-cell>
          <table:table-cell office:value-type="float" office:value="0.96">
            <text:p>0.96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403700489841">
            <text:p>0.4</text:p>
          </table:table-cell>
          <table:table-cell office:value-type="float" office:value="0.41">
            <text:p>0.4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.736065053279">
            <text:p>0.74</text:p>
          </table:table-cell>
          <table:table-cell office:value-type="float" office:value="0.89">
            <text:p>0.89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812616400309">
            <text:p>0.81</text:p>
          </table:table-cell>
          <table:table-cell office:value-type="float" office:value="0.98">
            <text:p>0.98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753941273751">
            <text:p>0.75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543441612124">
            <text:p>0.54</text:p>
          </table:table-cell>
          <table:table-cell office:value-type="float" office:value="0.66">
            <text:p>0.66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33083952355">
            <text:p>0.33</text:p>
          </table:table-cell>
          <table:table-cell office:value-type="float" office:value="0.25">
            <text:p>0.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772624685977">
            <text:p>0.77</text:p>
          </table:table-cell>
          <table:table-cell office:value-type="float" office:value="0.94">
            <text:p>0.94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516972201838">
            <text:p>0.52</text:p>
          </table:table-cell>
          <table:table-cell office:value-type="float" office:value="0.71">
            <text:p>0.71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461915963542">
            <text:p>0.46</text:p>
          </table:table-cell>
          <table:table-cell office:value-type="float" office:value="0.53">
            <text:p>0.53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500579383402">
            <text:p>0.5</text:p>
          </table:table-cell>
          <table:table-cell office:value-type="float" office:value="0.58">
            <text:p>0.5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538309374123">
            <text:p>0.54</text:p>
          </table:table-cell>
          <table:table-cell office:value-type="float" office:value="0.68">
            <text:p>0.6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786575107263">
            <text:p>0.79</text:p>
          </table:table-cell>
          <table:table-cell office:value-type="float" office:value="0.88">
            <text:p>0.88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526590386151">
            <text:p>0.53</text:p>
          </table:table-cell>
          <table:table-cell office:value-type="float" office:value="0.66">
            <text:p>0.66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708693940798">
            <text:p>0.71</text:p>
          </table:table-cell>
          <table:table-cell office:value-type="float" office:value="0.92">
            <text:p>0.9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11242833984">
            <text:p>0.81</text:p>
          </table:table-cell>
          <table:table-cell office:value-type="float" office:value="0.93">
            <text:p>0.93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666297777893">
            <text:p>0.67</text:p>
          </table:table-cell>
          <table:table-cell office:value-type="float" office:value="0.86">
            <text:p>0.8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772631934255">
            <text:p>0.77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330973272519">
            <text:p>0.33</text:p>
          </table:table-cell>
          <table:table-cell office:value-type="float" office:value="0.24">
            <text:p>0.2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522136956721">
            <text:p>0.52</text:p>
          </table:table-cell>
          <table:table-cell office:value-type="float" office:value="0.63">
            <text:p>0.6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32805053665">
            <text:p>0.33</text:p>
          </table:table-cell>
          <table:table-cell office:value-type="float" office:value="0.23">
            <text:p>0.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652179506119">
            <text:p>0.65</text:p>
          </table:table-cell>
          <table:table-cell office:value-type="float" office:value="0.82">
            <text:p>0.82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468585868857">
            <text:p>0.47</text:p>
          </table:table-cell>
          <table:table-cell office:value-type="float" office:value="0.53">
            <text:p>0.5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384177066136">
            <text:p>0.38</text:p>
          </table:table-cell>
          <table:table-cell office:value-type="float" office:value="0.38">
            <text:p>0.3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829902959245">
            <text:p>0.83</text:p>
          </table:table-cell>
          <table:table-cell office:value-type="float" office:value="0.93">
            <text:p>0.93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490398718764">
            <text:p>0.49</text:p>
          </table:table-cell>
          <table:table-cell office:value-type="float" office:value="0.64">
            <text:p>0.6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77988114294">
            <text:p>0.78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80141919563">
            <text:p>0.8</text:p>
          </table:table-cell>
          <table:table-cell office:value-type="float" office:value="0.96">
            <text:p>0.96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343455207934">
            <text:p>0.34</text:p>
          </table:table-cell>
          <table:table-cell office:value-type="float" office:value="0.24">
            <text:p>0.2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489107288268">
            <text:p>0.49</text:p>
          </table:table-cell>
          <table:table-cell office:value-type="float" office:value="0.57">
            <text:p>0.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391243659987">
            <text:p>0.39</text:p>
          </table:table-cell>
          <table:table-cell office:value-type="float" office:value="0.41">
            <text:p>0.4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602624849134">
            <text:p>0.6</text:p>
          </table:table-cell>
          <table:table-cell office:value-type="float" office:value="0.79">
            <text:p>0.79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435782608458">
            <text:p>0.44</text:p>
          </table:table-cell>
          <table:table-cell office:value-type="float" office:value="0.48">
            <text:p>0.48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678271933306">
            <text:p>0.68</text:p>
          </table:table-cell>
          <table:table-cell office:value-type="float" office:value="0.8">
            <text:p>0.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603276795476">
            <text:p>0.6</text:p>
          </table:table-cell>
          <table:table-cell office:value-type="float" office:value="0.73">
            <text:p>0.7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693420659313">
            <text:p>0.69</text:p>
          </table:table-cell>
          <table:table-cell office:value-type="float" office:value="0.84">
            <text:p>0.84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682953427703">
            <text:p>0.68</text:p>
          </table:table-cell>
          <table:table-cell office:value-type="float" office:value="0.84">
            <text:p>0.84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714483744024">
            <text:p>0.71</text:p>
          </table:table-cell>
          <table:table-cell office:value-type="float" office:value="0.87">
            <text:p>0.87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64075105328">
            <text:p>0.64</text:p>
          </table:table-cell>
          <table:table-cell office:value-type="float" office:value="0.79">
            <text:p>0.79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739848833226">
            <text:p>0.74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762743565083">
            <text:p>0.76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739355360068">
            <text:p>0.74</text:p>
          </table:table-cell>
          <table:table-cell office:value-type="float" office:value="0.91">
            <text:p>0.91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538372941584">
            <text:p>0.54</text:p>
          </table:table-cell>
          <table:table-cell office:value-type="float" office:value="0.66">
            <text:p>0.6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313047958797">
            <text:p>0.31</text:p>
          </table:table-cell>
          <table:table-cell office:value-type="float" office:value="0.19">
            <text:p>0.1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62467212216">
            <text:p>0.62</text:p>
          </table:table-cell>
          <table:table-cell office:value-type="float" office:value="0.81">
            <text:p>0.8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685588670613">
            <text:p>0.69</text:p>
          </table:table-cell>
          <table:table-cell office:value-type="float" office:value="0.82">
            <text:p>0.8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48360359916">
            <text:p>0.48</text:p>
          </table:table-cell>
          <table:table-cell office:value-type="float" office:value="0.6">
            <text:p>0.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692498857136">
            <text:p>0.69</text:p>
          </table:table-cell>
          <table:table-cell office:value-type="float" office:value="0.91">
            <text:p>0.91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843809828253">
            <text:p>0.84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323292158544">
            <text:p>0.32</text:p>
          </table:table-cell>
          <table:table-cell office:value-type="float" office:value="0.21">
            <text:p>0.2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414060908657">
            <text:p>0.41</text:p>
          </table:table-cell>
          <table:table-cell office:value-type="float" office:value="0.51">
            <text:p>0.51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803573362552">
            <text:p>0.8</text:p>
          </table:table-cell>
          <table:table-cell office:value-type="float" office:value="0.94">
            <text:p>0.94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531544573711">
            <text:p>0.53</text:p>
          </table:table-cell>
          <table:table-cell office:value-type="float" office:value="0.65">
            <text:p>0.65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56626039963">
            <text:p>0.57</text:p>
          </table:table-cell>
          <table:table-cell office:value-type="float" office:value="0.74">
            <text:p>0.74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334145853272">
            <text:p>0.33</text:p>
          </table:table-cell>
          <table:table-cell office:value-type="float" office:value="0.26">
            <text:p>0.26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325909502212">
            <text:p>0.33</text:p>
          </table:table-cell>
          <table:table-cell office:value-type="float" office:value="0.21">
            <text:p>0.2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826611504145">
            <text:p>0.83</text:p>
          </table:table-cell>
          <table:table-cell office:value-type="float" office:value="0.98">
            <text:p>0.98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589482064974">
            <text:p>0.59</text:p>
          </table:table-cell>
          <table:table-cell office:value-type="float" office:value="0.77">
            <text:p>0.77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521892837695">
            <text:p>0.52</text:p>
          </table:table-cell>
          <table:table-cell office:value-type="float" office:value="0.61">
            <text:p>0.6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776965547523">
            <text:p>0.78</text:p>
          </table:table-cell>
          <table:table-cell office:value-type="float" office:value="0.92">
            <text:p>0.92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484335074988">
            <text:p>0.48</text:p>
          </table:table-cell>
          <table:table-cell office:value-type="float" office:value="0.53">
            <text:p>0.5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387529124663">
            <text:p>0.39</text:p>
          </table:table-cell>
          <table:table-cell office:value-type="float" office:value="0.41">
            <text:p>0.4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789895456801">
            <text:p>0.79</text:p>
          </table:table-cell>
          <table:table-cell office:value-type="float" office:value="0.94">
            <text:p>0.94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384530809637">
            <text:p>0.38</text:p>
          </table:table-cell>
          <table:table-cell office:value-type="float" office:value="0.36">
            <text:p>0.3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441879347376">
            <text:p>0.44</text:p>
          </table:table-cell>
          <table:table-cell office:value-type="float" office:value="0.51">
            <text:p>0.51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632688086824">
            <text:p>0.63</text:p>
          </table:table-cell>
          <table:table-cell office:value-type="float" office:value="0.73">
            <text:p>0.73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752428972807">
            <text:p>0.75</text:p>
          </table:table-cell>
          <table:table-cell office:value-type="float" office:value="0.89">
            <text:p>0.8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314391792548">
            <text:p>0.31</text:p>
          </table:table-cell>
          <table:table-cell office:value-type="float" office:value="0.22">
            <text:p>0.2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779509948739">
            <text:p>0.78</text:p>
          </table:table-cell>
          <table:table-cell office:value-type="float" office:value="0.9">
            <text:p>0.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337020822115">
            <text:p>0.34</text:p>
          </table:table-cell>
          <table:table-cell office:value-type="float" office:value="0.27">
            <text:p>0.2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752252350208">
            <text:p>0.75</text:p>
          </table:table-cell>
          <table:table-cell office:value-type="float" office:value="0.89">
            <text:p>0.89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648286401668">
            <text:p>0.65</text:p>
          </table:table-cell>
          <table:table-cell office:value-type="float" office:value="0.86">
            <text:p>0.86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347409584214">
            <text:p>0.35</text:p>
          </table:table-cell>
          <table:table-cell office:value-type="float" office:value="0.3">
            <text:p>0.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587640422758">
            <text:p>0.59</text:p>
          </table:table-cell>
          <table:table-cell office:value-type="float" office:value="0.71">
            <text:p>0.7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849200129593">
            <text:p>0.85</text:p>
          </table:table-cell>
          <table:table-cell office:value-type="float" office:value="0.97">
            <text:p>0.97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758273692934">
            <text:p>0.76</text:p>
          </table:table-cell>
          <table:table-cell office:value-type="float" office:value="0.9">
            <text:p>0.9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408905565541">
            <text:p>0.41</text:p>
          </table:table-cell>
          <table:table-cell office:value-type="float" office:value="0.41">
            <text:p>0.4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495052059858">
            <text:p>0.5</text:p>
          </table:table-cell>
          <table:table-cell office:value-type="float" office:value="0.56">
            <text:p>0.5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54563126144">
            <text:p>0.55</text:p>
          </table:table-cell>
          <table:table-cell office:value-type="float" office:value="0.61">
            <text:p>0.6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780613340018">
            <text:p>0.78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410170053707">
            <text:p>0.41</text:p>
          </table:table-cell>
          <table:table-cell office:value-type="float" office:value="0.46">
            <text:p>0.4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670597946327">
            <text:p>0.67</text:p>
          </table:table-cell>
          <table:table-cell office:value-type="float" office:value="0.82">
            <text:p>0.8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372690769472">
            <text:p>0.37</text:p>
          </table:table-cell>
          <table:table-cell office:value-type="float" office:value="0.3">
            <text:p>0.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571264455034">
            <text:p>0.57</text:p>
          </table:table-cell>
          <table:table-cell office:value-type="float" office:value="0.65">
            <text:p>0.6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419668651184">
            <text:p>0.42</text:p>
          </table:table-cell>
          <table:table-cell office:value-type="float" office:value="0.47">
            <text:p>0.47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823063163474">
            <text:p>0.82</text:p>
          </table:table-cell>
          <table:table-cell office:value-type="float" office:value="0.97">
            <text:p>0.97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779115915553">
            <text:p>0.78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417224288943">
            <text:p>0.42</text:p>
          </table:table-cell>
          <table:table-cell office:value-type="float" office:value="0.41">
            <text:p>0.4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488061213438">
            <text:p>0.49</text:p>
          </table:table-cell>
          <table:table-cell office:value-type="float" office:value="0.53">
            <text:p>0.53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652842120899">
            <text:p>0.65</text:p>
          </table:table-cell>
          <table:table-cell office:value-type="float" office:value="0.82">
            <text:p>0.82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760116879323">
            <text:p>0.76</text:p>
          </table:table-cell>
          <table:table-cell office:value-type="float" office:value="0.94">
            <text:p>0.94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76340623202">
            <text:p>0.76</text:p>
          </table:table-cell>
          <table:table-cell office:value-type="float" office:value="0.95">
            <text:p>0.95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321922234741">
            <text:p>0.32</text:p>
          </table:table-cell>
          <table:table-cell office:value-type="float" office:value="0.22">
            <text:p>0.2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50476481506">
            <text:p>0.5</text:p>
          </table:table-cell>
          <table:table-cell office:value-type="float" office:value="0.56">
            <text:p>0.5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652651227547">
            <text:p>0.65</text:p>
          </table:table-cell>
          <table:table-cell office:value-type="float" office:value="0.82">
            <text:p>0.8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87540638995">
            <text:p>0.69</text:p>
          </table:table-cell>
          <table:table-cell office:value-type="float" office:value="0.88">
            <text:p>0.88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31947377887">
            <text:p>0.32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536724882223">
            <text:p>0.54</text:p>
          </table:table-cell>
          <table:table-cell office:value-type="float" office:value="0.59">
            <text:p>0.5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449263112285">
            <text:p>0.45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729643121353">
            <text:p>0.73</text:p>
          </table:table-cell>
          <table:table-cell office:value-type="float" office:value="0.95">
            <text:p>0.95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738610146283">
            <text:p>0.74</text:p>
          </table:table-cell>
          <table:table-cell office:value-type="float" office:value="0.87">
            <text:p>0.87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525517589372">
            <text:p>0.53</text:p>
          </table:table-cell>
          <table:table-cell office:value-type="float" office:value="0.67">
            <text:p>0.6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739692379272">
            <text:p>0.74</text:p>
          </table:table-cell>
          <table:table-cell office:value-type="float" office:value="0.9">
            <text:p>0.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446748318383">
            <text:p>0.45</text:p>
          </table:table-cell>
          <table:table-cell office:value-type="float" office:value="0.45">
            <text:p>0.4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700932002766">
            <text:p>0.7</text:p>
          </table:table-cell>
          <table:table-cell office:value-type="float" office:value="0.88">
            <text:p>0.8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796208546654">
            <text:p>0.8</text:p>
          </table:table-cell>
          <table:table-cell office:value-type="float" office:value="0.91">
            <text:p>0.91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583651164859">
            <text:p>0.58</text:p>
          </table:table-cell>
          <table:table-cell office:value-type="float" office:value="0.77">
            <text:p>0.7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689759742565">
            <text:p>0.69</text:p>
          </table:table-cell>
          <table:table-cell office:value-type="float" office:value="0.9">
            <text:p>0.9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40319311407">
            <text:p>0.4</text:p>
          </table:table-cell>
          <table:table-cell office:value-type="float" office:value="0.37">
            <text:p>0.3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450406505222">
            <text:p>0.45</text:p>
          </table:table-cell>
          <table:table-cell office:value-type="float" office:value="0.51">
            <text:p>0.5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735315491081">
            <text:p>0.74</text:p>
          </table:table-cell>
          <table:table-cell office:value-type="float" office:value="0.89">
            <text:p>0.89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320797848593">
            <text:p>0.32</text:p>
          </table:table-cell>
          <table:table-cell office:value-type="float" office:value="0.22">
            <text:p>0.2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54463517095">
            <text:p>0.54</text:p>
          </table:table-cell>
          <table:table-cell office:value-type="float" office:value="0.68">
            <text:p>0.68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69909590091">
            <text:p>0.7</text:p>
          </table:table-cell>
          <table:table-cell office:value-type="float" office:value="0.87">
            <text:p>0.8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344072722471">
            <text:p>0.34</text:p>
          </table:table-cell>
          <table:table-cell office:value-type="float" office:value="0.27">
            <text:p>0.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793406891995">
            <text:p>0.79</text:p>
          </table:table-cell>
          <table:table-cell office:value-type="float" office:value="0.94">
            <text:p>0.94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425048992028">
            <text:p>0.43</text:p>
          </table:table-cell>
          <table:table-cell office:value-type="float" office:value="0.44">
            <text:p>0.4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684183472473">
            <text:p>0.68</text:p>
          </table:table-cell>
          <table:table-cell office:value-type="float" office:value="0.87">
            <text:p>0.87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744368822571">
            <text:p>0.74</text:p>
          </table:table-cell>
          <table:table-cell office:value-type="float" office:value="0.9">
            <text:p>0.9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748120152034">
            <text:p>0.75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738506649062">
            <text:p>0.74</text:p>
          </table:table-cell>
          <table:table-cell office:value-type="float" office:value="0.9">
            <text:p>0.9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32862926132">
            <text:p>0.33</text:p>
          </table:table-cell>
          <table:table-cell office:value-type="float" office:value="0.24">
            <text:p>0.2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668369070968">
            <text:p>0.67</text:p>
          </table:table-cell>
          <table:table-cell office:value-type="float" office:value="0.84">
            <text:p>0.84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508331925731">
            <text:p>0.51</text:p>
          </table:table-cell>
          <table:table-cell office:value-type="float" office:value="0.63">
            <text:p>0.6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527184324155">
            <text:p>0.53</text:p>
          </table:table-cell>
          <table:table-cell office:value-type="float" office:value="0.6">
            <text:p>0.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39602805083">
            <text:p>0.4</text:p>
          </table:table-cell>
          <table:table-cell office:value-type="float" office:value="0.43">
            <text:p>0.4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367990433355">
            <text:p>0.37</text:p>
          </table:table-cell>
          <table:table-cell office:value-type="float" office:value="0.38">
            <text:p>0.38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339629132045">
            <text:p>0.34</text:p>
          </table:table-cell>
          <table:table-cell office:value-type="float" office:value="0.27">
            <text:p>0.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575501373366">
            <text:p>0.58</text:p>
          </table:table-cell>
          <table:table-cell office:value-type="float" office:value="0.74">
            <text:p>0.74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334355131106">
            <text:p>0.33</text:p>
          </table:table-cell>
          <table:table-cell office:value-type="float" office:value="0.24">
            <text:p>0.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489820631095">
            <text:p>0.49</text:p>
          </table:table-cell>
          <table:table-cell office:value-type="float" office:value="0.6">
            <text:p>0.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512241375439">
            <text:p>0.51</text:p>
          </table:table-cell>
          <table:table-cell office:value-type="float" office:value="0.63">
            <text:p>0.6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677204684384">
            <text:p>0.68</text:p>
          </table:table-cell>
          <table:table-cell office:value-type="float" office:value="0.87">
            <text:p>0.87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561862634047">
            <text:p>0.56</text:p>
          </table:table-cell>
          <table:table-cell office:value-type="float" office:value="0.71">
            <text:p>0.71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801220781175">
            <text:p>0.8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48330553363">
            <text:p>0.48</text:p>
          </table:table-cell>
          <table:table-cell office:value-type="float" office:value="0.66">
            <text:p>0.66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530583665691">
            <text:p>0.53</text:p>
          </table:table-cell>
          <table:table-cell office:value-type="float" office:value="0.62">
            <text:p>0.62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477489053775">
            <text:p>0.48</text:p>
          </table:table-cell>
          <table:table-cell office:value-type="float" office:value="0.6">
            <text:p>0.6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821531462571">
            <text:p>0.82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47036183651">
            <text:p>0.47</text:p>
          </table:table-cell>
          <table:table-cell office:value-type="float" office:value="0.52">
            <text:p>0.5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674844215943">
            <text:p>0.67</text:p>
          </table:table-cell>
          <table:table-cell office:value-type="float" office:value="0.89">
            <text:p>0.89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447533030452">
            <text:p>0.45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438550838332">
            <text:p>0.44</text:p>
          </table:table-cell>
          <table:table-cell office:value-type="float" office:value="0.51">
            <text:p>0.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415580371574">
            <text:p>0.42</text:p>
          </table:table-cell>
          <table:table-cell office:value-type="float" office:value="0.37">
            <text:p>0.3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422551185847">
            <text:p>0.42</text:p>
          </table:table-cell>
          <table:table-cell office:value-type="float" office:value="0.46">
            <text:p>0.4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58802992959">
            <text:p>0.59</text:p>
          </table:table-cell>
          <table:table-cell office:value-type="float" office:value="0.73">
            <text:p>0.7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311319401349">
            <text:p>0.31</text:p>
          </table:table-cell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747198757341">
            <text:p>0.75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608939328957">
            <text:p>0.61</text:p>
          </table:table-cell>
          <table:table-cell office:value-type="float" office:value="0.75">
            <text:p>0.75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630794389888">
            <text:p>0.63</text:p>
          </table:table-cell>
          <table:table-cell office:value-type="float" office:value="0.83">
            <text:p>0.8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524688657728">
            <text:p>0.52</text:p>
          </table:table-cell>
          <table:table-cell office:value-type="float" office:value="0.59">
            <text:p>0.59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420984697329">
            <text:p>0.42</text:p>
          </table:table-cell>
          <table:table-cell office:value-type="float" office:value="0.47">
            <text:p>0.4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392039345787">
            <text:p>0.39</text:p>
          </table:table-cell>
          <table:table-cell office:value-type="float" office:value="0.44">
            <text:p>0.4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751385954666">
            <text:p>0.75</text:p>
          </table:table-cell>
          <table:table-cell office:value-type="float" office:value="0.92">
            <text:p>0.92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497733446788">
            <text:p>0.5</text:p>
          </table:table-cell>
          <table:table-cell office:value-type="float" office:value="0.6">
            <text:p>0.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663859343889">
            <text:p>0.66</text:p>
          </table:table-cell>
          <table:table-cell office:value-type="float" office:value="0.8">
            <text:p>0.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600730071855">
            <text:p>0.6</text:p>
          </table:table-cell>
          <table:table-cell office:value-type="float" office:value="0.71">
            <text:p>0.7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634306239128">
            <text:p>0.63</text:p>
          </table:table-cell>
          <table:table-cell office:value-type="float" office:value="0.8">
            <text:p>0.8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336146671411">
            <text:p>0.34</text:p>
          </table:table-cell>
          <table:table-cell office:value-type="float" office:value="0.26">
            <text:p>0.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751602784499">
            <text:p>0.75</text:p>
          </table:table-cell>
          <table:table-cell office:value-type="float" office:value="0.93">
            <text:p>0.93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318197810632">
            <text:p>0.32</text:p>
          </table:table-cell>
          <table:table-cell office:value-type="float" office:value="0.22">
            <text:p>0.2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.714279671671">
            <text:p>0.71</text:p>
          </table:table-cell>
          <table:table-cell office:value-type="float" office:value="0.84">
            <text:p>0.84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.832062191922">
            <text:p>0.83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667362236007">
            <text:p>0.67</text:p>
          </table:table-cell>
          <table:table-cell office:value-type="float" office:value="0.9">
            <text:p>0.9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40426291644">
            <text:p>0.4</text:p>
          </table:table-cell>
          <table:table-cell office:value-type="float" office:value="0.4">
            <text:p>0.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433626809825">
            <text:p>0.43</text:p>
          </table:table-cell>
          <table:table-cell office:value-type="float" office:value="0.5">
            <text:p>0.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4439623566">
            <text:p>0.44</text:p>
          </table:table-cell>
          <table:table-cell office:value-type="float" office:value="0.48">
            <text:p>0.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.579649986566">
            <text:p>0.58</text:p>
          </table:table-cell>
          <table:table-cell office:value-type="float" office:value="0.71">
            <text:p>0.71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542942662932">
            <text:p>0.54</text:p>
          </table:table-cell>
          <table:table-cell office:value-type="float" office:value="0.63">
            <text:p>0.6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406032294697">
            <text:p>0.41</text:p>
          </table:table-cell>
          <table:table-cell office:value-type="float" office:value="0.44">
            <text:p>0.4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729931989251">
            <text:p>0.73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342582055903">
            <text:p>0.34</text:p>
          </table:table-cell>
          <table:table-cell office:value-type="float" office:value="0.28">
            <text:p>0.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.42396020734">
            <text:p>0.42</text:p>
          </table:table-cell>
          <table:table-cell office:value-type="float" office:value="0.42">
            <text:p>0.4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.502900992169">
            <text:p>0.5</text:p>
          </table:table-cell>
          <table:table-cell office:value-type="float" office:value="0.55">
            <text:p>0.5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.802919052657">
            <text:p>0.8</text:p>
          </table:table-cell>
          <table:table-cell office:value-type="float" office:value="0.97">
            <text:p>0.97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754142056829">
            <text:p>0.75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.751694425736">
            <text:p>0.75</text:p>
          </table:table-cell>
          <table:table-cell office:value-type="float" office:value="0.89">
            <text:p>0.89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488799661095">
            <text:p>0.49</text:p>
          </table:table-cell>
          <table:table-cell office:value-type="float" office:value="0.62">
            <text:p>0.6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800219924105">
            <text:p>0.8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318447531881">
            <text:p>0.32</text:p>
          </table:table-cell>
          <table:table-cell office:value-type="float" office:value="0.26">
            <text:p>0.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38492162703">
            <text:p>0.38</text:p>
          </table:table-cell>
          <table:table-cell office:value-type="float" office:value="0.39">
            <text:p>0.39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458489257041">
            <text:p>0.46</text:p>
          </table:table-cell>
          <table:table-cell office:value-type="float" office:value="0.53">
            <text:p>0.5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686255181337">
            <text:p>0.69</text:p>
          </table:table-cell>
          <table:table-cell office:value-type="float" office:value="0.84">
            <text:p>0.8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.364201003335">
            <text:p>0.36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434578470025">
            <text:p>0.43</text:p>
          </table:table-cell>
          <table:table-cell office:value-type="float" office:value="0.45">
            <text:p>0.45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787795862538">
            <text:p>0.79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364280771873">
            <text:p>0.36</text:p>
          </table:table-cell>
          <table:table-cell office:value-type="float" office:value="0.34">
            <text:p>0.34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735045471125">
            <text:p>0.74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789269994216">
            <text:p>0.79</text:p>
          </table:table-cell>
          <table:table-cell office:value-type="float" office:value="0.94">
            <text:p>0.94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.831137037407">
            <text:p>0.83</text:p>
          </table:table-cell>
          <table:table-cell office:value-type="float" office:value="0.96">
            <text:p>0.96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.67270435801">
            <text:p>0.67</text:p>
          </table:table-cell>
          <table:table-cell office:value-type="float" office:value="0.86">
            <text:p>0.86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521819892155">
            <text:p>0.52</text:p>
          </table:table-cell>
          <table:table-cell office:value-type="float" office:value="0.61">
            <text:p>0.6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0.588319471465">
            <text:p>0.59</text:p>
          </table:table-cell>
          <table:table-cell office:value-type="float" office:value="0.71">
            <text:p>0.71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402526852894">
            <text:p>0.4</text:p>
          </table:table-cell>
          <table:table-cell office:value-type="float" office:value="0.43">
            <text:p>0.4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.826364484987">
            <text:p>0.83</text:p>
          </table:table-cell>
          <table:table-cell office:value-type="float" office:value="0.96">
            <text:p>0.96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775014133494">
            <text:p>0.78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482563921255">
            <text:p>0.48</text:p>
          </table:table-cell>
          <table:table-cell office:value-type="float" office:value="0.54">
            <text:p>0.5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697690533292">
            <text:p>0.7</text:p>
          </table:table-cell>
          <table:table-cell office:value-type="float" office:value="0.88">
            <text:p>0.88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8235834682">
            <text:p>0.82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749603770195">
            <text:p>0.75</text:p>
          </table:table-cell>
          <table:table-cell office:value-type="float" office:value="0.91">
            <text:p>0.91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607888537687">
            <text:p>0.61</text:p>
          </table:table-cell>
          <table:table-cell office:value-type="float" office:value="0.8">
            <text:p>0.8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758125378148">
            <text:p>0.76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780551379882">
            <text:p>0.78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470714616118">
            <text:p>0.47</text:p>
          </table:table-cell>
          <table:table-cell office:value-type="float" office:value="0.57">
            <text:p>0.57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420937236393">
            <text:p>0.42</text:p>
          </table:table-cell>
          <table:table-cell office:value-type="float" office:value="0.45">
            <text:p>0.4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676727999842">
            <text:p>0.68</text:p>
          </table:table-cell>
          <table:table-cell office:value-type="float" office:value="0.84">
            <text:p>0.84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4936689091">
            <text:p>0.49</text:p>
          </table:table-cell>
          <table:table-cell office:value-type="float" office:value="0.56">
            <text:p>0.5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551151263662">
            <text:p>0.55</text:p>
          </table:table-cell>
          <table:table-cell office:value-type="float" office:value="0.65">
            <text:p>0.65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476636449902">
            <text:p>0.48</text:p>
          </table:table-cell>
          <table:table-cell office:value-type="float" office:value="0.57">
            <text:p>0.5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509347049356">
            <text:p>0.51</text:p>
          </table:table-cell>
          <table:table-cell office:value-type="float" office:value="0.57">
            <text:p>0.5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600097725786">
            <text:p>0.6</text:p>
          </table:table-cell>
          <table:table-cell office:value-type="float" office:value="0.76">
            <text:p>0.76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644095194315">
            <text:p>0.64</text:p>
          </table:table-cell>
          <table:table-cell office:value-type="float" office:value="0.78">
            <text:p>0.78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557304916367">
            <text:p>0.56</text:p>
          </table:table-cell>
          <table:table-cell office:value-type="float" office:value="0.69">
            <text:p>0.69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824535214566">
            <text:p>0.82</text:p>
          </table:table-cell>
          <table:table-cell office:value-type="float" office:value="0.95">
            <text:p>0.95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667733435336">
            <text:p>0.67</text:p>
          </table:table-cell>
          <table:table-cell office:value-type="float" office:value="0.84">
            <text:p>0.84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556706167393">
            <text:p>0.56</text:p>
          </table:table-cell>
          <table:table-cell office:value-type="float" office:value="0.72">
            <text:p>0.72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540999681686">
            <text:p>0.54</text:p>
          </table:table-cell>
          <table:table-cell office:value-type="float" office:value="0.65">
            <text:p>0.65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452315140282">
            <text:p>0.45</text:p>
          </table:table-cell>
          <table:table-cell office:value-type="float" office:value="0.55">
            <text:p>0.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803539462937">
            <text:p>0.8</text:p>
          </table:table-cell>
          <table:table-cell office:value-type="float" office:value="0.96">
            <text:p>0.96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340514903885">
            <text:p>0.34</text:p>
          </table:table-cell>
          <table:table-cell office:value-type="float" office:value="0.25">
            <text:p>0.2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422165122863">
            <text:p>0.42</text:p>
          </table:table-cell>
          <table:table-cell office:value-type="float" office:value="0.41">
            <text:p>0.4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450006764333">
            <text:p>0.45</text:p>
          </table:table-cell>
          <table:table-cell office:value-type="float" office:value="0.53">
            <text:p>0.5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792482765206">
            <text:p>0.79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64119249431">
            <text:p>0.64</text:p>
          </table:table-cell>
          <table:table-cell office:value-type="float" office:value="0.83">
            <text:p>0.83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348335776853">
            <text:p>0.35</text:p>
          </table:table-cell>
          <table:table-cell office:value-type="float" office:value="0.28">
            <text:p>0.2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528164217975">
            <text:p>0.53</text:p>
          </table:table-cell>
          <table:table-cell office:value-type="float" office:value="0.57">
            <text:p>0.5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0.802015001123">
            <text:p>0.8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802437707286">
            <text:p>0.8</text:p>
          </table:table-cell>
          <table:table-cell office:value-type="float" office:value="0.95">
            <text:p>0.95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383129157363">
            <text:p>0.38</text:p>
          </table:table-cell>
          <table:table-cell office:value-type="float" office:value="0.38">
            <text:p>0.3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78284210534">
            <text:p>0.78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.536732892593">
            <text:p>0.54</text:p>
          </table:table-cell>
          <table:table-cell office:value-type="float" office:value="0.67">
            <text:p>0.67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0.32705011223">
            <text:p>0.33</text:p>
          </table:table-cell>
          <table:table-cell office:value-type="float" office:value="0.23">
            <text:p>0.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.403506124381">
            <text:p>0.4</text:p>
          </table:table-cell>
          <table:table-cell office:value-type="float" office:value="0.4">
            <text:p>0.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.752736252533">
            <text:p>0.75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.802102672455">
            <text:p>0.8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304954427599">
            <text:p>0.3</text:p>
          </table:table-cell>
          <table:table-cell office:value-type="float" office:value="0.19">
            <text:p>0.1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.782252813451">
            <text:p>0.78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.679449453112">
            <text:p>0.68</text:p>
          </table:table-cell>
          <table:table-cell office:value-type="float" office:value="0.9">
            <text:p>0.9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.766790371668">
            <text:p>0.77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727322542389">
            <text:p>0.73</text:p>
          </table:table-cell>
          <table:table-cell office:value-type="float" office:value="0.91">
            <text:p>0.91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393408457024">
            <text:p>0.39</text:p>
          </table:table-cell>
          <table:table-cell office:value-type="float" office:value="0.4">
            <text:p>0.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.364863534423">
            <text:p>0.36</text:p>
          </table:table-cell>
          <table:table-cell office:value-type="float" office:value="0.32">
            <text:p>0.3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.315923439304">
            <text:p>0.32</text:p>
          </table:table-cell>
          <table:table-cell office:value-type="float" office:value="0.24">
            <text:p>0.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.415524972878">
            <text:p>0.42</text:p>
          </table:table-cell>
          <table:table-cell office:value-type="float" office:value="0.38">
            <text:p>0.3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670876377158">
            <text:p>0.67</text:p>
          </table:table-cell>
          <table:table-cell office:value-type="float" office:value="0.82">
            <text:p>0.82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0.581865116246">
            <text:p>0.58</text:p>
          </table:table-cell>
          <table:table-cell office:value-type="float" office:value="0.78">
            <text:p>0.78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.686683822531">
            <text:p>0.69</text:p>
          </table:table-cell>
          <table:table-cell office:value-type="float" office:value="0.81">
            <text:p>0.81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.774866069909">
            <text:p>0.77</text:p>
          </table:table-cell>
          <table:table-cell office:value-type="float" office:value="0.92">
            <text:p>0.92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.724315377846">
            <text:p>0.72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0.650957648834">
            <text:p>0.65</text:p>
          </table:table-cell>
          <table:table-cell office:value-type="float" office:value="0.78">
            <text:p>0.78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.623550139011">
            <text:p>0.62</text:p>
          </table:table-cell>
          <table:table-cell office:value-type="float" office:value="0.79">
            <text:p>0.79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0.448022002298">
            <text:p>0.45</text:p>
          </table:table-cell>
          <table:table-cell office:value-type="float" office:value="0.51">
            <text:p>0.5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0.639518575011">
            <text:p>0.64</text:p>
          </table:table-cell>
          <table:table-cell office:value-type="float" office:value="0.75">
            <text:p>0.7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0.726116321641">
            <text:p>0.73</text:p>
          </table:table-cell>
          <table:table-cell office:value-type="float" office:value="0.94">
            <text:p>0.94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0.320180404767">
            <text:p>0.32</text:p>
          </table:table-cell>
          <table:table-cell office:value-type="float" office:value="0.2">
            <text:p>0.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567720254633">
            <text:p>0.57</text:p>
          </table:table-cell>
          <table:table-cell office:value-type="float" office:value="0.64">
            <text:p>0.64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.775347042663">
            <text:p>0.78</text:p>
          </table:table-cell>
          <table:table-cell office:value-type="float" office:value="0.9">
            <text:p>0.9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697933642185">
            <text:p>0.7</text:p>
          </table:table-cell>
          <table:table-cell office:value-type="float" office:value="0.9">
            <text:p>0.9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0.770191287327">
            <text:p>0.77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342898460573">
            <text:p>0.34</text:p>
          </table:table-cell>
          <table:table-cell office:value-type="float" office:value="0.27">
            <text:p>0.2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.384445190195">
            <text:p>0.38</text:p>
          </table:table-cell>
          <table:table-cell office:value-type="float" office:value="0.44">
            <text:p>0.44</text:p>
          </table:table-cell>
          <table:table-cell office:value-type="float" office:value="53">
            <text:p>5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0.338411450553">
            <text:p>0.34</text:p>
          </table:table-cell>
          <table:table-cell office:value-type="float" office:value="0.27">
            <text:p>0.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0.69211872276">
            <text:p>0.69</text:p>
          </table:table-cell>
          <table:table-cell office:value-type="float" office:value="0.91">
            <text:p>0.9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.700298474742">
            <text:p>0.7</text:p>
          </table:table-cell>
          <table:table-cell office:value-type="float" office:value="0.84">
            <text:p>0.84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.831093322784">
            <text:p>0.83</text:p>
          </table:table-cell>
          <table:table-cell office:value-type="float" office:value="0.98">
            <text:p>0.98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0.698628324615">
            <text:p>0.7</text:p>
          </table:table-cell>
          <table:table-cell office:value-type="float" office:value="0.88">
            <text:p>0.88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.771406383534">
            <text:p>0.77</text:p>
          </table:table-cell>
          <table:table-cell office:value-type="float" office:value="0.92">
            <text:p>0.92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0.360359756762">
            <text:p>0.36</text:p>
          </table:table-cell>
          <table:table-cell office:value-type="float" office:value="0.34">
            <text:p>0.3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0.826754220429">
            <text:p>0.83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.725962093517">
            <text:p>0.73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0.765009999736">
            <text:p>0.77</text:p>
          </table:table-cell>
          <table:table-cell office:value-type="float" office:value="0.95">
            <text:p>0.95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.453888159649">
            <text:p>0.45</text:p>
          </table:table-cell>
          <table:table-cell office:value-type="float" office:value="0.55">
            <text:p>0.55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.317956166187">
            <text:p>0.32</text:p>
          </table:table-cell>
          <table:table-cell office:value-type="float" office:value="0.23">
            <text:p>0.2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.568924079161">
            <text:p>0.57</text:p>
          </table:table-cell>
          <table:table-cell office:value-type="float" office:value="0.67">
            <text:p>0.6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.552223156593">
            <text:p>0.55</text:p>
          </table:table-cell>
          <table:table-cell office:value-type="float" office:value="0.68">
            <text:p>0.6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514304601366">
            <text:p>0.51</text:p>
          </table:table-cell>
          <table:table-cell office:value-type="float" office:value="0.63">
            <text:p>0.6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0.49727800046">
            <text:p>0.5</text:p>
          </table:table-cell>
          <table:table-cell office:value-type="float" office:value="0.55">
            <text:p>0.5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.520736841065">
            <text:p>0.52</text:p>
          </table:table-cell>
          <table:table-cell office:value-type="float" office:value="0.61">
            <text:p>0.6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.375658382301">
            <text:p>0.38</text:p>
          </table:table-cell>
          <table:table-cell office:value-type="float" office:value="0.35">
            <text:p>0.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.431691497372">
            <text:p>0.43</text:p>
          </table:table-cell>
          <table:table-cell office:value-type="float" office:value="0.46">
            <text:p>0.4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388792716947">
            <text:p>0.39</text:p>
          </table:table-cell>
          <table:table-cell office:value-type="float" office:value="0.35">
            <text:p>0.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.345113409371">
            <text:p>0.35</text:p>
          </table:table-cell>
          <table:table-cell office:value-type="float" office:value="0.29">
            <text:p>0.2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.616778413924">
            <text:p>0.62</text:p>
          </table:table-cell>
          <table:table-cell office:value-type="float" office:value="0.75">
            <text:p>0.75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0.78127535436">
            <text:p>0.78</text:p>
          </table:table-cell>
          <table:table-cell office:value-type="float" office:value="0.95">
            <text:p>0.95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.738790403538">
            <text:p>0.74</text:p>
          </table:table-cell>
          <table:table-cell office:value-type="float" office:value="0.91">
            <text:p>0.91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0.571745169096">
            <text:p>0.57</text:p>
          </table:table-cell>
          <table:table-cell office:value-type="float" office:value="0.69">
            <text:p>0.6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.508581742306">
            <text:p>0.51</text:p>
          </table:table-cell>
          <table:table-cell office:value-type="float" office:value="0.6">
            <text:p>0.6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0.748203482972">
            <text:p>0.75</text:p>
          </table:table-cell>
          <table:table-cell office:value-type="float" office:value="0.92">
            <text:p>0.92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0.322735463077">
            <text:p>0.32</text:p>
          </table:table-cell>
          <table:table-cell office:value-type="float" office:value="0.28">
            <text:p>0.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0.668738564803">
            <text:p>0.67</text:p>
          </table:table-cell>
          <table:table-cell office:value-type="float" office:value="0.88">
            <text:p>0.8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0.787185844806">
            <text:p>0.79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766889822429">
            <text:p>0.77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0.34128303212">
            <text:p>0.34</text:p>
          </table:table-cell>
          <table:table-cell office:value-type="float" office:value="0.31">
            <text:p>0.3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0.430965471543">
            <text:p>0.43</text:p>
          </table:table-cell>
          <table:table-cell office:value-type="float" office:value="0.46">
            <text:p>0.4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0.454861040322">
            <text:p>0.45</text:p>
          </table:table-cell>
          <table:table-cell office:value-type="float" office:value="0.55">
            <text:p>0.5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719139884823">
            <text:p>0.72</text:p>
          </table:table-cell>
          <table:table-cell office:value-type="float" office:value="0.86">
            <text:p>0.8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.657965197609">
            <text:p>0.66</text:p>
          </table:table-cell>
          <table:table-cell office:value-type="float" office:value="0.81">
            <text:p>0.81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.743445032588">
            <text:p>0.74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0.455591213039">
            <text:p>0.46</text:p>
          </table:table-cell>
          <table:table-cell office:value-type="float" office:value="0.56">
            <text:p>0.5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735619099122">
            <text:p>0.74</text:p>
          </table:table-cell>
          <table:table-cell office:value-type="float" office:value="0.89">
            <text:p>0.89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0.448450121852">
            <text:p>0.45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0.497387555042">
            <text:p>0.5</text:p>
          </table:table-cell>
          <table:table-cell office:value-type="float" office:value="0.55">
            <text:p>0.5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0.404752050551">
            <text:p>0.4</text:p>
          </table:table-cell>
          <table:table-cell office:value-type="float" office:value="0.38">
            <text:p>0.38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0.690556652986">
            <text:p>0.69</text:p>
          </table:table-cell>
          <table:table-cell office:value-type="float" office:value="0.86">
            <text:p>0.86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.45788938898">
            <text:p>0.46</text:p>
          </table:table-cell>
          <table:table-cell office:value-type="float" office:value="0.47">
            <text:p>0.47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786342638533">
            <text:p>0.79</text:p>
          </table:table-cell>
          <table:table-cell office:value-type="float" office:value="0.96">
            <text:p>0.96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.395878508544">
            <text:p>0.4</text:p>
          </table:table-cell>
          <table:table-cell office:value-type="float" office:value="0.41">
            <text:p>0.4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.49814035765">
            <text:p>0.5</text:p>
          </table:table-cell>
          <table:table-cell office:value-type="float" office:value="0.52">
            <text:p>0.5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0.720151867344">
            <text:p>0.72</text:p>
          </table:table-cell>
          <table:table-cell office:value-type="float" office:value="0.93">
            <text:p>0.93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0.734373533065">
            <text:p>0.73</text:p>
          </table:table-cell>
          <table:table-cell office:value-type="float" office:value="0.89">
            <text:p>0.89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0.849151264847">
            <text:p>0.8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0.724192068728">
            <text:p>0.72</text:p>
          </table:table-cell>
          <table:table-cell office:value-type="float" office:value="0.91">
            <text:p>0.91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0.554273398683">
            <text:p>0.55</text:p>
          </table:table-cell>
          <table:table-cell office:value-type="float" office:value="0.68">
            <text:p>0.6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0.769792779308">
            <text:p>0.77</text:p>
          </table:table-cell>
          <table:table-cell office:value-type="float" office:value="0.93">
            <text:p>0.93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.760765556534">
            <text:p>0.76</text:p>
          </table:table-cell>
          <table:table-cell office:value-type="float" office:value="0.93">
            <text:p>0.93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791421497608">
            <text:p>0.79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0.681000346997">
            <text:p>0.68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0.695751522794">
            <text:p>0.7</text:p>
          </table:table-cell>
          <table:table-cell office:value-type="float" office:value="0.88">
            <text:p>0.88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0.343191272496">
            <text:p>0.34</text:p>
          </table:table-cell>
          <table:table-cell office:value-type="float" office:value="0.28">
            <text:p>0.2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0.333659568435">
            <text:p>0.33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.768704892486">
            <text:p>0.77</text:p>
          </table:table-cell>
          <table:table-cell office:value-type="float" office:value="0.95">
            <text:p>0.95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0.736838472823">
            <text:p>0.74</text:p>
          </table:table-cell>
          <table:table-cell office:value-type="float" office:value="0.9">
            <text:p>0.9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.548177425312">
            <text:p>0.55</text:p>
          </table:table-cell>
          <table:table-cell office:value-type="float" office:value="0.68">
            <text:p>0.6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0.830425789963">
            <text:p>0.83</text:p>
          </table:table-cell>
          <table:table-cell office:value-type="float" office:value="0.95">
            <text:p>0.95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0.463673710688">
            <text:p>0.46</text:p>
          </table:table-cell>
          <table:table-cell office:value-type="float" office:value="0.5">
            <text:p>0.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0.309821093262">
            <text:p>0.31</text:p>
          </table:table-cell>
          <table:table-cell office:value-type="float" office:value="0.2">
            <text:p>0.2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0.386075937907">
            <text:p>0.39</text:p>
          </table:table-cell>
          <table:table-cell office:value-type="float" office:value="0.41">
            <text:p>0.4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0.646841531">
            <text:p>0.65</text:p>
          </table:table-cell>
          <table:table-cell office:value-type="float" office:value="0.81">
            <text:p>0.81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0.420111017288">
            <text:p>0.42</text:p>
          </table:table-cell>
          <table:table-cell office:value-type="float" office:value="0.48">
            <text:p>0.4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0.523407696479">
            <text:p>0.52</text:p>
          </table:table-cell>
          <table:table-cell office:value-type="float" office:value="0.59">
            <text:p>0.59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0.714834707965">
            <text:p>0.71</text:p>
          </table:table-cell>
          <table:table-cell office:value-type="float" office:value="0.89">
            <text:p>0.89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0.519477179993">
            <text:p>0.52</text:p>
          </table:table-cell>
          <table:table-cell office:value-type="float" office:value="0.63">
            <text:p>0.6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0.688757194467">
            <text:p>0.69</text:p>
          </table:table-cell>
          <table:table-cell office:value-type="float" office:value="0.85">
            <text:p>0.85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0.667048728131">
            <text:p>0.67</text:p>
          </table:table-cell>
          <table:table-cell office:value-type="float" office:value="0.84">
            <text:p>0.84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0.603376222607">
            <text:p>0.6</text:p>
          </table:table-cell>
          <table:table-cell office:value-type="float" office:value="0.73">
            <text:p>0.73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545002825036">
            <text:p>0.55</text:p>
          </table:table-cell>
          <table:table-cell office:value-type="float" office:value="0.68">
            <text:p>0.68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0.64791686956">
            <text:p>0.65</text:p>
          </table:table-cell>
          <table:table-cell office:value-type="float" office:value="0.78">
            <text:p>0.78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0.804939745605">
            <text:p>0.8</text:p>
          </table:table-cell>
          <table:table-cell office:value-type="float" office:value="0.98">
            <text:p>0.9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0.473058190345">
            <text:p>0.47</text:p>
          </table:table-cell>
          <table:table-cell office:value-type="float" office:value="0.53">
            <text:p>0.5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732352907207">
            <text:p>0.73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0.784266888927">
            <text:p>0.78</text:p>
          </table:table-cell>
          <table:table-cell office:value-type="float" office:value="0.94">
            <text:p>0.94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0.4389461456">
            <text:p>0.44</text:p>
          </table:table-cell>
          <table:table-cell office:value-type="float" office:value="0.52">
            <text:p>0.5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.476474587285">
            <text:p>0.48</text:p>
          </table:table-cell>
          <table:table-cell office:value-type="float" office:value="0.55">
            <text:p>0.5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.66615179597">
            <text:p>0.67</text:p>
          </table:table-cell>
          <table:table-cell office:value-type="float" office:value="0.84">
            <text:p>0.8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.698878815838">
            <text:p>0.7</text:p>
          </table:table-cell>
          <table:table-cell office:value-type="float" office:value="0.89">
            <text:p>0.89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.360487778811">
            <text:p>0.36</text:p>
          </table:table-cell>
          <table:table-cell office:value-type="float" office:value="0.3">
            <text:p>0.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0.495072226397">
            <text:p>0.5</text:p>
          </table:table-cell>
          <table:table-cell office:value-type="float" office:value="0.56">
            <text:p>0.56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755595310236">
            <text:p>0.76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.772272969602">
            <text:p>0.77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.415818906088">
            <text:p>0.42</text:p>
          </table:table-cell>
          <table:table-cell office:value-type="float" office:value="0.41">
            <text:p>0.4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0.342133526993">
            <text:p>0.34</text:p>
          </table:table-cell>
          <table:table-cell office:value-type="float" office:value="0.24">
            <text:p>0.2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0.402171333599">
            <text:p>0.4</text:p>
          </table:table-cell>
          <table:table-cell office:value-type="float" office:value="0.38">
            <text:p>0.3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.520596645071">
            <text:p>0.52</text:p>
          </table:table-cell>
          <table:table-cell office:value-type="float" office:value="0.63">
            <text:p>0.63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0.528444058812">
            <text:p>0.53</text:p>
          </table:table-cell>
          <table:table-cell office:value-type="float" office:value="0.59">
            <text:p>0.5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0.879078735858">
            <text:p>0.88</text:p>
          </table:table-cell>
          <table:table-cell office:value-type="float" office:value="0.98">
            <text:p>0.98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584007718259">
            <text:p>0.58</text:p>
          </table:table-cell>
          <table:table-cell office:value-type="float" office:value="0.7">
            <text:p>0.7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0.468918409648">
            <text:p>0.47</text:p>
          </table:table-cell>
          <table:table-cell office:value-type="float" office:value="0.58">
            <text:p>0.5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0.708775940286">
            <text:p>0.71</text:p>
          </table:table-cell>
          <table:table-cell office:value-type="float" office:value="0.89">
            <text:p>0.89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.617396059824">
            <text:p>0.62</text:p>
          </table:table-cell>
          <table:table-cell office:value-type="float" office:value="0.79">
            <text:p>0.7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0.816336756826">
            <text:p>0.82</text:p>
          </table:table-cell>
          <table:table-cell office:value-type="float" office:value="0.96">
            <text:p>0.96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0.55094411525">
            <text:p>0.55</text:p>
          </table:table-cell>
          <table:table-cell office:value-type="float" office:value="0.68">
            <text:p>0.68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752977810888">
            <text:p>0.75</text:p>
          </table:table-cell>
          <table:table-cell office:value-type="float" office:value="0.91">
            <text:p>0.91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0.390616012564">
            <text:p>0.39</text:p>
          </table:table-cell>
          <table:table-cell office:value-type="float" office:value="0.41">
            <text:p>0.4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86204470234">
            <text:p>0.86</text:p>
          </table:table-cell>
          <table:table-cell office:value-type="float" office:value="0.99">
            <text:p>0.99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.709095089758">
            <text:p>0.71</text:p>
          </table:table-cell>
          <table:table-cell office:value-type="float" office:value="0.9">
            <text:p>0.9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.771229942636">
            <text:p>0.77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0.68456061813">
            <text:p>0.68</text:p>
          </table:table-cell>
          <table:table-cell office:value-type="float" office:value="0.87">
            <text:p>0.87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.813084572608">
            <text:p>0.81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0.402001483302">
            <text:p>0.4</text:p>
          </table:table-cell>
          <table:table-cell office:value-type="float" office:value="0.45">
            <text:p>0.4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.692888961394">
            <text:p>0.69</text:p>
          </table:table-cell>
          <table:table-cell office:value-type="float" office:value="0.91">
            <text:p>0.9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.575029665243">
            <text:p>0.58</text:p>
          </table:table-cell>
          <table:table-cell office:value-type="float" office:value="0.76">
            <text:p>0.7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716793326269">
            <text:p>0.72</text:p>
          </table:table-cell>
          <table:table-cell office:value-type="float" office:value="0.87">
            <text:p>0.87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0.757806973416">
            <text:p>0.76</text:p>
          </table:table-cell>
          <table:table-cell office:value-type="float" office:value="0.91">
            <text:p>0.91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0.518591675286">
            <text:p>0.52</text:p>
          </table:table-cell>
          <table:table-cell office:value-type="float" office:value="0.61">
            <text:p>0.6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0.833820424445">
            <text:p>0.83</text:p>
          </table:table-cell>
          <table:table-cell office:value-type="float" office:value="0.97">
            <text:p>0.97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310884545458">
            <text:p>0.31</text:p>
          </table:table-cell>
          <table:table-cell office:value-type="float" office:value="0.19">
            <text:p>0.1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0.731636290174">
            <text:p>0.73</text:p>
          </table:table-cell>
          <table:table-cell office:value-type="float" office:value="0.88">
            <text:p>0.88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0.609719597555">
            <text:p>0.61</text:p>
          </table:table-cell>
          <table:table-cell office:value-type="float" office:value="0.77">
            <text:p>0.77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0.49168371996">
            <text:p>0.49</text:p>
          </table:table-cell>
          <table:table-cell office:value-type="float" office:value="0.61">
            <text:p>0.6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0.821393570542">
            <text:p>0.82</text:p>
          </table:table-cell>
          <table:table-cell office:value-type="float" office:value="0.95">
            <text:p>0.95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.709092069077">
            <text:p>0.71</text:p>
          </table:table-cell>
          <table:table-cell office:value-type="float" office:value="0.92">
            <text:p>0.92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.354357722915">
            <text:p>0.35</text:p>
          </table:table-cell>
          <table:table-cell office:value-type="float" office:value="0.28">
            <text:p>0.2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0.383009986492">
            <text:p>0.38</text:p>
          </table:table-cell>
          <table:table-cell office:value-type="float" office:value="0.37">
            <text:p>0.3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0.765376156556">
            <text:p>0.77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0.417899924461">
            <text:p>0.42</text:p>
          </table:table-cell>
          <table:table-cell office:value-type="float" office:value="0.39">
            <text:p>0.39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0.417153227135">
            <text:p>0.42</text:p>
          </table:table-cell>
          <table:table-cell office:value-type="float" office:value="0.44">
            <text:p>0.4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0.557684932096">
            <text:p>0.56</text:p>
          </table:table-cell>
          <table:table-cell office:value-type="float" office:value="0.66">
            <text:p>0.66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0.81231773155">
            <text:p>0.81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0.514521101688">
            <text:p>0.51</text:p>
          </table:table-cell>
          <table:table-cell office:value-type="float" office:value="0.62">
            <text:p>0.6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0.625414229048">
            <text:p>0.63</text:p>
          </table:table-cell>
          <table:table-cell office:value-type="float" office:value="0.79">
            <text:p>0.7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588945392668">
            <text:p>0.59</text:p>
          </table:table-cell>
          <table:table-cell office:value-type="float" office:value="0.68">
            <text:p>0.6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0.458624648785">
            <text:p>0.46</text:p>
          </table:table-cell>
          <table:table-cell office:value-type="float" office:value="0.53">
            <text:p>0.5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.422701706222">
            <text:p>0.42</text:p>
          </table:table-cell>
          <table:table-cell office:value-type="float" office:value="0.47">
            <text:p>0.47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.790919617946">
            <text:p>0.79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0.780689466744">
            <text:p>0.78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775712700428">
            <text:p>0.78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.362489794444">
            <text:p>0.36</text:p>
          </table:table-cell>
          <table:table-cell office:value-type="float" office:value="0.33">
            <text:p>0.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0.415449717458">
            <text:p>0.42</text:p>
          </table:table-cell>
          <table:table-cell office:value-type="float" office:value="0.45">
            <text:p>0.45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0.721856387559">
            <text:p>0.72</text:p>
          </table:table-cell>
          <table:table-cell office:value-type="float" office:value="0.91">
            <text:p>0.91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0.563052049057">
            <text:p>0.56</text:p>
          </table:table-cell>
          <table:table-cell office:value-type="float" office:value="0.67">
            <text:p>0.6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0.371096780618">
            <text:p>0.37</text:p>
          </table:table-cell>
          <table:table-cell office:value-type="float" office:value="0.33">
            <text:p>0.3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0.420019967907">
            <text:p>0.42</text:p>
          </table:table-cell>
          <table:table-cell office:value-type="float" office:value="0.4">
            <text:p>0.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0.782767790463">
            <text:p>0.78</text:p>
          </table:table-cell>
          <table:table-cell office:value-type="float" office:value="0.93">
            <text:p>0.93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0.742246825996">
            <text:p>0.74</text:p>
          </table:table-cell>
          <table:table-cell office:value-type="float" office:value="0.92">
            <text:p>0.92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0.293453912398">
            <text:p>0.29</text:p>
          </table:table-cell>
          <table:table-cell office:value-type="float" office:value="0.15">
            <text:p>0.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0.781590936629">
            <text:p>0.78</text:p>
          </table:table-cell>
          <table:table-cell office:value-type="float" office:value="0.98">
            <text:p>0.98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0.595231740621">
            <text:p>0.6</text:p>
          </table:table-cell>
          <table:table-cell office:value-type="float" office:value="0.8">
            <text:p>0.8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0.57809105948">
            <text:p>0.58</text:p>
          </table:table-cell>
          <table:table-cell office:value-type="float" office:value="0.68">
            <text:p>0.68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0.828107776488">
            <text:p>0.83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0.750125430002">
            <text:p>0.75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0.318208763139">
            <text:p>0.32</text:p>
          </table:table-cell>
          <table:table-cell office:value-type="float" office:value="0.28">
            <text:p>0.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0.447301528507">
            <text:p>0.45</text:p>
          </table:table-cell>
          <table:table-cell office:value-type="float" office:value="0.52">
            <text:p>0.5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0.697068506334">
            <text:p>0.7</text:p>
          </table:table-cell>
          <table:table-cell office:value-type="float" office:value="0.93">
            <text:p>0.9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0.384959840683">
            <text:p>0.38</text:p>
          </table:table-cell>
          <table:table-cell office:value-type="float" office:value="0.35">
            <text:p>0.35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0.740573635078">
            <text:p>0.74</text:p>
          </table:table-cell>
          <table:table-cell office:value-type="float" office:value="0.9">
            <text:p>0.9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0.768489196754">
            <text:p>0.77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0.64875848139">
            <text:p>0.65</text:p>
          </table:table-cell>
          <table:table-cell office:value-type="float" office:value="0.82">
            <text:p>0.8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0.417897015877">
            <text:p>0.42</text:p>
          </table:table-cell>
          <table:table-cell office:value-type="float" office:value="0.44">
            <text:p>0.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.778994810268">
            <text:p>0.78</text:p>
          </table:table-cell>
          <table:table-cell office:value-type="float" office:value="0.94">
            <text:p>0.94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491468983649">
            <text:p>0.49</text:p>
          </table:table-cell>
          <table:table-cell office:value-type="float" office:value="0.52">
            <text:p>0.52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0.687905909148">
            <text:p>0.69</text:p>
          </table:table-cell>
          <table:table-cell office:value-type="float" office:value="0.85">
            <text:p>0.85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0.816756881792">
            <text:p>0.82</text:p>
          </table:table-cell>
          <table:table-cell office:value-type="float" office:value="0.94">
            <text:p>0.9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0.734422918127">
            <text:p>0.73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.374418386231">
            <text:p>0.37</text:p>
          </table:table-cell>
          <table:table-cell office:value-type="float" office:value="0.38">
            <text:p>0.3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0.810976994964">
            <text:p>0.81</text:p>
          </table:table-cell>
          <table:table-cell office:value-type="float" office:value="0.96">
            <text:p>0.96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0.443192791963">
            <text:p>0.44</text:p>
          </table:table-cell>
          <table:table-cell office:value-type="float" office:value="0.5">
            <text:p>0.5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0.341032910323">
            <text:p>0.34</text:p>
          </table:table-cell>
          <table:table-cell office:value-type="float" office:value="0.28">
            <text:p>0.2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0.799629515913">
            <text:p>0.8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0.314389768462">
            <text:p>0.31</text:p>
          </table:table-cell>
          <table:table-cell office:value-type="float" office:value="0.25">
            <text:p>0.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0.534984086319">
            <text:p>0.53</text:p>
          </table:table-cell>
          <table:table-cell office:value-type="float" office:value="0.67">
            <text:p>0.67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0.685171218512">
            <text:p>0.69</text:p>
          </table:table-cell>
          <table:table-cell office:value-type="float" office:value="0.89">
            <text:p>0.89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0.375977235577">
            <text:p>0.38</text:p>
          </table:table-cell>
          <table:table-cell office:value-type="float" office:value="0.41">
            <text:p>0.4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0.493686706924">
            <text:p>0.49</text:p>
          </table:table-cell>
          <table:table-cell office:value-type="float" office:value="0.57">
            <text:p>0.5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0.34382471107">
            <text:p>0.34</text:p>
          </table:table-cell>
          <table:table-cell office:value-type="float" office:value="0.31">
            <text:p>0.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0.449178572887">
            <text:p>0.45</text:p>
          </table:table-cell>
          <table:table-cell office:value-type="float" office:value="0.49">
            <text:p>0.49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0.724954321664">
            <text:p>0.72</text:p>
          </table:table-cell>
          <table:table-cell office:value-type="float" office:value="0.94">
            <text:p>0.94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0.356166136857">
            <text:p>0.36</text:p>
          </table:table-cell>
          <table:table-cell office:value-type="float" office:value="0.32">
            <text:p>0.3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0.842462060385">
            <text:p>0.84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0.72787404917">
            <text:p>0.73</text:p>
          </table:table-cell>
          <table:table-cell office:value-type="float" office:value="0.92">
            <text:p>0.92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0.316173743423">
            <text:p>0.32</text:p>
          </table:table-cell>
          <table:table-cell office:value-type="float" office:value="0.26">
            <text:p>0.26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0.49445713841">
            <text:p>0.49</text:p>
          </table:table-cell>
          <table:table-cell office:value-type="float" office:value="0.58">
            <text:p>0.5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0.70717720962">
            <text:p>0.71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0.343881403138">
            <text:p>0.34</text:p>
          </table:table-cell>
          <table:table-cell office:value-type="float" office:value="0.3">
            <text:p>0.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.695107858846">
            <text:p>0.7</text:p>
          </table:table-cell>
          <table:table-cell office:value-type="float" office:value="0.84">
            <text:p>0.84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.743846211586">
            <text:p>0.74</text:p>
          </table:table-cell>
          <table:table-cell office:value-type="float" office:value="0.91">
            <text:p>0.91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0.807605012318">
            <text:p>0.81</text:p>
          </table:table-cell>
          <table:table-cell office:value-type="float" office:value="0.97">
            <text:p>0.97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0.3394534749">
            <text:p>0.34</text:p>
          </table:table-cell>
          <table:table-cell office:value-type="float" office:value="0.3">
            <text:p>0.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0.789366626767">
            <text:p>0.79</text:p>
          </table:table-cell>
          <table:table-cell office:value-type="float" office:value="0.92">
            <text:p>0.9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0.71821540876">
            <text:p>0.72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0.419993431607">
            <text:p>0.42</text:p>
          </table:table-cell>
          <table:table-cell office:value-type="float" office:value="0.41">
            <text:p>0.4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0.55492181779">
            <text:p>0.55</text:p>
          </table:table-cell>
          <table:table-cell office:value-type="float" office:value="0.65">
            <text:p>0.6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0.728054559988">
            <text:p>0.73</text:p>
          </table:table-cell>
          <table:table-cell office:value-type="float" office:value="0.88">
            <text:p>0.8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0.548744354494">
            <text:p>0.55</text:p>
          </table:table-cell>
          <table:table-cell office:value-type="float" office:value="0.68">
            <text:p>0.6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0.643779911672">
            <text:p>0.64</text:p>
          </table:table-cell>
          <table:table-cell office:value-type="float" office:value="0.78">
            <text:p>0.7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0.802660606731">
            <text:p>0.8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0.564461223402">
            <text:p>0.56</text:p>
          </table:table-cell>
          <table:table-cell office:value-type="float" office:value="0.71">
            <text:p>0.7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0.392156959575">
            <text:p>0.39</text:p>
          </table:table-cell>
          <table:table-cell office:value-type="float" office:value="0.41">
            <text:p>0.4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0.629954505528">
            <text:p>0.63</text:p>
          </table:table-cell>
          <table:table-cell office:value-type="float" office:value="0.79">
            <text:p>0.7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0.621322423965">
            <text:p>0.62</text:p>
          </table:table-cell>
          <table:table-cell office:value-type="float" office:value="0.77">
            <text:p>0.7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0.498308636237">
            <text:p>0.5</text:p>
          </table:table-cell>
          <table:table-cell office:value-type="float" office:value="0.58">
            <text:p>0.5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0.345971935777">
            <text:p>0.35</text:p>
          </table:table-cell>
          <table:table-cell office:value-type="float" office:value="0.29">
            <text:p>0.2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0.720873049409">
            <text:p>0.72</text:p>
          </table:table-cell>
          <table:table-cell office:value-type="float" office:value="0.88">
            <text:p>0.88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0.670823371742">
            <text:p>0.67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0.551254733791">
            <text:p>0.55</text:p>
          </table:table-cell>
          <table:table-cell office:value-type="float" office:value="0.72">
            <text:p>0.7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0.791184342707">
            <text:p>0.79</text:p>
          </table:table-cell>
          <table:table-cell office:value-type="float" office:value="0.93">
            <text:p>0.93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0.552778182112">
            <text:p>0.55</text:p>
          </table:table-cell>
          <table:table-cell office:value-type="float" office:value="0.76">
            <text:p>0.7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0.750187564361">
            <text:p>0.75</text:p>
          </table:table-cell>
          <table:table-cell office:value-type="float" office:value="0.9">
            <text:p>0.9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0.619521862728">
            <text:p>0.62</text:p>
          </table:table-cell>
          <table:table-cell office:value-type="float" office:value="0.86">
            <text:p>0.86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0.762406201918">
            <text:p>0.76</text:p>
          </table:table-cell>
          <table:table-cell office:value-type="float" office:value="0.93">
            <text:p>0.9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0.433515535528">
            <text:p>0.43</text:p>
          </table:table-cell>
          <table:table-cell office:value-type="float" office:value="0.54">
            <text:p>0.54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0.578978811517">
            <text:p>0.58</text:p>
          </table:table-cell>
          <table:table-cell office:value-type="float" office:value="0.71">
            <text:p>0.71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0.55173297157">
            <text:p>0.55</text:p>
          </table:table-cell>
          <table:table-cell office:value-type="float" office:value="0.67">
            <text:p>0.6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0.530484029163">
            <text:p>0.53</text:p>
          </table:table-cell>
          <table:table-cell office:value-type="float" office:value="0.63">
            <text:p>0.63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0.766562872862">
            <text:p>0.77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0.503867614451">
            <text:p>0.5</text:p>
          </table:table-cell>
          <table:table-cell office:value-type="float" office:value="0.6">
            <text:p>0.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0.349811177486">
            <text:p>0.35</text:p>
          </table:table-cell>
          <table:table-cell office:value-type="float" office:value="0.33">
            <text:p>0.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0.569889823672">
            <text:p>0.57</text:p>
          </table:table-cell>
          <table:table-cell office:value-type="float" office:value="0.69">
            <text:p>0.69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0.575751152128">
            <text:p>0.58</text:p>
          </table:table-cell>
          <table:table-cell office:value-type="float" office:value="0.66">
            <text:p>0.6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0.583066331869">
            <text:p>0.58</text:p>
          </table:table-cell>
          <table:table-cell office:value-type="float" office:value="0.68">
            <text:p>0.6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0.816655791115">
            <text:p>0.82</text:p>
          </table:table-cell>
          <table:table-cell office:value-type="float" office:value="0.96">
            <text:p>0.96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263">
            <text:p>26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0.773903413794">
            <text:p>0.77</text:p>
          </table:table-cell>
          <table:table-cell office:value-type="float" office:value="0.91">
            <text:p>0.9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0.788362039509">
            <text:p>0.79</text:p>
          </table:table-cell>
          <table:table-cell office:value-type="float" office:value="0.94">
            <text:p>0.94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0.556304387856">
            <text:p>0.56</text:p>
          </table:table-cell>
          <table:table-cell office:value-type="float" office:value="0.81">
            <text:p>0.8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0.727431385579">
            <text:p>0.73</text:p>
          </table:table-cell>
          <table:table-cell office:value-type="float" office:value="0.91">
            <text:p>0.91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0.757695644732">
            <text:p>0.76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0.765050616173">
            <text:p>0.77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0.729632257793">
            <text:p>0.73</text:p>
          </table:table-cell>
          <table:table-cell office:value-type="float" office:value="0.83">
            <text:p>0.8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0.603835183414">
            <text:p>0.6</text:p>
          </table:table-cell>
          <table:table-cell office:value-type="float" office:value="0.71">
            <text:p>0.7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0.766760453734">
            <text:p>0.77</text:p>
          </table:table-cell>
          <table:table-cell office:value-type="float" office:value="0.95">
            <text:p>0.95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0.637717780802">
            <text:p>0.64</text:p>
          </table:table-cell>
          <table:table-cell office:value-type="float" office:value="0.8">
            <text:p>0.8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0.762193576293">
            <text:p>0.76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0.527378118919">
            <text:p>0.53</text:p>
          </table:table-cell>
          <table:table-cell office:value-type="float" office:value="0.64">
            <text:p>0.64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0.397372343178">
            <text:p>0.4</text:p>
          </table:table-cell>
          <table:table-cell office:value-type="float" office:value="0.39">
            <text:p>0.3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0.504921370003">
            <text:p>0.5</text:p>
          </table:table-cell>
          <table:table-cell office:value-type="float" office:value="0.62">
            <text:p>0.6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0.322989140968">
            <text:p>0.32</text:p>
          </table:table-cell>
          <table:table-cell office:value-type="float" office:value="0.24">
            <text:p>0.2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01034253129">
            <text:p>0.8</text:p>
          </table:table-cell>
          <table:table-cell office:value-type="float" office:value="0.95">
            <text:p>0.95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.344550604579">
            <text:p>0.34</text:p>
          </table:table-cell>
          <table:table-cell office:value-type="float" office:value="0.31">
            <text:p>0.3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0.594625997842">
            <text:p>0.59</text:p>
          </table:table-cell>
          <table:table-cell office:value-type="float" office:value="0.79">
            <text:p>0.79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0.380093184625">
            <text:p>0.38</text:p>
          </table:table-cell>
          <table:table-cell office:value-type="float" office:value="0.35">
            <text:p>0.35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0.471537905003">
            <text:p>0.47</text:p>
          </table:table-cell>
          <table:table-cell office:value-type="float" office:value="0.49">
            <text:p>0.49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0.742767678265">
            <text:p>0.74</text:p>
          </table:table-cell>
          <table:table-cell office:value-type="float" office:value="0.94">
            <text:p>0.94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0.404102431828">
            <text:p>0.4</text:p>
          </table:table-cell>
          <table:table-cell office:value-type="float" office:value="0.39">
            <text:p>0.3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0.423665719491">
            <text:p>0.42</text:p>
          </table:table-cell>
          <table:table-cell office:value-type="float" office:value="0.47">
            <text:p>0.4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0.56315150702">
            <text:p>0.56</text:p>
          </table:table-cell>
          <table:table-cell office:value-type="float" office:value="0.67">
            <text:p>0.6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0.500217659643">
            <text:p>0.5</text:p>
          </table:table-cell>
          <table:table-cell office:value-type="float" office:value="0.68">
            <text:p>0.6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0.842838191942">
            <text:p>0.84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0.421459620843">
            <text:p>0.42</text:p>
          </table:table-cell>
          <table:table-cell office:value-type="float" office:value="0.45">
            <text:p>0.45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0.434397572887">
            <text:p>0.43</text:p>
          </table:table-cell>
          <table:table-cell office:value-type="float" office:value="0.42">
            <text:p>0.42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0.474424466454">
            <text:p>0.47</text:p>
          </table:table-cell>
          <table:table-cell office:value-type="float" office:value="0.55">
            <text:p>0.5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0.550816918243">
            <text:p>0.55</text:p>
          </table:table-cell>
          <table:table-cell office:value-type="float" office:value="0.64">
            <text:p>0.6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0.455948656593">
            <text:p>0.46</text:p>
          </table:table-cell>
          <table:table-cell office:value-type="float" office:value="0.51">
            <text:p>0.51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0.581251288186">
            <text:p>0.58</text:p>
          </table:table-cell>
          <table:table-cell office:value-type="float" office:value="0.68">
            <text:p>0.68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0.326304663053">
            <text:p>0.33</text:p>
          </table:table-cell>
          <table:table-cell office:value-type="float" office:value="0.24">
            <text:p>0.24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0.379059031971">
            <text:p>0.38</text:p>
          </table:table-cell>
          <table:table-cell office:value-type="float" office:value="0.35">
            <text:p>0.3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0.548222232608">
            <text:p>0.55</text:p>
          </table:table-cell>
          <table:table-cell office:value-type="float" office:value="0.65">
            <text:p>0.6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6238936238">
            <text:p>0.62</text:p>
          </table:table-cell>
          <table:table-cell office:value-type="float" office:value="0.76">
            <text:p>0.76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0.467964886367">
            <text:p>0.47</text:p>
          </table:table-cell>
          <table:table-cell office:value-type="float" office:value="0.53">
            <text:p>0.5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0.752170975275">
            <text:p>0.75</text:p>
          </table:table-cell>
          <table:table-cell office:value-type="float" office:value="0.94">
            <text:p>0.94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0.484602605612">
            <text:p>0.48</text:p>
          </table:table-cell>
          <table:table-cell office:value-type="float" office:value="0.62">
            <text:p>0.6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0.60456552811">
            <text:p>0.6</text:p>
          </table:table-cell>
          <table:table-cell office:value-type="float" office:value="0.77">
            <text:p>0.77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0.492698799008">
            <text:p>0.49</text:p>
          </table:table-cell>
          <table:table-cell office:value-type="float" office:value="0.52">
            <text:p>0.52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0.807947989148">
            <text:p>0.81</text:p>
          </table:table-cell>
          <table:table-cell office:value-type="float" office:value="0.96">
            <text:p>0.96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0.473993236152">
            <text:p>0.47</text:p>
          </table:table-cell>
          <table:table-cell office:value-type="float" office:value="0.59">
            <text:p>0.59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0.472413867912">
            <text:p>0.47</text:p>
          </table:table-cell>
          <table:table-cell office:value-type="float" office:value="0.6">
            <text:p>0.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0.757162564701">
            <text:p>0.76</text:p>
          </table:table-cell>
          <table:table-cell office:value-type="float" office:value="0.9">
            <text:p>0.9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0.553312288118">
            <text:p>0.55</text:p>
          </table:table-cell>
          <table:table-cell office:value-type="float" office:value="0.79">
            <text:p>0.7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0.282076772762">
            <text:p>0.28</text:p>
          </table:table-cell>
          <table:table-cell office:value-type="float" office:value="0.15">
            <text:p>0.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0.298840683541">
            <text:p>0.3</text:p>
          </table:table-cell>
          <table:table-cell office:value-type="float" office:value="0.17">
            <text:p>0.1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0.360944338672">
            <text:p>0.36</text:p>
          </table:table-cell>
          <table:table-cell office:value-type="float" office:value="0.29">
            <text:p>0.2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0.745300015745">
            <text:p>0.75</text:p>
          </table:table-cell>
          <table:table-cell office:value-type="float" office:value="0.92">
            <text:p>0.9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0.492652287769">
            <text:p>0.49</text:p>
          </table:table-cell>
          <table:table-cell office:value-type="float" office:value="0.62">
            <text:p>0.6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0.625799318965">
            <text:p>0.63</text:p>
          </table:table-cell>
          <table:table-cell office:value-type="float" office:value="0.74">
            <text:p>0.74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0.586040904377">
            <text:p>0.59</text:p>
          </table:table-cell>
          <table:table-cell office:value-type="float" office:value="0.71">
            <text:p>0.7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0.828133643877">
            <text:p>0.83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0.616001758364">
            <text:p>0.62</text:p>
          </table:table-cell>
          <table:table-cell office:value-type="float" office:value="0.81">
            <text:p>0.8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0.811108043092">
            <text:p>0.81</text:p>
          </table:table-cell>
          <table:table-cell office:value-type="float" office:value="0.97">
            <text:p>0.97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0.786139454788">
            <text:p>0.79</text:p>
          </table:table-cell>
          <table:table-cell office:value-type="float" office:value="0.94">
            <text:p>0.94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0.392401011619">
            <text:p>0.39</text:p>
          </table:table-cell>
          <table:table-cell office:value-type="float" office:value="0.4">
            <text:p>0.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0.308120750353">
            <text:p>0.31</text:p>
          </table:table-cell>
          <table:table-cell office:value-type="float" office:value="0.19">
            <text:p>0.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0.566806189935">
            <text:p>0.57</text:p>
          </table:table-cell>
          <table:table-cell office:value-type="float" office:value="0.67">
            <text:p>0.6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0.792075895393">
            <text:p>0.79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0.296030987816">
            <text:p>0.3</text:p>
          </table:table-cell>
          <table:table-cell office:value-type="float" office:value="0.16">
            <text:p>0.1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0.590688017938">
            <text:p>0.59</text:p>
          </table:table-cell>
          <table:table-cell office:value-type="float" office:value="0.7">
            <text:p>0.7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0.449782754985">
            <text:p>0.45</text:p>
          </table:table-cell>
          <table:table-cell office:value-type="float" office:value="0.45">
            <text:p>0.45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0.363604202682">
            <text:p>0.36</text:p>
          </table:table-cell>
          <table:table-cell office:value-type="float" office:value="0.34">
            <text:p>0.34</text:p>
          </table:table-cell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0.454742845963">
            <text:p>0.45</text:p>
          </table:table-cell>
          <table:table-cell office:value-type="float" office:value="0.54">
            <text:p>0.5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0.520662196269">
            <text:p>0.52</text:p>
          </table:table-cell>
          <table:table-cell office:value-type="float" office:value="0.63">
            <text:p>0.6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0.317860179431">
            <text:p>0.32</text:p>
          </table:table-cell>
          <table:table-cell office:value-type="float" office:value="0.17">
            <text:p>0.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0.441090146966">
            <text:p>0.44</text:p>
          </table:table-cell>
          <table:table-cell office:value-type="float" office:value="0.45">
            <text:p>0.45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0.413935444642">
            <text:p>0.41</text:p>
          </table:table-cell>
          <table:table-cell office:value-type="float" office:value="0.41">
            <text:p>0.4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0.801281971183">
            <text:p>0.8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0.367055831183">
            <text:p>0.37</text:p>
          </table:table-cell>
          <table:table-cell office:value-type="float" office:value="0.3">
            <text:p>0.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0.417258432936">
            <text:p>0.42</text:p>
          </table:table-cell>
          <table:table-cell office:value-type="float" office:value="0.43">
            <text:p>0.4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0.717444517283">
            <text:p>0.72</text:p>
          </table:table-cell>
          <table:table-cell office:value-type="float" office:value="0.88">
            <text:p>0.8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0.346040717073">
            <text:p>0.35</text:p>
          </table:table-cell>
          <table:table-cell office:value-type="float" office:value="0.29">
            <text:p>0.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0.435463465718">
            <text:p>0.44</text:p>
          </table:table-cell>
          <table:table-cell office:value-type="float" office:value="0.44">
            <text:p>0.44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0.836813370589">
            <text:p>0.84</text:p>
          </table:table-cell>
          <table:table-cell office:value-type="float" office:value="0.99">
            <text:p>0.9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0.466913276588">
            <text:p>0.47</text:p>
          </table:table-cell>
          <table:table-cell office:value-type="float" office:value="0.59">
            <text:p>0.5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0.718022593156">
            <text:p>0.72</text:p>
          </table:table-cell>
          <table:table-cell office:value-type="float" office:value="0.89">
            <text:p>0.89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0.388314621371">
            <text:p>0.39</text:p>
          </table:table-cell>
          <table:table-cell office:value-type="float" office:value="0.38">
            <text:p>0.3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0.630126816815">
            <text:p>0.63</text:p>
          </table:table-cell>
          <table:table-cell office:value-type="float" office:value="0.87">
            <text:p>0.8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0.535520313348">
            <text:p>0.54</text:p>
          </table:table-cell>
          <table:table-cell office:value-type="float" office:value="0.66">
            <text:p>0.6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0.553582355902">
            <text:p>0.55</text:p>
          </table:table-cell>
          <table:table-cell office:value-type="float" office:value="0.66">
            <text:p>0.6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0.31191887401">
            <text:p>0.31</text:p>
          </table:table-cell>
          <table:table-cell office:value-type="float" office:value="0.19">
            <text:p>0.1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0.377009776995">
            <text:p>0.38</text:p>
          </table:table-cell>
          <table:table-cell office:value-type="float" office:value="0.34">
            <text:p>0.3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0.385446057737">
            <text:p>0.39</text:p>
          </table:table-cell>
          <table:table-cell office:value-type="float" office:value="0.37">
            <text:p>0.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0.792180268181">
            <text:p>0.79</text:p>
          </table:table-cell>
          <table:table-cell office:value-type="float" office:value="0.95">
            <text:p>0.9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.521093953335">
            <text:p>0.52</text:p>
          </table:table-cell>
          <table:table-cell office:value-type="float" office:value="0.68">
            <text:p>0.68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.626464248986">
            <text:p>0.63</text:p>
          </table:table-cell>
          <table:table-cell office:value-type="float" office:value="0.75">
            <text:p>0.75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.565261131467">
            <text:p>0.57</text:p>
          </table:table-cell>
          <table:table-cell office:value-type="float" office:value="0.69">
            <text:p>0.69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0.41611029761">
            <text:p>0.42</text:p>
          </table:table-cell>
          <table:table-cell office:value-type="float" office:value="0.46">
            <text:p>0.46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0.614876378023">
            <text:p>0.61</text:p>
          </table:table-cell>
          <table:table-cell office:value-type="float" office:value="0.77">
            <text:p>0.77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0.342943609582">
            <text:p>0.34</text:p>
          </table:table-cell>
          <table:table-cell office:value-type="float" office:value="0.29">
            <text:p>0.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0.790397578802">
            <text:p>0.79</text:p>
          </table:table-cell>
          <table:table-cell office:value-type="float" office:value="0.95">
            <text:p>0.9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0.731441641959">
            <text:p>0.73</text:p>
          </table:table-cell>
          <table:table-cell office:value-type="float" office:value="0.89">
            <text:p>0.89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.524903505544">
            <text:p>0.52</text:p>
          </table:table-cell>
          <table:table-cell office:value-type="float" office:value="0.57">
            <text:p>0.5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0.757441207794">
            <text:p>0.76</text:p>
          </table:table-cell>
          <table:table-cell office:value-type="float" office:value="0.94">
            <text:p>0.94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0.601342418174">
            <text:p>0.6</text:p>
          </table:table-cell>
          <table:table-cell office:value-type="float" office:value="0.72">
            <text:p>0.7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0.539022166395">
            <text:p>0.54</text:p>
          </table:table-cell>
          <table:table-cell office:value-type="float" office:value="0.64">
            <text:p>0.64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0.566257907058">
            <text:p>0.57</text:p>
          </table:table-cell>
          <table:table-cell office:value-type="float" office:value="0.74">
            <text:p>0.74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0.51914531995">
            <text:p>0.52</text:p>
          </table:table-cell>
          <table:table-cell office:value-type="float" office:value="0.58">
            <text:p>0.5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0.416970393154">
            <text:p>0.42</text:p>
          </table:table-cell>
          <table:table-cell office:value-type="float" office:value="0.43">
            <text:p>0.4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0.336464668825">
            <text:p>0.34</text:p>
          </table:table-cell>
          <table:table-cell office:value-type="float" office:value="0.3">
            <text:p>0.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0.346118033234">
            <text:p>0.35</text:p>
          </table:table-cell>
          <table:table-cell office:value-type="float" office:value="0.24">
            <text:p>0.2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0.448407075614">
            <text:p>0.45</text:p>
          </table:table-cell>
          <table:table-cell office:value-type="float" office:value="0.52">
            <text:p>0.5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0.792910152996">
            <text:p>0.79</text:p>
          </table:table-cell>
          <table:table-cell office:value-type="float" office:value="0.94">
            <text:p>0.94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0.738347151073">
            <text:p>0.74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0.699486900613">
            <text:p>0.7</text:p>
          </table:table-cell>
          <table:table-cell office:value-type="float" office:value="0.9">
            <text:p>0.9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0.433475227417">
            <text:p>0.43</text:p>
          </table:table-cell>
          <table:table-cell office:value-type="float" office:value="0.43">
            <text:p>0.4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0.446672667035">
            <text:p>0.45</text:p>
          </table:table-cell>
          <table:table-cell office:value-type="float" office:value="0.43">
            <text:p>0.43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0.435394521166">
            <text:p>0.44</text:p>
          </table:table-cell>
          <table:table-cell office:value-type="float" office:value="0.46">
            <text:p>0.46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0.705448657698">
            <text:p>0.71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0.396607261767">
            <text:p>0.4</text:p>
          </table:table-cell>
          <table:table-cell office:value-type="float" office:value="0.42">
            <text:p>0.4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.659182329698">
            <text:p>0.66</text:p>
          </table:table-cell>
          <table:table-cell office:value-type="float" office:value="0.82">
            <text:p>0.82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0.770174128569">
            <text:p>0.77</text:p>
          </table:table-cell>
          <table:table-cell office:value-type="float" office:value="0.94">
            <text:p>0.94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3.P23" table:end-x="0.8461in" table:end-y="0.1146in" draw:z-index="0" draw:style-name="gr1" svg:width="14.0945in" svg:height="3.6776in" svg:x="0.0866in" svg:y="0.1567in">
              <draw:object draw:notify-on-update-of-ranges="Sheet1.C1:Sheet1.C1 Sheet1.C2:Sheet1.C1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>
            <draw:frame table:end-cell-address="Sheet2.P47" table:end-x="0.2713in" table:end-y="0.0626in" draw:z-index="0" draw:style-name="gr1" svg:width="13.6059in" svg:height="8.2091in" svg:x="0.0004in" svg:y="0.0004in">
              <draw:object draw:notify-on-update-of-ranges="Sheet1.B1:Sheet1.B1 Sheet1.B2:Sheet1.B1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7:2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17:24:17</dc:date>
    <dc:creator>Nolan Baker</dc:creator>
    <meta:generator>OpenOffice.org/3.1$Unix OpenOffice.org_project/310m19$Build-9420</meta:generator>
    <meta:editing-duration>PT00H23M52S</meta:editing-duration>
    <meta:editing-cycles>1</meta:editing-cycles>
    <meta:document-statistic meta:table-count="3" meta:cell-count="96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4.56cm" svg:height="20.852cm" chart:class="chart:scatter" chart:style-name="ch1">
        <chart:title svg:x="15.891cm" svg:y="0.418cm" chart:style-name="ch2">
          <text:p>Squared Error</text:p>
        </chart:title>
        <chart:plot-area chart:style-name="ch3" table:cell-range-address="Sheet1.B1:Sheet1.B1201" chart:data-source-has-labels="row" svg:x="1.181cm" svg:y="1.338cm" svg:width="32.688cm" svg:height="18.881cm">
          <chart:axis chart:dimension="x" chart:name="primary-x" chart:style-name="ch4">
            <chart:title svg:x="17.11cm" svg:y="20.064cm" chart:style-name="ch5">
              <text:p>itterations</text:p>
            </chart:title>
          </chart:axis>
          <chart:axis chart:dimension="y" chart:name="primary-y" chart:style-name="ch4">
            <chart:title svg:x="0.692cm" svg:y="10.836cm" chart:style-name="ch6">
              <text:p>error</text:p>
            </chart:title>
            <chart:grid chart:style-name="ch7" chart:class="major"/>
          </chart:axis>
          <chart:series chart:style-name="ch8" chart:values-cell-range-address="Sheet1.B2:Sheet1.B1201" chart:label-cell-address="Sheet1.B1:Sheet1.B1" chart:class="chart:scatte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q_er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3625692632">
                <text:p text:id="Sheet1.B2:Sheet1.B1201">0.303625692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9567351158">
                <text:p>0.389567351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1356119008">
                <text:p>0.541356119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1520085487">
                <text:p>0.511520085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6030831485">
                <text:p>0.386030831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2860503256">
                <text:p>0.39286050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8088012757">
                <text:p>0.328088012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5739085901">
                <text:p>0.365739085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7102578927">
                <text:p>0.387102578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4914280383">
                <text:p>0.344914280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888318268">
                <text:p>0.349888318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9272182473">
                <text:p>0.379272182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696876316">
                <text:p>0.376696876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1737187859">
                <text:p>0.351737187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12115715">
                <text:p>0.6112115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937375423">
                <text:p>0.437937375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668190203">
                <text:p>0.52668190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8803578579">
                <text:p>0.548803578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5379580543">
                <text:p>0.605379580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0803272883">
                <text:p>0.410803272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1907233305">
                <text:p>0.391907233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4868275994">
                <text:p>0.464868275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326010309">
                <text:p>0.579326010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8010322739">
                <text:p>0.408010322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8199335335">
                <text:p>0.458199335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3849139036">
                <text:p>0.463849139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9479764767">
                <text:p>0.359479764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858203329">
                <text:p>0.35858203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7550700919">
                <text:p>0.647550700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4192566074">
                <text:p>0.404192566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5442349177">
                <text:p>0.655442349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541169388">
                <text:p>0.490541169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224769994">
                <text:p>0.319224769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1148434647">
                <text:p>0.601148434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0383189816">
                <text:p>0.690383189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4539710738">
                <text:p>0.564539710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6663906802">
                <text:p>0.466663906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8577082472">
                <text:p>0.668577082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2056185844">
                <text:p>0.602056185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652156132">
                <text:p>0.47652156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4658339746">
                <text:p>0.644658339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4978107343">
                <text:p>0.644978107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4882039464">
                <text:p>0.604882039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1212299007">
                <text:p>0.721212299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3452949453">
                <text:p>0.713452949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080654092">
                <text:p>0.40080654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8217315202">
                <text:p>0.678217315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4180572183">
                <text:p>0.594180572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6172700317">
                <text:p>0.676172700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0276145846">
                <text:p>0.520276145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4009229616">
                <text:p>0.7240092296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45313558384">
                <text:p>0.645313558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9641113751">
                <text:p>0.629641113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9648423999">
                <text:p>0.469648423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2481953369">
                <text:p>0.632481953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7222066883">
                <text:p>0.3372220668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4153254872">
                <text:p>0.314153254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50218929">
                <text:p>0.72850218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91973084373">
                <text:p>0.691973084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8962380067">
                <text:p>0.558962380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0208552151">
                <text:p>0.650208552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94997712513">
                <text:p>0.6949977125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425278988">
                <text:p>0.724425278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1143223695">
                <text:p>0.651143223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4281535554">
                <text:p>0.6142815355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1091727326">
                <text:p>0.401091727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650430057">
                <text:p>0.396650430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0767031513">
                <text:p>0.440767031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906954391">
                <text:p>0.43906954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5895204166">
                <text:p>0.625895204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0460594544">
                <text:p>0.330460594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9577348247">
                <text:p>0.439577348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9572124625">
                <text:p>0.309572124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0386834983">
                <text:p>0.600386834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524867547">
                <text:p>0.745248675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92570363207">
                <text:p>0.6925703632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749683302">
                <text:p>0.64749683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2245324097">
                <text:p>0.352245324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3722810186">
                <text:p>0.653722810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0432109545">
                <text:p>0.330432109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9842262732">
                <text:p>0.2998422627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274495361">
                <text:p>0.623274495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6516695364">
                <text:p>0.52651669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7103296531">
                <text:p>0.507103296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979532903">
                <text:p>0.362979532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081362487">
                <text:p>0.37081362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51824183815">
                <text:p>0.451824183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0177819948">
                <text:p>0.5601778199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2565632793">
                <text:p>0.3925656327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1917048955">
                <text:p>0.681917048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0010031389">
                <text:p>0.3500100313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8448301898">
                <text:p>0.378448301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0123924069">
                <text:p>0.5901239240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3755856549">
                <text:p>0.463755856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7422097267">
                <text:p>0.757422097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1042471992">
                <text:p>0.341042471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8145853425">
                <text:p>0.708145853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3861567505">
                <text:p>0.313861567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2407522367">
                <text:p>0.372407522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8648361982">
                <text:p>0.378648361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51826158463">
                <text:p>0.751826158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6118778728">
                <text:p>0.386118778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2366767598">
                <text:p>0.412366767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7819701642">
                <text:p>0.52781970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31605732459">
                <text:p>0.6316057324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0537290808">
                <text:p>0.380537290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3174642885">
                <text:p>0.5931746428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7325670129">
                <text:p>0.4173256701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57367910453">
                <text:p>0.6573679104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5179714767">
                <text:p>0.5551797147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766036555">
                <text:p>0.31766036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7580850629">
                <text:p>0.387580850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7481465381">
                <text:p>0.377481465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5835222099">
                <text:p>0.415835222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01476813911">
                <text:p>0.4014768139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17489901818">
                <text:p>0.717489901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44168072089">
                <text:p>0.644168072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9465282482">
                <text:p>0.3494652824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0476541307">
                <text:p>0.6604765413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2501996516">
                <text:p>0.372501996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76090598732">
                <text:p>0.576090598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9783857893">
                <text:p>0.679783857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4634449858">
                <text:p>0.344634449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3126488035">
                <text:p>0.623126488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2190923781">
                <text:p>0.7121909237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5521421363">
                <text:p>0.535521421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5213781566">
                <text:p>0.395213781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2295562198">
                <text:p>0.362295562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58580695686">
                <text:p>0.6585806956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3134900893">
                <text:p>0.3331349008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85485887823">
                <text:p>0.685485887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4235954371">
                <text:p>0.5242359543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343149018">
                <text:p>0.33343149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53070787992">
                <text:p>0.453070787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234213986">
                <text:p>0.282342139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5762887684">
                <text:p>0.495762887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83713915316">
                <text:p>0.583713915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3580816746">
                <text:p>0.4435808167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865981062">
                <text:p>0.638659810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9000988687">
                <text:p>0.3490009886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10055405635">
                <text:p>0.510055405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32549281703">
                <text:p>0.732549281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07608028117">
                <text:p>0.607608028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8049287764">
                <text:p>0.78049287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00794940638">
                <text:p>0.300794940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15662548015">
                <text:p>0.715662548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2141832351">
                <text:p>0.4221418323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7313454141">
                <text:p>0.597313454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3434998055">
                <text:p>0.4534349980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3182538134">
                <text:p>0.473182538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464170943">
                <text:p>0.38464170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845697217">
                <text:p>0.78456972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8690965357">
                <text:p>0.3886909653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3483834894">
                <text:p>0.473483834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6699665156">
                <text:p>0.66699665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4721885725">
                <text:p>0.674721885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5778754256">
                <text:p>0.3057787542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6631804029">
                <text:p>0.366631804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69212166625">
                <text:p>0.769212166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6054503617">
                <text:p>0.556054503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08013625795">
                <text:p>0.4080136257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8922295256">
                <text:p>0.4689222952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81159789346">
                <text:p>0.581159789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66096854911">
                <text:p>0.466096854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16718980786">
                <text:p>0.716718980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24555778821">
                <text:p>0.5245557788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80996862715">
                <text:p>0.4809968627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3309618298">
                <text:p>0.3233096182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4416774309">
                <text:p>0.424416774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6527084507">
                <text:p>0.765270845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30178808121">
                <text:p>0.7301788081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7215104032">
                <text:p>0.337215104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7236178295">
                <text:p>0.367236178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1689458957">
                <text:p>0.591689458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5252626517">
                <text:p>0.7352526265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98686486939">
                <text:p>0.498686486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0682657497">
                <text:p>0.4406826574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1878877377">
                <text:p>0.4218788773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8136238977">
                <text:p>0.568136238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0211827834">
                <text:p>0.620211827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47448102786">
                <text:p>0.347448102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2880860255">
                <text:p>0.392880860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81347977065">
                <text:p>0.4813479770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6187814385">
                <text:p>0.616187814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1397562577">
                <text:p>0.551397562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7190384563">
                <text:p>0.607190384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3018538918">
                <text:p>0.4530185389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1680471792">
                <text:p>0.6116804717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9745554724">
                <text:p>0.5997455547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22762344294">
                <text:p>0.622762344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26626583034">
                <text:p>0.4266265830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47957840882">
                <text:p>0.747957840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0750720061">
                <text:p>0.320750720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57522029353">
                <text:p>0.657522029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67237564823">
                <text:p>0.6672375648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32596652746">
                <text:p>0.7325966527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23880231918">
                <text:p>0.6238802319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8655354682">
                <text:p>0.758655354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70590813285">
                <text:p>0.3705908132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54475704793">
                <text:p>0.554475704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7069023166">
                <text:p>0.7470690231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8982369378">
                <text:p>0.7889823693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0348142597">
                <text:p>0.3703481425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6430800637">
                <text:p>0.3064308006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94138161742">
                <text:p>0.4941381617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9059652759">
                <text:p>0.4490596527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40964673522">
                <text:p>0.740964673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69440736289">
                <text:p>0.7694407362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57894234045">
                <text:p>0.5578942340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46141176352">
                <text:p>0.3461411763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549995814">
                <text:p>0.385499958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75623278288">
                <text:p>0.575623278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4184325052">
                <text:p>0.744184325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45191838302">
                <text:p>0.3451918383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50700889801">
                <text:p>0.3507008898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12806387689">
                <text:p>0.4128063876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4233056103">
                <text:p>0.7442330561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5880669098">
                <text:p>0.75880669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76664785131">
                <text:p>0.5766647851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4286358799">
                <text:p>0.6742863587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342143988">
                <text:p>0.453421439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0368648217">
                <text:p>0.503686482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77087525214">
                <text:p>0.6770875252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3202521152">
                <text:p>0.353202521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05299983044">
                <text:p>0.4052999830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38102171805">
                <text:p>0.338102171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27486183909">
                <text:p>0.7274861839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8815622742">
                <text:p>0.588156227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87231026812">
                <text:p>0.4872310268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7034815002">
                <text:p>0.497034815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7689547537">
                <text:p>0.7476895475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51994972132">
                <text:p>0.6519949721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0491198444">
                <text:p>0.6904911984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44183223767">
                <text:p>0.4441832237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4846393973">
                <text:p>0.464846393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41757569816">
                <text:p>0.7417575698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6399997007">
                <text:p>0.476399997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30066458065">
                <text:p>0.5300664580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69767416328">
                <text:p>0.4697674163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172926591">
                <text:p>0.4781729265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12406682876">
                <text:p>0.8124066828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48102688">
                <text:p>0.3718481026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62282476309">
                <text:p>0.3622824763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1385072218">
                <text:p>0.321385072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40145117007">
                <text:p>0.540145117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0428158683">
                <text:p>0.450428158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48825879178">
                <text:p>0.5488258791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81456121598">
                <text:p>0.681456121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6530331719">
                <text:p>0.3165303317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35512890582">
                <text:p>0.5355128905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39095041984">
                <text:p>0.5390950419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47926623465">
                <text:p>0.5479266234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072405606">
                <text:p>0.3730724056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19616879312">
                <text:p>0.7196168793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8010215198">
                <text:p>0.4980102151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77629494889">
                <text:p>0.577629494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5209371923">
                <text:p>0.375209371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0958367612">
                <text:p>0.8109583676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68033601499">
                <text:p>0.3680336014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481141197">
                <text:p>0.54811411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86157161878">
                <text:p>0.4861571618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1733172553">
                <text:p>0.711733172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11357482289">
                <text:p>0.3113574822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18424550267">
                <text:p>0.3184245502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28793083106">
                <text:p>0.6287930831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80938757089">
                <text:p>0.6809387570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23524648575">
                <text:p>0.6235246485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7082342337">
                <text:p>0.3770823423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1453825659">
                <text:p>0.6014538256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32639167534">
                <text:p>0.7326391675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32242923404">
                <text:p>0.5322429234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21317399377">
                <text:p>0.3213173993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52305484278">
                <text:p>0.552305484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4494895548">
                <text:p>0.504494895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7744071602">
                <text:p>0.777440716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5621445604">
                <text:p>0.385621445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9499807672">
                <text:p>0.3794998076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10527332006">
                <text:p>0.610527332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9207678108">
                <text:p>0.3992076781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73981738232">
                <text:p>0.473981738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9032843255">
                <text:p>0.790328432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85585000365">
                <text:p>0.6855850003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5786548108">
                <text:p>0.75786548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48698439325">
                <text:p>0.548698439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9140566876">
                <text:p>0.7191405668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60616907418">
                <text:p>0.7606169074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2795218419">
                <text:p>0.342795218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89728219818">
                <text:p>0.7897282198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0579841371">
                <text:p>0.3805798413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472552199">
                <text:p>0.46472552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6426312552">
                <text:p>0.7264263125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0928083772">
                <text:p>0.609280837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22422220523">
                <text:p>0.4224222205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66917844">
                <text:p>0.7669178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7672858064">
                <text:p>0.77672858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54490691466">
                <text:p>0.6544906914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02531626654">
                <text:p>0.602531626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29849671382">
                <text:p>0.6298496713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58123252773">
                <text:p>0.7581232527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12157524105">
                <text:p>0.7121575241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77329877751">
                <text:p>0.7773298777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6912189734">
                <text:p>0.569121897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92203114337">
                <text:p>0.3922031143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90736447012">
                <text:p>0.6907364470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5337106841">
                <text:p>0.535337106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36032481584">
                <text:p>0.536032481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81602237386">
                <text:p>0.7816022373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11127657302">
                <text:p>0.7111276573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3710085464">
                <text:p>0.363710085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1752236987">
                <text:p>0.3817522369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39838236078">
                <text:p>0.7398382360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46113994696">
                <text:p>0.446113994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23965033257">
                <text:p>0.7239650332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8312411352">
                <text:p>0.3883124113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5460152582">
                <text:p>0.3754601525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73114875292">
                <text:p>0.4731148752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50912194827">
                <text:p>0.5509121948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39709854859">
                <text:p>0.4397098548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80217643628">
                <text:p>0.7802176436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10975929478">
                <text:p>0.810975929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36353854251">
                <text:p>0.736353854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4698973673">
                <text:p>0.7846989736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22901339499">
                <text:p>0.5229013394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21310668504">
                <text:p>0.521310668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6884511494">
                <text:p>0.768845114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81935980064">
                <text:p>0.781935980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24587551155">
                <text:p>0.8245875511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00687595382">
                <text:p>0.6006875953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11050948327">
                <text:p>0.6110509483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27751630696">
                <text:p>0.4277516306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1973069561">
                <text:p>0.6819730695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17918399766">
                <text:p>0.4179183997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1294694115">
                <text:p>0.3712946941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9114787121">
                <text:p>0.389114787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6029998045">
                <text:p>0.526029998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9061899491">
                <text:p>0.7490618994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14801644361">
                <text:p>0.4148016443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656045202">
                <text:p>0.3376560452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9408023289">
                <text:p>0.494080232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6430275245">
                <text:p>0.5964302752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84629917002">
                <text:p>0.784629917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9405761169">
                <text:p>0.3694057611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09447252405">
                <text:p>0.4094472524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58377818199">
                <text:p>0.758377818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28231871228">
                <text:p>0.7282318712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11442936008">
                <text:p>0.5114429360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7110389829">
                <text:p>0.3371103898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6157518012">
                <text:p>0.7861575180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1205268242">
                <text:p>0.501205268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68952294114">
                <text:p>0.3689522941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31155080407">
                <text:p>0.3311550804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365343214">
                <text:p>0.583653432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1781159812">
                <text:p>0.4217811598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3249571028">
                <text:p>0.433249571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89975824341">
                <text:p>0.6899758243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15351635649">
                <text:p>0.6153516356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7720941432">
                <text:p>0.2977209414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22419428399">
                <text:p>0.6224194283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4130271245">
                <text:p>0.441302712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36401352837">
                <text:p>0.6364013528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93086497558">
                <text:p>0.6930864975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23930338809">
                <text:p>0.3239303388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93325860857">
                <text:p>0.5933258608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53327580251">
                <text:p>0.4533275802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142213736">
                <text:p>0.7281422137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89630441808">
                <text:p>0.5896304418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9782345573">
                <text:p>0.4097823455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50744794651">
                <text:p>0.7507447946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83898410349">
                <text:p>0.5838984103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0491092581">
                <text:p>0.50491092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23042714378">
                <text:p>0.4230427143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00460982919">
                <text:p>0.4004609829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52241536018">
                <text:p>0.4522415360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1806645164">
                <text:p>0.3818066451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2057677">
                <text:p>0.3620576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7107358172">
                <text:p>0.3071073581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46496497508">
                <text:p>0.6464964975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19932753394">
                <text:p>0.7199327533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14007684072">
                <text:p>0.714007684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32144891739">
                <text:p>0.3321448917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24774414392">
                <text:p>0.6247744143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61128741449">
                <text:p>0.4611287414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96900092802">
                <text:p>0.7969000928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76134224798">
                <text:p>0.476134224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0706483149">
                <text:p>0.5507064831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29575650682">
                <text:p>0.7295756506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9700511445">
                <text:p>0.4397005114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7133171882">
                <text:p>0.4371331718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87587828343">
                <text:p>0.7875878283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20618533226">
                <text:p>0.420618533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3183830408">
                <text:p>0.3931838304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48054104347">
                <text:p>0.548054104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25074650919">
                <text:p>0.7250746509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28531030237">
                <text:p>0.7285310302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16663168089">
                <text:p>0.7166631680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0599043871">
                <text:p>0.3905990438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00302763204">
                <text:p>0.400302763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1964734625">
                <text:p>0.719647346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22955256267">
                <text:p>0.7229552562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30963387867">
                <text:p>0.6309633878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95862276139">
                <text:p>0.4958622761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08066349392">
                <text:p>0.7080663493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257601995">
                <text:p>0.36257601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75564760109">
                <text:p>0.575564760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42120025859">
                <text:p>0.7421200258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7446399119">
                <text:p>0.337446399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67105225118">
                <text:p>0.5671052251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1736975913">
                <text:p>0.517369759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73718826579">
                <text:p>0.2737188265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46058303282">
                <text:p>0.6460583032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68552382249">
                <text:p>0.5685523822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261759403">
                <text:p>0.372617594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30786000962">
                <text:p>0.6307860009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18803956137">
                <text:p>0.7188039561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4105322992">
                <text:p>0.441053229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27985329306">
                <text:p>0.3279853293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45966438992">
                <text:p>0.4459664389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35615587672">
                <text:p>0.4356155876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5586167793">
                <text:p>0.555861677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4894900233">
                <text:p>0.5448949002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41163459022">
                <text:p>0.5411634590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92591631675">
                <text:p>0.5925916316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78391449366">
                <text:p>0.5783914493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93860667718">
                <text:p>0.7938606677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81112625586">
                <text:p>0.4811126255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9329249074">
                <text:p>0.4293292490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40818996626">
                <text:p>0.640818996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53258388203">
                <text:p>0.3532583882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50573568748">
                <text:p>0.5505735687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0970687885">
                <text:p>0.7609706878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04070814457">
                <text:p>0.6040708144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55898609764">
                <text:p>0.3558986097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9746693097">
                <text:p>0.4297466930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91599644705">
                <text:p>0.4915996447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00651800736">
                <text:p>0.400651800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39045561041">
                <text:p>0.3390455610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95180022336">
                <text:p>0.6951800223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47434284202">
                <text:p>0.447434284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70351152836">
                <text:p>0.7703511528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31228656028">
                <text:p>0.5312286560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79675231955">
                <text:p>0.7796752319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8266273418">
                <text:p>0.382662734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42491763168">
                <text:p>0.342491763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07011631041">
                <text:p>0.7070116310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48166774683">
                <text:p>0.3481667746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65144841677">
                <text:p>0.7651448416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92392126938">
                <text:p>0.7923921269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72590418824">
                <text:p>0.6725904188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50542839125">
                <text:p>0.750542839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75416243466">
                <text:p>0.4754162434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5876812764">
                <text:p>0.3958768127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44725374893">
                <text:p>0.7447253748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83590123679">
                <text:p>0.3835901236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22671184076">
                <text:p>0.8226711840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51676961974">
                <text:p>0.5516769619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77532239725">
                <text:p>0.4775322397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85298856295">
                <text:p>0.3852988562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38356991146">
                <text:p>0.4383569911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74265058831">
                <text:p>0.4742650588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19823297049">
                <text:p>0.4198232970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0196446681">
                <text:p>0.4601964466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08491316329">
                <text:p>0.5084913163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46077937951">
                <text:p>0.3460779379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95307300354">
                <text:p>0.5953073003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2197576712">
                <text:p>0.4421975767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47386506188">
                <text:p>0.5473865061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42694643881">
                <text:p>0.3426946438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1300049435">
                <text:p>0.3213000494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34841727355">
                <text:p>0.4348417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68838891544">
                <text:p>0.6688388915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95090800824">
                <text:p>0.7950908008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10386969052">
                <text:p>0.610386969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26216748484">
                <text:p>0.7262167484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89229846085">
                <text:p>0.4892298460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34635793286">
                <text:p>0.3346357932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01183722303">
                <text:p>0.8011837223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49436754413">
                <text:p>0.449436754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01830223219">
                <text:p>0.6018302232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70109664395">
                <text:p>0.6701096643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21399231178">
                <text:p>0.6213992311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60574242935">
                <text:p>0.7605742429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42591025684">
                <text:p>0.3425910256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25995852368">
                <text:p>0.425995852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32088424902">
                <text:p>0.3320884249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84524995797">
                <text:p>0.7845249957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61826611023">
                <text:p>0.3618266110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0576774892">
                <text:p>0.505767748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76709997928">
                <text:p>0.7767099979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52217947808">
                <text:p>0.5522179478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0581362228">
                <text:p>0.5105813622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50528040805">
                <text:p>0.7505280408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68392398625">
                <text:p>0.568392398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18379156764">
                <text:p>0.8183791567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85243199427">
                <text:p>0.5852431994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42725125861">
                <text:p>0.7427251258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18734715354">
                <text:p>0.3187347153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7045587165">
                <text:p>0.770455871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47472651832">
                <text:p>0.7474726518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40888543159">
                <text:p>0.7408885431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97651600943">
                <text:p>0.5976516009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92424651392">
                <text:p>0.4924246513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70362081757">
                <text:p>0.7703620817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05665490759">
                <text:p>0.8056654907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88550840834">
                <text:p>0.2885508408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69043250385">
                <text:p>0.7690432503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05971368555">
                <text:p>0.8059713685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45301736709">
                <text:p>0.5453017367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86707645002">
                <text:p>0.5867076450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39918313738">
                <text:p>0.5399183137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21026220172">
                <text:p>0.6210262201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28994511714">
                <text:p>0.328994511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63010830768">
                <text:p>0.5630108307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11985470723">
                <text:p>0.6119854707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48833624934">
                <text:p>0.8488336249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676220127">
                <text:p>0.35676220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69487644897">
                <text:p>0.3694876448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57023447852">
                <text:p>0.8570234478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24304228339">
                <text:p>0.4243042283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0673908884">
                <text:p>0.306739088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48912064219">
                <text:p>0.448912064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37732622771">
                <text:p>0.7377326227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20618723027">
                <text:p>0.4206187230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66328595357">
                <text:p>0.5663285953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618283682571">
                <text:p>0.6182836825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6304767727">
                <text:p>0.5163047677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34131355928">
                <text:p>0.4341313559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41884145242">
                <text:p>0.5418841452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3784976268">
                <text:p>0.7837849762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71695237268">
                <text:p>0.4716952372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02184320844">
                <text:p>0.6021843208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9252875193">
                <text:p>0.4192528751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86470498174">
                <text:p>0.5864704981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58299676629">
                <text:p>0.7582996766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24365575495">
                <text:p>0.4243655754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60812296435">
                <text:p>0.3608122964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55554169686">
                <text:p>0.6555541696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9694502394">
                <text:p>0.396945023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99265941198">
                <text:p>0.3992659411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08031283115">
                <text:p>0.4080312831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1761494918">
                <text:p>0.4117614949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12356860173">
                <text:p>0.7123568601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87913094776">
                <text:p>0.387913094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4122735738">
                <text:p>0.441227357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0871737368">
                <text:p>0.408717373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31201162396">
                <text:p>0.7312011623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602818755247">
                <text:p>0.6028187552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57106351609">
                <text:p>0.3571063516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08767237298">
                <text:p>0.7087672372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00007976421">
                <text:p>0.8000079764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72384360814">
                <text:p>0.6723843608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25080035515">
                <text:p>0.6250800355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1022990513">
                <text:p>0.4510229905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70133713348">
                <text:p>0.6701337133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6288333693">
                <text:p>0.6262883336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09577986198">
                <text:p>0.5095779861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36051430201">
                <text:p>0.3360514302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34075720698">
                <text:p>0.7340757206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6505802609">
                <text:p>0.5265058026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2517653852">
                <text:p>0.5625176538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08064066415">
                <text:p>0.5080640664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55424207317">
                <text:p>0.7554242073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06993417392">
                <text:p>0.3069934173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61751327178">
                <text:p>0.6617513271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21604863739">
                <text:p>0.7216048637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92341935131">
                <text:p>0.3923419351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6705742896">
                <text:p>0.767057428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98595305897">
                <text:p>0.4985953058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81678594268">
                <text:p>0.4816785942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82606580468">
                <text:p>0.5826065804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54790526584">
                <text:p>0.3547905265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5223756848">
                <text:p>0.352237568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66852671146">
                <text:p>0.7668526711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41699576322">
                <text:p>0.3416995763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6994214527">
                <text:p>0.5869942145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16468113913">
                <text:p>0.3164681139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96147845871">
                <text:p>0.4961478458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96923304117">
                <text:p>0.7969233041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83592509806">
                <text:p>0.7835925098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71079002494">
                <text:p>0.7710790024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94181942513">
                <text:p>0.7941819425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76144854117">
                <text:p>0.4761448541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1547677456">
                <text:p>0.515476774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7555537481">
                <text:p>0.475555374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05824883112">
                <text:p>0.705824883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80204488657">
                <text:p>0.3802044886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32048656256">
                <text:p>0.7320486562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31167517858">
                <text:p>0.3311675178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28640443506">
                <text:p>0.3286404435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36313446926">
                <text:p>0.7363134469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54780899">
                <text:p>0.589547808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75356117883">
                <text:p>0.5753561178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23250803742">
                <text:p>0.4232508037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71509315544">
                <text:p>0.3715093155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21113044486">
                <text:p>0.8211130444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17482710888">
                <text:p>0.7174827108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4429090517">
                <text:p>0.444290905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2762928139">
                <text:p>0.527629281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88635260181">
                <text:p>0.58863526018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02978641208">
                <text:p>0.8029786412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189728675">
                <text:p>0.61897286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30651340961">
                <text:p>0.5306513409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1177540624">
                <text:p>0.4211775406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38226323162">
                <text:p>0.4382263231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11521430692">
                <text:p>0.5115214306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96650389943">
                <text:p>0.2966503899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99844477635">
                <text:p>0.7998444776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03700489841">
                <text:p>0.4037004898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36065053279">
                <text:p>0.7360650532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12616400309">
                <text:p>0.8126164003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53941273751">
                <text:p>0.7539412737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43441612124">
                <text:p>0.5434416121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3083952355">
                <text:p>0.330839523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72624685977">
                <text:p>0.7726246859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16972201838">
                <text:p>0.5169722018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61915963542">
                <text:p>0.4619159635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00579383402">
                <text:p>0.5005793834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38309374123">
                <text:p>0.5383093741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86575107263">
                <text:p>0.7865751072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26590386151">
                <text:p>0.5265903861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08693940798">
                <text:p>0.7086939407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11242833984">
                <text:p>0.8112428339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66297777893">
                <text:p>0.6662977778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72631934255">
                <text:p>0.7726319342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30973272519">
                <text:p>0.3309732725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22136956721">
                <text:p>0.5221369567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2805053665">
                <text:p>0.32805053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52179506119">
                <text:p>0.6521795061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68585868857">
                <text:p>0.4685858688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4177066136">
                <text:p>0.3841770661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29902959245">
                <text:p>0.8299029592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90398718764">
                <text:p>0.4903987187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7988114294">
                <text:p>0.779881142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0141919563">
                <text:p>0.801419195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43455207934">
                <text:p>0.3434552079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89107288268">
                <text:p>0.4891072882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91243659987">
                <text:p>0.3912436599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02624849134">
                <text:p>0.6026248491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35782608458">
                <text:p>0.4357826084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78271933306">
                <text:p>0.6782719333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03276795476">
                <text:p>0.6032767954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93420659313">
                <text:p>0.69342065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82953427703">
                <text:p>0.6829534277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14483744024">
                <text:p>0.714483744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075105328">
                <text:p>0.640751053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39848833226">
                <text:p>0.7398488332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62743565083">
                <text:p>0.7627435650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39355360068">
                <text:p>0.7393553600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538372941584">
                <text:p>0.5383729415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13047958797">
                <text:p>0.3130479587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467212216">
                <text:p>0.624672122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85588670613">
                <text:p>0.6855886706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8360359916">
                <text:p>0.483603599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92498857136">
                <text:p>0.6924988571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43809828253">
                <text:p>0.8438098282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23292158544">
                <text:p>0.3232921585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14060908657">
                <text:p>0.4140609086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03573362552">
                <text:p>0.8035733625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31544573711">
                <text:p>0.5315445737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6626039963">
                <text:p>0.56626039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34145853272">
                <text:p>0.3341458532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25909502212">
                <text:p>0.3259095022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26611504145">
                <text:p>0.8266115041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589482064974">
                <text:p>0.58948206497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521892837695">
                <text:p>0.5218928376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76965547523">
                <text:p>0.7769655475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84335074988">
                <text:p>0.4843350749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87529124663">
                <text:p>0.3875291246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89895456801">
                <text:p>0.7898954568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84530809637">
                <text:p>0.3845308096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41879347376">
                <text:p>0.4418793473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2688086824">
                <text:p>0.6326880868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52428972807">
                <text:p>0.7524289728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14391792548">
                <text:p>0.3143917925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79509948739">
                <text:p>0.7795099487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37020822115">
                <text:p>0.3370208221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52252350208">
                <text:p>0.7522523502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48286401668">
                <text:p>0.6482864016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47409584214">
                <text:p>0.3474095842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87640422758">
                <text:p>0.5876404227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49200129593">
                <text:p>0.8492001295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58273692934">
                <text:p>0.7582736929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08905565541">
                <text:p>0.4089055655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95052059858">
                <text:p>0.49505205985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4563126144">
                <text:p>0.545631261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80613340018">
                <text:p>0.7806133400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10170053707">
                <text:p>0.4101700537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70597946327">
                <text:p>0.6705979463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72690769472">
                <text:p>0.3726907694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571264455034">
                <text:p>0.5712644550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19668651184">
                <text:p>0.4196686511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23063163474">
                <text:p>0.8230631634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79115915553">
                <text:p>0.7791159155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17224288943">
                <text:p>0.4172242889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88061213438">
                <text:p>0.4880612134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52842120899">
                <text:p>0.6528421208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60116879323">
                <text:p>0.7601168793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76340623202">
                <text:p>0.763406232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21922234741">
                <text:p>0.3219222347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0476481506">
                <text:p>0.504764815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52651227547">
                <text:p>0.6526512275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87540638995">
                <text:p>0.6875406389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1947377887">
                <text:p>0.319473778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536724882223">
                <text:p>0.5367248822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49263112285">
                <text:p>0.4492631122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29643121353">
                <text:p>0.7296431213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38610146283">
                <text:p>0.7386101462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525517589372">
                <text:p>0.5255175893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39692379272">
                <text:p>0.7396923792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46748318383">
                <text:p>0.4467483183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0932002766">
                <text:p>0.7009320027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96208546654">
                <text:p>0.7962085466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583651164859">
                <text:p>0.5836511648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89759742565">
                <text:p>0.6897597425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0319311407">
                <text:p>0.403193114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50406505222">
                <text:p>0.4504065052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35315491081">
                <text:p>0.7353154910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20797848593">
                <text:p>0.3207978485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4463517095">
                <text:p>0.544635170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9909590091">
                <text:p>0.699095900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44072722471">
                <text:p>0.3440727224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93406891995">
                <text:p>0.7934068919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25048992028">
                <text:p>0.4250489920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84183472473">
                <text:p>0.6841834724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44368822571">
                <text:p>0.7443688225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48120152034">
                <text:p>0.7481201520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38506649062">
                <text:p>0.7385066490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2862926132">
                <text:p>0.328629261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68369070968">
                <text:p>0.6683690709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508331925731">
                <text:p>0.5083319257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527184324155">
                <text:p>0.5271843241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9602805083">
                <text:p>0.396028050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67990433355">
                <text:p>0.367990433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39629132045">
                <text:p>0.3396291320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75501373366">
                <text:p>0.5755013733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34355131106">
                <text:p>0.3343551311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89820631095">
                <text:p>0.4898206310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512241375439">
                <text:p>0.5122413754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77204684384">
                <text:p>0.6772046843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561862634047">
                <text:p>0.5618626340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01220781175">
                <text:p>0.8012207811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8330553363">
                <text:p>0.48330553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530583665691">
                <text:p>0.5305836656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77489053775">
                <text:p>0.4774890537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21531462571">
                <text:p>0.8215314625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7036183651">
                <text:p>0.470361836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74844215943">
                <text:p>0.6748442159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7533030452">
                <text:p>0.4475330304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38550838332">
                <text:p>0.4385508383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15580371574">
                <text:p>0.4155803715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22551185847">
                <text:p>0.4225511858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8802992959">
                <text:p>0.588029929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11319401349">
                <text:p>0.3113194013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47198757341">
                <text:p>0.7471987573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08939328957">
                <text:p>0.6089393289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30794389888">
                <text:p>0.6307943898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24688657728">
                <text:p>0.5246886577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20984697329">
                <text:p>0.4209846973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92039345787">
                <text:p>0.3920393457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1385954666">
                <text:p>0.7513859546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97733446788">
                <text:p>0.4977334467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63859343889">
                <text:p>0.663859343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00730071855">
                <text:p>0.6007300718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34306239128">
                <text:p>0.6343062391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36146671411">
                <text:p>0.3361466714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51602784499">
                <text:p>0.7516027844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18197810632">
                <text:p>0.3181978106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14279671671">
                <text:p>0.7142796716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32062191922">
                <text:p>0.8320621919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67362236007">
                <text:p>0.6673622360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0426291644">
                <text:p>0.404262916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33626809825">
                <text:p>0.4336268098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439623566">
                <text:p>0.44396235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579649986566">
                <text:p>0.5796499865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542942662932">
                <text:p>0.5429426629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06032294697">
                <text:p>0.4060322946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9931989251">
                <text:p>0.7299319892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42582055903">
                <text:p>0.3425820559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2396020734">
                <text:p>0.423960207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502900992169">
                <text:p>0.5029009921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02919052657">
                <text:p>0.8029190526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54142056829">
                <text:p>0.7541420568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51694425736">
                <text:p>0.7516944257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88799661095">
                <text:p>0.4887996610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00219924105">
                <text:p>0.8002199241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8447531881">
                <text:p>0.3184475318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8492162703">
                <text:p>0.384921627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58489257041">
                <text:p>0.4584892570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86255181337">
                <text:p>0.6862551813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64201003335">
                <text:p>0.3642010033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34578470025">
                <text:p>0.4345784700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87795862538">
                <text:p>0.78779586253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64280771873">
                <text:p>0.3642807718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35045471125">
                <text:p>0.7350454711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89269994216">
                <text:p>0.7892699942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31137037407">
                <text:p>0.8311370374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67270435801">
                <text:p>0.672704358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21819892155">
                <text:p>0.5218198921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88319471465">
                <text:p>0.5883194714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02526852894">
                <text:p>0.4025268528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26364484987">
                <text:p>0.8263644849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75014133494">
                <text:p>0.7750141334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82563921255">
                <text:p>0.482563921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697690533292">
                <text:p>0.6976905332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235834682">
                <text:p>0.82358346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49603770195">
                <text:p>0.7496037701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07888537687">
                <text:p>0.6078885376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58125378148">
                <text:p>0.7581253781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80551379882">
                <text:p>0.7805513798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70714616118">
                <text:p>0.4707146161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20937236393">
                <text:p>0.4209372363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676727999842">
                <text:p>0.6767279998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936689091">
                <text:p>0.49366890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551151263662">
                <text:p>0.5511512636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76636449902">
                <text:p>0.4766364499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09347049356">
                <text:p>0.5093470493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00097725786">
                <text:p>0.6000977257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644095194315">
                <text:p>0.6440951943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7304916367">
                <text:p>0.5573049163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24535214566">
                <text:p>0.8245352145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67733435336">
                <text:p>0.6677334353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56706167393">
                <text:p>0.5567061673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40999681686">
                <text:p>0.5409996816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52315140282">
                <text:p>0.4523151402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03539462937">
                <text:p>0.8035394629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40514903885">
                <text:p>0.3405149038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22165122863">
                <text:p>0.42216512286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50006764333">
                <text:p>0.450006764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92482765206">
                <text:p>0.7924827652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64119249431">
                <text:p>0.641192494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48335776853">
                <text:p>0.3483357768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28164217975">
                <text:p>0.5281642179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02015001123">
                <text:p>0.8020150011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02437707286">
                <text:p>0.8024377072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83129157363">
                <text:p>0.3831291573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8284210534">
                <text:p>0.782842105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36732892593">
                <text:p>0.5367328925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2705011223">
                <text:p>0.32705011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03506124381">
                <text:p>0.4035061243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52736252533">
                <text:p>0.7527362525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02102672455">
                <text:p>0.8021026724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04954427599">
                <text:p>0.3049544275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2252813451">
                <text:p>0.7822528134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679449453112">
                <text:p>0.6794494531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66790371668">
                <text:p>0.7667903716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27322542389">
                <text:p>0.7273225423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93408457024">
                <text:p>0.3934084570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64863534423">
                <text:p>0.3648635344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15923439304">
                <text:p>0.3159234393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15524972878">
                <text:p>0.41552497287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670876377158">
                <text:p>0.6708763771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81865116246">
                <text:p>0.5818651162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86683822531">
                <text:p>0.6866838225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74866069909">
                <text:p>0.77486606990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24315377846">
                <text:p>0.7243153778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50957648834">
                <text:p>0.6509576488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623550139011">
                <text:p>0.623550139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48022002298">
                <text:p>0.4480220022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639518575011">
                <text:p>0.6395185750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26116321641">
                <text:p>0.7261163216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20180404767">
                <text:p>0.3201804047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567720254633">
                <text:p>0.5677202546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75347042663">
                <text:p>0.7753470426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97933642185">
                <text:p>0.6979336421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70191287327">
                <text:p>0.7701912873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2898460573">
                <text:p>0.34289846057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84445190195">
                <text:p>0.3844451901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38411450553">
                <text:p>0.33841145055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9211872276">
                <text:p>0.692118722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00298474742">
                <text:p>0.7002984747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31093322784">
                <text:p>0.8310933227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698628324615">
                <text:p>0.6986283246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71406383534">
                <text:p>0.7714063835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60359756762">
                <text:p>0.360359756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26754220429">
                <text:p>0.8267542204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25962093517">
                <text:p>0.7259620935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65009999736">
                <text:p>0.7650099997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53888159649">
                <text:p>0.4538881596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17956166187">
                <text:p>0.3179561661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568924079161">
                <text:p>0.568924079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52223156593">
                <text:p>0.5522231565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14304601366">
                <text:p>0.5143046013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9727800046">
                <text:p>0.497278000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20736841065">
                <text:p>0.5207368410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75658382301">
                <text:p>0.3756583823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31691497372">
                <text:p>0.4316914973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88792716947">
                <text:p>0.3887927169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45113409371">
                <text:p>0.3451134093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16778413924">
                <text:p>0.6167784139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78127535436">
                <text:p>0.781275354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38790403538">
                <text:p>0.7387904035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571745169096">
                <text:p>0.5717451690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508581742306">
                <text:p>0.5085817423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748203482972">
                <text:p>0.7482034829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22735463077">
                <text:p>0.3227354630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68738564803">
                <text:p>0.6687385648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87185844806">
                <text:p>0.7871858448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766889822429">
                <text:p>0.7668898224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4128303212">
                <text:p>0.341283032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30965471543">
                <text:p>0.4309654715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454861040322">
                <text:p>0.4548610403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19139884823">
                <text:p>0.7191398848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657965197609">
                <text:p>0.6579651976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43445032588">
                <text:p>0.7434450325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55591213039">
                <text:p>0.4555912130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735619099122">
                <text:p>0.7356190991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48450121852">
                <text:p>0.4484501218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97387555042">
                <text:p>0.4973875550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04752050551">
                <text:p>0.4047520505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90556652986">
                <text:p>0.6905566529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5788938898">
                <text:p>0.457889388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86342638533">
                <text:p>0.7863426385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95878508544">
                <text:p>0.3958785085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9814035765">
                <text:p>0.498140357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20151867344">
                <text:p>0.7201518673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34373533065">
                <text:p>0.7343735330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49151264847">
                <text:p>0.8491512648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24192068728">
                <text:p>0.72419206872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554273398683">
                <text:p>0.5542733986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69792779308">
                <text:p>0.7697927793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60765556534">
                <text:p>0.7607655565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91421497608">
                <text:p>0.7914214976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681000346997">
                <text:p>0.68100034699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695751522794">
                <text:p>0.6957515227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43191272496">
                <text:p>0.3431912724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33659568435">
                <text:p>0.3336595684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68704892486">
                <text:p>0.7687048924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36838472823">
                <text:p>0.7368384728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48177425312">
                <text:p>0.5481774253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0425789963">
                <text:p>0.8304257899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63673710688">
                <text:p>0.4636737106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09821093262">
                <text:p>0.3098210932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86075937907">
                <text:p>0.3860759379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646841531">
                <text:p>0.6468415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20111017288">
                <text:p>0.4201110172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23407696479">
                <text:p>0.52340769647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14834707965">
                <text:p>0.7148347079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519477179993">
                <text:p>0.5194771799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688757194467">
                <text:p>0.6887571944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667048728131">
                <text:p>0.6670487281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603376222607">
                <text:p>0.6033762226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545002825036">
                <text:p>0.5450028250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64791686956">
                <text:p>0.647916869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04939745605">
                <text:p>0.8049397456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73058190345">
                <text:p>0.4730581903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32352907207">
                <text:p>0.7323529072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84266888927">
                <text:p>0.7842668889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389461456">
                <text:p>0.43894614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76474587285">
                <text:p>0.4764745872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6615179597">
                <text:p>0.666151795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98878815838">
                <text:p>0.6988788158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60487778811">
                <text:p>0.3604877788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95072226397">
                <text:p>0.4950722263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55595310236">
                <text:p>0.7555953102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72272969602">
                <text:p>0.7722729696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15818906088">
                <text:p>0.4158189060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42133526993">
                <text:p>0.3421335269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02171333599">
                <text:p>0.4021713335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20596645071">
                <text:p>0.5205966450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28444058812">
                <text:p>0.5284440588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9078735858">
                <text:p>0.8790787358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584007718259">
                <text:p>0.5840077182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68918409648">
                <text:p>0.4689184096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708775940286">
                <text:p>0.7087759402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617396059824">
                <text:p>0.6173960598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16336756826">
                <text:p>0.8163367568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5094411525">
                <text:p>0.550944115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752977810888">
                <text:p>0.7529778108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90616012564">
                <text:p>0.3906160125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6204470234">
                <text:p>0.862044702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09095089758">
                <text:p>0.7090950897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71229942636">
                <text:p>0.7712299426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68456061813">
                <text:p>0.684560618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13084572608">
                <text:p>0.8130845726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02001483302">
                <text:p>0.4020014833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92888961394">
                <text:p>0.6928889613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575029665243">
                <text:p>0.5750296652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16793326269">
                <text:p>0.7167933262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57806973416">
                <text:p>0.7578069734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18591675286">
                <text:p>0.5185916752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33820424445">
                <text:p>0.8338204244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10884545458">
                <text:p>0.3108845454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731636290174">
                <text:p>0.7316362901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609719597555">
                <text:p>0.6097195975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9168371996">
                <text:p>0.491683719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21393570542">
                <text:p>0.8213935705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09092069077">
                <text:p>0.70909206907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54357722915">
                <text:p>0.3543577229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3009986492">
                <text:p>0.3830099864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65376156556">
                <text:p>0.7653761565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17899924461">
                <text:p>0.4178999244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17153227135">
                <text:p>0.4171532271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57684932096">
                <text:p>0.5576849320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1231773155">
                <text:p>0.812317731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514521101688">
                <text:p>0.5145211016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25414229048">
                <text:p>0.6254142290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588945392668">
                <text:p>0.5889453926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58624648785">
                <text:p>0.4586246487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22701706222">
                <text:p>0.4227017062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90919617946">
                <text:p>0.7909196179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80689466744">
                <text:p>0.7806894667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75712700428">
                <text:p>0.7757127004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62489794444">
                <text:p>0.3624897944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15449717458">
                <text:p>0.4154497174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21856387559">
                <text:p>0.72185638755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563052049057">
                <text:p>0.5630520490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71096780618">
                <text:p>0.37109678061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20019967907">
                <text:p>0.42001996790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782767790463">
                <text:p>0.7827677904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742246825996">
                <text:p>0.7422468259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93453912398">
                <text:p>0.2934539123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81590936629">
                <text:p>0.78159093662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95231740621">
                <text:p>0.59523174062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57809105948">
                <text:p>0.578091059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28107776488">
                <text:p>0.8281077764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750125430002">
                <text:p>0.75012543000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18208763139">
                <text:p>0.31820876313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47301528507">
                <text:p>0.4473015285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97068506334">
                <text:p>0.69706850633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84959840683">
                <text:p>0.3849598406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740573635078">
                <text:p>0.7405736350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768489196754">
                <text:p>0.76848919675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64875848139">
                <text:p>0.648758481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17897015877">
                <text:p>0.4178970158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778994810268">
                <text:p>0.7789948102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91468983649">
                <text:p>0.4914689836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687905909148">
                <text:p>0.6879059091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816756881792">
                <text:p>0.8167568817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734422918127">
                <text:p>0.73442291812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374418386231">
                <text:p>0.37441838623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10976994964">
                <text:p>0.8109769949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43192791963">
                <text:p>0.4431927919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41032910323">
                <text:p>0.3410329103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99629515913">
                <text:p>0.7996295159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14389768462">
                <text:p>0.314389768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534984086319">
                <text:p>0.5349840863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685171218512">
                <text:p>0.68517121851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375977235577">
                <text:p>0.37597723557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93686706924">
                <text:p>0.4936867069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4382471107">
                <text:p>0.343824711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49178572887">
                <text:p>0.44917857288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24954321664">
                <text:p>0.7249543216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56166136857">
                <text:p>0.35616613685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842462060385">
                <text:p>0.8424620603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72787404917">
                <text:p>0.7278740491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316173743423">
                <text:p>0.31617374342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9445713841">
                <text:p>0.4944571384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0717720962">
                <text:p>0.707177209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43881403138">
                <text:p>0.3438814031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95107858846">
                <text:p>0.6951078588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743846211586">
                <text:p>0.74384621158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807605012318">
                <text:p>0.8076050123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394534749">
                <text:p>0.33945347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789366626767">
                <text:p>0.7893666267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71821540876">
                <text:p>0.7182154087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19993431607">
                <text:p>0.41999343160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55492181779">
                <text:p>0.5549218177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728054559988">
                <text:p>0.7280545599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548744354494">
                <text:p>0.54874435449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643779911672">
                <text:p>0.6437799116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802660606731">
                <text:p>0.8026606067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564461223402">
                <text:p>0.5644612234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92156959575">
                <text:p>0.3921569595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629954505528">
                <text:p>0.6299545055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621322423965">
                <text:p>0.6213224239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98308636237">
                <text:p>0.4983086362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45971935777">
                <text:p>0.3459719357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720873049409">
                <text:p>0.7208730494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670823371742">
                <text:p>0.6708233717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551254733791">
                <text:p>0.5512547337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791184342707">
                <text:p>0.7911843427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552778182112">
                <text:p>0.5527781821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750187564361">
                <text:p>0.7501875643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619521862728">
                <text:p>0.61952186272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762406201918">
                <text:p>0.7624062019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33515535528">
                <text:p>0.4335155355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578978811517">
                <text:p>0.5789788115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55173297157">
                <text:p>0.551732971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30484029163">
                <text:p>0.5304840291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766562872862">
                <text:p>0.76656287286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503867614451">
                <text:p>0.5038676144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49811177486">
                <text:p>0.3498111774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569889823672">
                <text:p>0.5698898236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575751152128">
                <text:p>0.5757511521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583066331869">
                <text:p>0.5830663318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16655791115">
                <text:p>0.8166557911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773903413794">
                <text:p>0.77390341379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788362039509">
                <text:p>0.7883620395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556304387856">
                <text:p>0.55630438785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727431385579">
                <text:p>0.72743138557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757695644732">
                <text:p>0.7576956447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765050616173">
                <text:p>0.76505061617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29632257793">
                <text:p>0.7296322577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603835183414">
                <text:p>0.6038351834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66760453734">
                <text:p>0.7667604537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637717780802">
                <text:p>0.6377177808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762193576293">
                <text:p>0.76219357629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27378118919">
                <text:p>0.5273781189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97372343178">
                <text:p>0.39737234317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04921370003">
                <text:p>0.50492137000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22989140968">
                <text:p>0.32298914096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801034253129">
                <text:p>0.80103425312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44550604579">
                <text:p>0.34455060457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94625997842">
                <text:p>0.59462599784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380093184625">
                <text:p>0.38009318462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71537905003">
                <text:p>0.4715379050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742767678265">
                <text:p>0.74276767826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404102431828">
                <text:p>0.40410243182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23665719491">
                <text:p>0.4236657194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6315150702">
                <text:p>0.5631515070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00217659643">
                <text:p>0.5002176596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42838191942">
                <text:p>0.84283819194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21459620843">
                <text:p>0.4214596208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34397572887">
                <text:p>0.43439757288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74424466454">
                <text:p>0.4744244664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50816918243">
                <text:p>0.5508169182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55948656593">
                <text:p>0.45594865659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81251288186">
                <text:p>0.5812512881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326304663053">
                <text:p>0.32630466305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379059031971">
                <text:p>0.37905903197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48222232608">
                <text:p>0.5482222326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6238936238">
                <text:p>0.623893623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467964886367">
                <text:p>0.4679648863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752170975275">
                <text:p>0.7521709752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84602605612">
                <text:p>0.4846026056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60456552811">
                <text:p>0.604565528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492698799008">
                <text:p>0.4926987990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07947989148">
                <text:p>0.80794798914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3993236152">
                <text:p>0.4739932361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72413867912">
                <text:p>0.4724138679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757162564701">
                <text:p>0.75716256470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553312288118">
                <text:p>0.5533122881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82076772762">
                <text:p>0.28207677276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98840683541">
                <text:p>0.2988406835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360944338672">
                <text:p>0.3609443386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45300015745">
                <text:p>0.74530001574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492652287769">
                <text:p>0.4926522877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625799318965">
                <text:p>0.6257993189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86040904377">
                <text:p>0.5860409043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28133643877">
                <text:p>0.82813364387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16001758364">
                <text:p>0.61600175836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11108043092">
                <text:p>0.81110804309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786139454788">
                <text:p>0.7861394547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92401011619">
                <text:p>0.3924010116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08120750353">
                <text:p>0.3081207503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66806189935">
                <text:p>0.56680618993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792075895393">
                <text:p>0.7920758953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96030987816">
                <text:p>0.2960309878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90688017938">
                <text:p>0.59068801793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449782754985">
                <text:p>0.44978275498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63604202682">
                <text:p>0.36360420268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54742845963">
                <text:p>0.4547428459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20662196269">
                <text:p>0.5206621962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17860179431">
                <text:p>0.3178601794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41090146966">
                <text:p>0.44109014696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13935444642">
                <text:p>0.4139354446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801281971183">
                <text:p>0.80128197118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67055831183">
                <text:p>0.36705583118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17258432936">
                <text:p>0.4172584329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717444517283">
                <text:p>0.71744451728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46040717073">
                <text:p>0.3460407170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35463465718">
                <text:p>0.4354634657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836813370589">
                <text:p>0.83681337058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466913276588">
                <text:p>0.46691327658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18022593156">
                <text:p>0.7180225931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88314621371">
                <text:p>0.38831462137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630126816815">
                <text:p>0.63012681681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35520313348">
                <text:p>0.5355203133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553582355902">
                <text:p>0.55358235590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31191887401">
                <text:p>0.3119188740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77009776995">
                <text:p>0.3770097769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85446057737">
                <text:p>0.38544605773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792180268181">
                <text:p>0.7921802681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21093953335">
                <text:p>0.52109395333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626464248986">
                <text:p>0.62646424898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65261131467">
                <text:p>0.5652611314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1611029761">
                <text:p>0.4161102976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14876378023">
                <text:p>0.61487637802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42943609582">
                <text:p>0.34294360958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790397578802">
                <text:p>0.7903975788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731441641959">
                <text:p>0.7314416419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24903505544">
                <text:p>0.52490350554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757441207794">
                <text:p>0.75744120779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601342418174">
                <text:p>0.60134241817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39022166395">
                <text:p>0.5390221663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66257907058">
                <text:p>0.56625790705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1914531995">
                <text:p>0.519145319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16970393154">
                <text:p>0.41697039315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336464668825">
                <text:p>0.3364646688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346118033234">
                <text:p>0.3461180332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48407075614">
                <text:p>0.4484070756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792910152996">
                <text:p>0.79291015299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738347151073">
                <text:p>0.73834715107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699486900613">
                <text:p>0.69948690061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33475227417">
                <text:p>0.4334752274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46672667035">
                <text:p>0.44667266703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35394521166">
                <text:p>0.43539452116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05448657698">
                <text:p>0.7054486576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96607261767">
                <text:p>0.3966072617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659182329698">
                <text:p>0.6591823296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770174128569">
                <text:p>0.770174128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 chart:error-upper-indicator="true" chart:error-lower-indicator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05cm" chart:symbol-height="0.05cm" chart:error-upper-indicator="true" chart:error-lower-indicator="true">
        <chart:symbol-image/>
      </style:chart-properties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5.801cm" svg:height="9.342cm" chart:class="chart:scatter" chart:style-name="ch1">
        <chart:title svg:x="16.325cm" svg:y="0.187cm" chart:style-name="ch2">
          <text:p>Percent Correct</text:p>
        </chart:title>
        <chart:plot-area chart:style-name="ch3" table:cell-range-address="Sheet1.C1:Sheet1.C1201" chart:data-source-has-labels="row" svg:x="1.231cm" svg:y="0.876cm" svg:width="33.854cm" svg:height="8.295cm">
          <chart:axis chart:dimension="x" chart:name="primary-x" chart:style-name="ch4">
            <chart:title svg:x="17.743cm" svg:y="8.785cm" chart:style-name="ch5">
              <text:p>itterations</text:p>
            </chart:title>
          </chart:axis>
          <chart:axis chart:dimension="y" chart:name="primary-y" chart:style-name="ch4">
            <chart:title svg:x="0.717cm" svg:y="5.28cm" chart:style-name="ch6">
              <text:p>percent</text:p>
            </chart:title>
            <chart:grid chart:style-name="ch7" chart:class="major"/>
          </chart:axis>
          <chart:series chart:style-name="ch8" chart:values-cell-range-address="Sheet1.C2:Sheet1.C1201" chart:label-cell-address="Sheet1.C1:Sheet1.C1" chart:class="chart:scatte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pct_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">
                <text:p text:id="Sheet1.C2:Sheet1.C1201">0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